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4.1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29" style:family="table-column">
      <style:table-column-properties fo:break-before="auto" style:column-width="162.98mm"/>
    </style:style>
    <style:style style:name="co30" style:family="table-column">
      <style:table-column-properties fo:break-before="auto" style:column-width="33.25mm"/>
    </style:style>
    <style:style style:name="co31" style:family="table-column">
      <style:table-column-properties fo:break-before="auto" style:column-width="22.12mm"/>
    </style:style>
    <style:style style:name="co32" style:family="table-column">
      <style:table-column-properties fo:break-before="auto" style:column-width="28.43mm"/>
    </style:style>
    <style:style style:name="co33" style:family="table-column">
      <style:table-column-properties fo:break-before="auto" style:column-width="30.53mm"/>
    </style:style>
    <style:style style:name="co34" style:family="table-column">
      <style:table-column-properties fo:break-before="auto" style:column-width="38.35mm"/>
    </style:style>
    <style:style style:name="co35" style:family="table-column">
      <style:table-column-properties fo:break-before="auto" style:column-width="40.46mm"/>
    </style:style>
    <style:style style:name="co36" style:family="table-column">
      <style:table-column-properties fo:break-before="auto" style:column-width="17.36mm"/>
    </style:style>
    <style:style style:name="co37" style:family="table-column">
      <style:table-column-properties fo:break-before="auto" style:column-width="129.12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6.41mm"/>
    </style:style>
    <style:style style:name="co40" style:family="table-column">
      <style:table-column-properties fo:break-before="auto" style:column-width="35.77mm"/>
    </style:style>
    <style:style style:name="co41" style:family="table-column">
      <style:table-column-properties fo:break-before="auto" style:column-width="139.59mm"/>
    </style:style>
    <style:style style:name="co42" style:family="table-column">
      <style:table-column-properties fo:break-before="auto" style:column-width="22.58mm"/>
    </style:style>
    <style:style style:name="co43" style:family="table-column">
      <style:table-column-properties fo:break-before="auto" style:column-width="33.37mm"/>
    </style:style>
    <style:style style:name="co44" style:family="table-column">
      <style:table-column-properties fo:break-before="auto" style:column-width="35.38mm"/>
    </style:style>
    <style:style style:name="co45" style:family="table-column">
      <style:table-column-properties fo:break-before="auto" style:column-width="55.09mm"/>
    </style:style>
    <style:style style:name="co46" style:family="table-column">
      <style:table-column-properties fo:break-before="auto" style:column-width="57.1mm"/>
    </style:style>
    <style:style style:name="co47" style:family="table-column">
      <style:table-column-properties fo:break-before="auto" style:column-width="39.39mm"/>
    </style:style>
    <style:style style:name="co48" style:family="table-column">
      <style:table-column-properties fo:break-before="auto" style:column-width="41.4mm"/>
    </style:style>
    <style:style style:name="co49" style:family="table-column">
      <style:table-column-properties fo:break-before="auto" style:column-width="145.63mm"/>
    </style:style>
    <style:style style:name="co50" style:family="table-column">
      <style:table-column-properties fo:break-before="auto" style:column-width="31.75mm"/>
    </style:style>
    <style:style style:name="co51" style:family="table-column">
      <style:table-column-properties fo:break-before="auto" style:column-width="24.55mm"/>
    </style:style>
    <style:style style:name="co52" style:family="table-column">
      <style:table-column-properties fo:break-before="auto" style:column-width="35.56mm"/>
    </style:style>
    <style:style style:name="co53" style:family="table-column">
      <style:table-column-properties fo:break-before="auto" style:column-width="38.95mm"/>
    </style:style>
    <style:style style:name="co54" style:family="table-column">
      <style:table-column-properties fo:break-before="auto" style:column-width="29.42mm"/>
    </style:style>
    <style:style style:name="co55" style:family="table-column">
      <style:table-column-properties fo:break-before="auto" style:column-width="40.43mm"/>
    </style:style>
    <style:style style:name="co56" style:family="table-column">
      <style:table-column-properties fo:break-before="auto" style:column-width="42.76mm"/>
    </style:style>
    <style:style style:name="co57" style:family="table-column">
      <style:table-column-properties fo:break-before="auto" style:column-width="28.79mm"/>
    </style:style>
    <style:style style:name="co58" style:family="table-column">
      <style:table-column-properties fo:break-before="auto" style:column-width="31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11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2" style:family="table-cell" style:parent-style-name="Default" style:data-style-name="N0">
      <style:text-properties fo:color="#800000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25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Arial" fo:font-size="11pt" style:font-name-asian="Arial" style:font-size-asian="11pt" style:font-name-complex="Arial" style:font-size-complex="11pt"/>
    </style:style>
    <style:style style:name="ce28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1pt" style:font-name-asian="Arial" style:font-size-asian="11pt" style:font-name-complex="Arial" style:font-size-complex="11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1pt" style:font-name-asian="Arial" style:font-size-asian="11pt" style:font-name-complex="Arial" style:font-size-complex="11pt"/>
    </style:style>
    <style:style style:name="ce30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1pt" style:font-name-asian="Arial" style:font-size-asian="11pt" style:font-name-complex="Arial" style:font-size-complex="11pt"/>
    </style:style>
    <style:style style:name="ce31" style:family="table-cell" style:parent-style-name="Normal_20_2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32" style:family="table-cell" style:parent-style-name="Normal_20_2" style:data-style-name="N121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33" style:family="table-cell" style:parent-style-name="Normal_20_2" style:data-style-name="N0">
      <style:table-cell-properties fo:background-color="transparent" style:vertical-align="middle"/>
      <style:text-properties fo:color="#000000" style:font-name="Arial" fo:font-size="11pt" style:font-name-asian="Arial" style:font-size-asian="11pt" style:font-name-complex="Arial" style:font-size-complex="11pt"/>
    </style:style>
    <style:style style:name="ce34" style:family="table-cell" style:parent-style-name="Default" style:data-style-name="N123"/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0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2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6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47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48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_3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9"/>
        <table:table-column table:style-name="co8" table:default-cell-style-name="ce2"/>
        <table:table-column table:style-name="co11" table:number-columns-repeated="2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glucose rel flux</text:p>
          </table:table-cell>
          <table:table-cell table:style-name="ce4" office:value-type="string" calcext:value-type="string">
            <text:p>glucose exp flux</text:p>
          </table:table-cell>
          <table:table-cell table:style-name="ce4" office:value-type="string" calcext:value-type="string">
            <text:p>mannose rel flux</text:p>
          </table:table-cell>
          <table:table-cell table:style-name="ce4" office:value-type="string" calcext:value-type="string">
            <text:p>mannose exp flux</text:p>
          </table:table-cell>
          <table:table-cell table:style-name="ce4" office:value-type="string" calcext:value-type="string">
            <text:p>galactose rel flux</text:p>
          </table:table-cell>
          <table:table-cell table:style-name="ce4" office:value-type="string" calcext:value-type="string">
            <text:p>galactose exp flux</text:p>
          </table:table-cell>
          <table:table-cell table:style-name="ce4" office:value-type="string" calcext:value-type="string">
            <text:p>pyruvate rel flux</text:p>
          </table:table-cell>
          <table:table-cell table:style-name="ce4" office:value-type="string" calcext:value-type="string">
            <text:p>pyruvate exp flux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D2]*1.5)/100" office:value-type="float" office:value="1.5" calcext:value-type="float">
            <text:p>1,5000</text:p>
          </table:table-cell>
          <table:table-cell table:number-columns-repeated="6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4" office:value-type="string" calcext:value-type="string">
            <text:p>R00772</text:p>
          </table:table-cell>
          <table:table-cell table:style-name="ce4" office:value-type="string" calcext:value-type="string">
            <text:p>r_0723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F3]*1.5)/100" office:value-type="float" office:value="1.5" calcext:value-type="float">
            <text:p>1,5000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4" office:value-type="string" calcext:value-type="string">
            <text:p>R01092</text:p>
          </table:table-cell>
          <table:table-cell table:style-name="ce4" office:value-type="string" calcext:value-type="string">
            <text:p>r_0458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H4]*1.5)/100" office:value-type="float" office:value="1.5" calcext:value-type="float">
            <text:p>1,500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7" office:value-type="float" office:value="-173" calcext:value-type="float">
            <text:p>-173,0000</text:p>
          </table:table-cell>
          <table:table-cell table:style-name="ce7" table:formula="of:=([.D5]*1.5)/100" office:value-type="float" office:value="-2.595" calcext:value-type="float">
            <text:p>-2,5950</text:p>
          </table:table-cell>
          <table:table-cell table:style-name="ce7" office:value-type="float" office:value="-173" calcext:value-type="float">
            <text:p>-173,0000</text:p>
          </table:table-cell>
          <table:table-cell table:style-name="ce7" table:formula="of:=([.F5]*1.5)/100" office:value-type="float" office:value="-2.595" calcext:value-type="float">
            <text:p>-2,5950</text:p>
          </table:table-cell>
          <table:table-cell table:style-name="ce7" office:value-type="float" office:value="-163" calcext:value-type="float">
            <text:p>-163,0000</text:p>
          </table:table-cell>
          <table:table-cell table:style-name="ce7" table:formula="of:=([.H5]*1.5)/100" office:value-type="float" office:value="-2.445" calcext:value-type="float">
            <text:p>-2,44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7" office:value-type="float" office:value="1" calcext:value-type="float">
            <text:p>1,0000</text:p>
          </table:table-cell>
          <table:table-cell table:style-name="ce7" table:formula="of:=([.D6]*1.5)/100" office:value-type="float" office:value="0.015" calcext:value-type="float">
            <text:p>0,0150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F6]*1.5)/100" office:value-type="float" office:value="0.045" calcext:value-type="float">
            <text:p>0,045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H6]*1.5)/100" office:value-type="float" office:value="0.12" calcext:value-type="float">
            <text:p>0,12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7" office:value-type="float" office:value="2" calcext:value-type="float">
            <text:p>2,0000</text:p>
          </table:table-cell>
          <table:table-cell table:style-name="ce7" table:formula="of:=([.D7]*1.5)/100" office:value-type="float" office:value="0.03" calcext:value-type="float">
            <text:p>0,0300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F7]*1.5)/100" office:value-type="float" office:value="0.045" calcext:value-type="float">
            <text:p>0,0450</text:p>
          </table:table-cell>
          <table:table-cell table:style-name="ce7" office:value-type="float" office:value="12" calcext:value-type="float">
            <text:p>12,0000</text:p>
          </table:table-cell>
          <table:table-cell table:style-name="ce7" table:formula="of:=([.H7]*1.5)/100" office:value-type="float" office:value="0.18" calcext:value-type="float">
            <text:p>0,1800</text:p>
          </table:table-cell>
          <table:table-cell table:style-name="ce7" office:value-type="float" office:value="17" calcext:value-type="float">
            <text:p>17,0000</text:p>
          </table:table-cell>
          <table:table-cell table:style-name="ce7" table:formula="of:=([.J7]*4.5)/100" office:value-type="float" office:value="0.765" calcext:value-type="float">
            <text:p>0,7650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7" office:value-type="float" office:value="0" calcext:value-type="float">
            <text:p>0,0000</text:p>
          </table:table-cell>
          <table:table-cell table:style-name="ce7" table:formula="of:=([.D8]*1.5)/100" office:value-type="float" office:value="0" calcext:value-type="float">
            <text:p>0,0000</text:p>
          </table:table-cell>
          <table:table-cell table:style-name="ce7" office:value-type="float" office:value="1" calcext:value-type="float">
            <text:p>1,0000</text:p>
          </table:table-cell>
          <table:table-cell table:style-name="ce7" table:formula="of:=([.F8]*1.5)/100" office:value-type="float" office:value="0.015" calcext:value-type="float">
            <text:p>0,0150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H8]*1.5)/100" office:value-type="float" office:value="0.105" calcext:value-type="float">
            <text:p>0,1050</text:p>
          </table:table-cell>
          <table:table-cell table:style-name="ce7" office:value-type="float" office:value="13" calcext:value-type="float">
            <text:p>13,0000</text:p>
          </table:table-cell>
          <table:table-cell table:style-name="ce7" table:formula="of:=([.J8]*4.5)/100" office:value-type="float" office:value="0.585" calcext:value-type="float">
            <text:p>0,5850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7" office:value-type="float" office:value="-2" calcext:value-type="float">
            <text:p>-2,0000</text:p>
          </table:table-cell>
          <table:table-cell table:style-name="ce7" table:formula="of:=([.D9]*1.5)/100" office:value-type="float" office:value="-0.03" calcext:value-type="float">
            <text:p>-0,0300</text:p>
          </table:table-cell>
          <table:table-cell table:style-name="ce7" office:value-type="float" office:value="-3" calcext:value-type="float">
            <text:p>-3,0000</text:p>
          </table:table-cell>
          <table:table-cell table:style-name="ce7" table:formula="of:=([.F9]*1.5)/100" office:value-type="float" office:value="-0.045" calcext:value-type="float">
            <text:p>-0,0450</text:p>
          </table:table-cell>
          <table:table-cell table:style-name="ce7" office:value-type="float" office:value="-12" calcext:value-type="float">
            <text:p>-12,0000</text:p>
          </table:table-cell>
          <table:table-cell table:style-name="ce7" table:formula="of:=([.H9]*1.5)/100" office:value-type="float" office:value="-0.18" calcext:value-type="float">
            <text:p>-0,1800</text:p>
          </table:table-cell>
          <table:table-cell table:style-name="ce7" office:value-type="float" office:value="-17" calcext:value-type="float">
            <text:p>-17,0000</text:p>
          </table:table-cell>
          <table:table-cell table:style-name="ce7" table:formula="of:=([.J9]*4.5)/100" office:value-type="float" office:value="-0.765" calcext:value-type="float">
            <text:p>-0,7650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00</text:p>
          </table:table-cell>
          <table:table-cell table:style-name="ce7" table:formula="of:=([.F10]*1.5)/100" office:value-type="float" office:value="0.015" calcext:value-type="float">
            <text:p>0,0150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H10]*1.5)/100" office:value-type="float" office:value="0.105" calcext:value-type="float">
            <text:p>0,1050</text:p>
          </table:table-cell>
          <table:table-cell table:style-name="ce7" office:value-type="float" office:value="13" calcext:value-type="float">
            <text:p>13,0000</text:p>
          </table:table-cell>
          <table:table-cell table:style-name="ce7" table:formula="of:=([.J10]*4.5)/100" office:value-type="float" office:value="0.585" calcext:value-type="float">
            <text:p>0,58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7" office:value-type="float" office:value="-93" calcext:value-type="float">
            <text:p>-93,0000</text:p>
          </table:table-cell>
          <table:table-cell table:style-name="ce7" table:formula="of:=([.D11]*1.5)/100" office:value-type="float" office:value="-1.395" calcext:value-type="float">
            <text:p>-1,3950</text:p>
          </table:table-cell>
          <table:table-cell table:style-name="ce7" office:value-type="float" office:value="-92" calcext:value-type="float">
            <text:p>-92,0000</text:p>
          </table:table-cell>
          <table:table-cell table:style-name="ce7" table:formula="of:=([.F11]*1.5)/100" office:value-type="float" office:value="-1.38" calcext:value-type="float">
            <text:p>-1,3800</text:p>
          </table:table-cell>
          <table:table-cell table:style-name="ce7" office:value-type="float" office:value="-86" calcext:value-type="float">
            <text:p>-86,0000</text:p>
          </table:table-cell>
          <table:table-cell table:style-name="ce7" table:formula="of:=([.H11]*1.5)/100" office:value-type="float" office:value="-1.29" calcext:value-type="float">
            <text:p>-1,2900</text:p>
          </table:table-cell>
          <table:table-cell table:style-name="ce7" office:value-type="float" office:value="10" calcext:value-type="float">
            <text:p>10,0000</text:p>
          </table:table-cell>
          <table:table-cell table:style-name="ce7" table:formula="of:=([.J11]*4.5)/100" office:value-type="float" office:value="0.45" calcext:value-type="float">
            <text:p>0,4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7" office:value-type="float" office:value="173" calcext:value-type="float">
            <text:p>173,0000</text:p>
          </table:table-cell>
          <table:table-cell table:style-name="ce7" table:formula="of:=([.D12]*1.5)/100" office:value-type="float" office:value="2.595" calcext:value-type="float">
            <text:p>2,5950</text:p>
          </table:table-cell>
          <table:table-cell table:style-name="ce7" office:value-type="float" office:value="173" calcext:value-type="float">
            <text:p>173,0000</text:p>
          </table:table-cell>
          <table:table-cell table:style-name="ce7" table:formula="of:=([.F12]*1.5)/100" office:value-type="float" office:value="2.595" calcext:value-type="float">
            <text:p>2,5950</text:p>
          </table:table-cell>
          <table:table-cell table:style-name="ce7" office:value-type="float" office:value="165" calcext:value-type="float">
            <text:p>165,0000</text:p>
          </table:table-cell>
          <table:table-cell table:style-name="ce7" table:formula="of:=([.H12]*1.5)/100" office:value-type="float" office:value="2.475" calcext:value-type="float">
            <text:p>2,4750</text:p>
          </table:table-cell>
          <table:table-cell table:style-name="ce7" office:value-type="float" office:value="-21" calcext:value-type="float">
            <text:p>-21,0000</text:p>
          </table:table-cell>
          <table:table-cell table:style-name="ce7" table:formula="of:=([.J12]*4.5)/100" office:value-type="float" office:value="-0.945" calcext:value-type="float">
            <text:p>-0,94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7" office:value-type="float" office:value="173" calcext:value-type="float">
            <text:p>173,0000</text:p>
          </table:table-cell>
          <table:table-cell table:style-name="ce7" table:formula="of:=([.D13]*1.5)/100" office:value-type="float" office:value="2.595" calcext:value-type="float">
            <text:p>2,5950</text:p>
          </table:table-cell>
          <table:table-cell table:style-name="ce7" office:value-type="float" office:value="173" calcext:value-type="float">
            <text:p>173,0000</text:p>
          </table:table-cell>
          <table:table-cell table:style-name="ce7" table:formula="of:=([.F13]*1.5)/100" office:value-type="float" office:value="2.595" calcext:value-type="float">
            <text:p>2,5950</text:p>
          </table:table-cell>
          <table:table-cell table:style-name="ce7" office:value-type="float" office:value="165" calcext:value-type="float">
            <text:p>165,0000</text:p>
          </table:table-cell>
          <table:table-cell table:style-name="ce7" table:formula="of:=([.H13]*1.5)/100" office:value-type="float" office:value="2.475" calcext:value-type="float">
            <text:p>2,4750</text:p>
          </table:table-cell>
          <table:table-cell table:style-name="ce7" office:value-type="float" office:value="-21" calcext:value-type="float">
            <text:p>-21,0000</text:p>
          </table:table-cell>
          <table:table-cell table:style-name="ce7" table:formula="of:=([.J13]*4.5)/100" office:value-type="float" office:value="-0.945" calcext:value-type="float">
            <text:p>-0,94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7" office:value-type="float" office:value="-173" calcext:value-type="float">
            <text:p>-173,0000</text:p>
          </table:table-cell>
          <table:table-cell table:style-name="ce7" table:formula="of:=([.D14]*1.5)/100" office:value-type="float" office:value="-2.595" calcext:value-type="float">
            <text:p>-2,5950</text:p>
          </table:table-cell>
          <table:table-cell table:style-name="ce7" office:value-type="float" office:value="-173" calcext:value-type="float">
            <text:p>-173,0000</text:p>
          </table:table-cell>
          <table:table-cell table:style-name="ce7" table:formula="of:=([.F14]*1.5)/100" office:value-type="float" office:value="-2.595" calcext:value-type="float">
            <text:p>-2,5950</text:p>
          </table:table-cell>
          <table:table-cell table:style-name="ce7" office:value-type="float" office:value="-165" calcext:value-type="float">
            <text:p>-165,0000</text:p>
          </table:table-cell>
          <table:table-cell table:style-name="ce7" table:formula="of:=([.H14]*1.5)/100" office:value-type="float" office:value="-2.475" calcext:value-type="float">
            <text:p>-2,4750</text:p>
          </table:table-cell>
          <table:table-cell table:style-name="ce7" office:value-type="float" office:value="21" calcext:value-type="float">
            <text:p>21,0000</text:p>
          </table:table-cell>
          <table:table-cell table:style-name="ce7" table:formula="of:=([.J14]*4.5)/100" office:value-type="float" office:value="0.945" calcext:value-type="float">
            <text:p>0,94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D15]*1.5)/100" office:value-type="float" office:value="0.105" calcext:value-type="float">
            <text:p>0,105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F15]*1.5)/100" office:value-type="float" office:value="0.12" calcext:value-type="float">
            <text:p>0,1200</text:p>
          </table:table-cell>
          <table:table-cell table:style-name="ce7" office:value-type="float" office:value="14" calcext:value-type="float">
            <text:p>14,0000</text:p>
          </table:table-cell>
          <table:table-cell table:style-name="ce7" table:formula="of:=([.H15]*1.5)/100" office:value-type="float" office:value="0.21" calcext:value-type="float">
            <text:p>0,2100</text:p>
          </table:table-cell>
          <table:table-cell table:style-name="ce7" office:value-type="float" office:value="2" calcext:value-type="float">
            <text:p>2,0000</text:p>
          </table:table-cell>
          <table:table-cell table:style-name="ce7" table:formula="of:=([.J15]*4.5)/100" office:value-type="float" office:value="0.09" calcext:value-type="float">
            <text:p>0,09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7" office:value-type="float" office:value="-2" calcext:value-type="float">
            <text:p>-2,0000</text:p>
          </table:table-cell>
          <table:table-cell table:style-name="ce7" table:formula="of:=([.D16]*1.5)/100" office:value-type="float" office:value="-0.03" calcext:value-type="float">
            <text:p>-0,0300</text:p>
          </table:table-cell>
          <table:table-cell table:style-name="ce7" office:value-type="float" office:value="-3" calcext:value-type="float">
            <text:p>-3,0000</text:p>
          </table:table-cell>
          <table:table-cell table:style-name="ce7" table:formula="of:=([.F16]*1.5)/100" office:value-type="float" office:value="-0.045" calcext:value-type="float">
            <text:p>-0,0450</text:p>
          </table:table-cell>
          <table:table-cell table:style-name="ce7" office:value-type="float" office:value="-5" calcext:value-type="float">
            <text:p>-5,0000</text:p>
          </table:table-cell>
          <table:table-cell table:style-name="ce7" table:formula="of:=([.H16]*1.5)/100" office:value-type="float" office:value="-0.075" calcext:value-type="float">
            <text:p>-0,0750</text:p>
          </table:table-cell>
          <table:table-cell table:style-name="ce7" office:value-type="float" office:value="-1" calcext:value-type="float">
            <text:p>-1,0000</text:p>
          </table:table-cell>
          <table:table-cell table:style-name="ce7" table:formula="of:=([.J16]*4.5)/100" office:value-type="float" office:value="-0.045" calcext:value-type="float">
            <text:p>-0,04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7" office:value-type="float" office:value="2" calcext:value-type="float">
            <text:p>2,0000</text:p>
          </table:table-cell>
          <table:table-cell table:style-name="ce7" table:formula="of:=([.D17]*1.5)/100" office:value-type="float" office:value="0.03" calcext:value-type="float">
            <text:p>0,0300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F17]*1.5)/100" office:value-type="float" office:value="0.045" calcext:value-type="float">
            <text:p>0,0450</text:p>
          </table:table-cell>
          <table:table-cell table:style-name="ce7" office:value-type="float" office:value="5" calcext:value-type="float">
            <text:p>5,0000</text:p>
          </table:table-cell>
          <table:table-cell table:style-name="ce7" table:formula="of:=([.H17]*1.5)/100" office:value-type="float" office:value="0.075" calcext:value-type="float">
            <text:p>0,07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7" office:value-type="float" office:value="-2" calcext:value-type="float">
            <text:p>-2,0000</text:p>
          </table:table-cell>
          <table:table-cell table:style-name="ce7" table:formula="of:=([.D18]*1.5)/100" office:value-type="float" office:value="-0.03" calcext:value-type="float">
            <text:p>-0,0300</text:p>
          </table:table-cell>
          <table:table-cell table:style-name="ce7" office:value-type="float" office:value="-2" calcext:value-type="float">
            <text:p>-2,0000</text:p>
          </table:table-cell>
          <table:table-cell table:style-name="ce7" table:formula="of:=([.F18]*1.5)/100" office:value-type="float" office:value="-0.03" calcext:value-type="float">
            <text:p>-0,0300</text:p>
          </table:table-cell>
          <table:table-cell table:style-name="ce7" office:value-type="float" office:value="-3" calcext:value-type="float">
            <text:p>-3,0000</text:p>
          </table:table-cell>
          <table:table-cell table:style-name="ce7" table:formula="of:=([.H18]*1.5)/100" office:value-type="float" office:value="-0.045" calcext:value-type="float">
            <text:p>-0,04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D19]*1.5)/100" office:value-type="float" office:value="0.105" calcext:value-type="float">
            <text:p>0,105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F19]*1.5)/100" office:value-type="float" office:value="0.12" calcext:value-type="float">
            <text:p>0,1200</text:p>
          </table:table-cell>
          <table:table-cell table:style-name="ce7" office:value-type="float" office:value="14" calcext:value-type="float">
            <text:p>14,0000</text:p>
          </table:table-cell>
          <table:table-cell table:style-name="ce7" table:formula="of:=([.H19]*1.5)/100" office:value-type="float" office:value="0.21" calcext:value-type="float">
            <text:p>0,2100</text:p>
          </table:table-cell>
          <table:table-cell table:style-name="ce7" office:value-type="float" office:value="2" calcext:value-type="float">
            <text:p>2,0000</text:p>
          </table:table-cell>
          <table:table-cell table:style-name="ce7" table:formula="of:=([.J19]*4.5)/100" office:value-type="float" office:value="0.09" calcext:value-type="float">
            <text:p>0,09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7" office:value-type="float" office:value="89" calcext:value-type="float">
            <text:p>89,0000</text:p>
          </table:table-cell>
          <table:table-cell table:style-name="ce7" table:formula="of:=([.D20]*1.5)/100" office:value-type="float" office:value="1.335" calcext:value-type="float">
            <text:p>1,3350</text:p>
          </table:table-cell>
          <table:table-cell table:style-name="ce7" office:value-type="float" office:value="-13" calcext:value-type="float">
            <text:p>-13,0000</text:p>
          </table:table-cell>
          <table:table-cell table:style-name="ce7" table:formula="of:=([.F20]*1.5)/100" office:value-type="float" office:value="-0.195" calcext:value-type="float">
            <text:p>-0,1950</text:p>
          </table:table-cell>
          <table:table-cell table:style-name="ce7" office:value-type="float" office:value="78" calcext:value-type="float">
            <text:p>78,0000</text:p>
          </table:table-cell>
          <table:table-cell table:style-name="ce7" table:formula="of:=([.H20]*1.5)/100" office:value-type="float" office:value="1.17" calcext:value-type="float">
            <text:p>1,1700</text:p>
          </table:table-cell>
          <table:table-cell table:style-name="ce7" office:value-type="float" office:value="-10" calcext:value-type="float">
            <text:p>-10,0000</text:p>
          </table:table-cell>
          <table:table-cell table:style-name="ce7" table:formula="of:=([.J20]*4.5)/100" office:value-type="float" office:value="-0.45" calcext:value-type="float">
            <text:p>-0,4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7" office:value-type="float" office:value="93" calcext:value-type="float">
            <text:p>93,0000</text:p>
          </table:table-cell>
          <table:table-cell table:style-name="ce7" table:formula="of:=([.D21]*1.5)/100" office:value-type="float" office:value="1.395" calcext:value-type="float">
            <text:p>1,3950</text:p>
          </table:table-cell>
          <table:table-cell table:style-name="ce7" office:value-type="float" office:value="92" calcext:value-type="float">
            <text:p>92,0000</text:p>
          </table:table-cell>
          <table:table-cell table:style-name="ce7" table:formula="of:=([.F21]*1.5)/100" office:value-type="float" office:value="1.38" calcext:value-type="float">
            <text:p>1,3800</text:p>
          </table:table-cell>
          <table:table-cell table:style-name="ce7" office:value-type="float" office:value="86" calcext:value-type="float">
            <text:p>86,0000</text:p>
          </table:table-cell>
          <table:table-cell table:style-name="ce7" table:formula="of:=([.H21]*1.5)/100" office:value-type="float" office:value="1.29" calcext:value-type="float">
            <text:p>1,2900</text:p>
          </table:table-cell>
          <table:table-cell table:style-name="ce7" office:value-type="float" office:value="-10" calcext:value-type="float">
            <text:p>-10,0000</text:p>
          </table:table-cell>
          <table:table-cell table:style-name="ce7" table:formula="of:=([.J21]*4.5)/100" office:value-type="float" office:value="-0.45" calcext:value-type="float">
            <text:p>-0,4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7" office:value-type="float" office:value="9" calcext:value-type="float">
            <text:p>9,0000</text:p>
          </table:table-cell>
          <table:table-cell table:style-name="ce7" table:formula="of:=([.D22]*1.5)/100" office:value-type="float" office:value="0.135" calcext:value-type="float">
            <text:p>0,1350</text:p>
          </table:table-cell>
          <table:table-cell table:style-name="ce7" office:value-type="float" office:value="14" calcext:value-type="float">
            <text:p>14,0000</text:p>
          </table:table-cell>
          <table:table-cell table:style-name="ce7" table:formula="of:=([.F22]*1.5)/100" office:value-type="float" office:value="0.21" calcext:value-type="float">
            <text:p>0,2100</text:p>
          </table:table-cell>
          <table:table-cell table:style-name="ce7" office:value-type="float" office:value="22" calcext:value-type="float">
            <text:p>22,0000</text:p>
          </table:table-cell>
          <table:table-cell table:style-name="ce7" table:formula="of:=([.H22]*1.5)/100" office:value-type="float" office:value="0.33" calcext:value-type="float">
            <text:p>0,3300</text:p>
          </table:table-cell>
          <table:table-cell table:style-name="ce7" office:value-type="float" office:value="6" calcext:value-type="float">
            <text:p>6,0000</text:p>
          </table:table-cell>
          <table:table-cell table:style-name="ce7" table:formula="of:=([.J22]*4.5)/100" office:value-type="float" office:value="0.27" calcext:value-type="float">
            <text:p>0,2700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7" office:value-type="float" office:value="4" calcext:value-type="float">
            <text:p>4,0000</text:p>
          </table:table-cell>
          <table:table-cell table:style-name="ce7" table:formula="of:=([.D23]*1.5)/100" office:value-type="float" office:value="0.06" calcext:value-type="float">
            <text:p>0,0600</text:p>
          </table:table-cell>
          <table:table-cell table:style-name="ce7" office:value-type="float" office:value="4" calcext:value-type="float">
            <text:p>4,0000</text:p>
          </table:table-cell>
          <table:table-cell table:style-name="ce7" table:formula="of:=([.F23]*1.5)/100" office:value-type="float" office:value="0.06" calcext:value-type="float">
            <text:p>0,0600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H23]*1.5)/100" office:value-type="float" office:value="0.165" calcext:value-type="float">
            <text:p>0,1650</text:p>
          </table:table-cell>
          <table:table-cell table:style-name="ce7" office:value-type="float" office:value="6" calcext:value-type="float">
            <text:p>6,0000</text:p>
          </table:table-cell>
          <table:table-cell table:style-name="ce7" table:formula="of:=([.J23]*4.5)/100" office:value-type="float" office:value="0.27" calcext:value-type="float">
            <text:p>0,27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D24]*1.5)/100" office:value-type="float" office:value="0.105" calcext:value-type="float">
            <text:p>0,105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F24]*1.5)/100" office:value-type="float" office:value="0.12" calcext:value-type="float">
            <text:p>0,1200</text:p>
          </table:table-cell>
          <table:table-cell table:style-name="ce7" office:value-type="float" office:value="14" calcext:value-type="float">
            <text:p>14,0000</text:p>
          </table:table-cell>
          <table:table-cell table:style-name="ce7" table:formula="of:=([.H24]*1.5)/100" office:value-type="float" office:value="0.21" calcext:value-type="float">
            <text:p>0,2100</text:p>
          </table:table-cell>
          <table:table-cell table:style-name="ce7" office:value-type="float" office:value="2" calcext:value-type="float">
            <text:p>2,0000</text:p>
          </table:table-cell>
          <table:table-cell table:style-name="ce7" table:formula="of:=([.J24]*4.5)/100" office:value-type="float" office:value="0.09" calcext:value-type="float">
            <text:p>0,0900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 <text:s/></text:p>
          </table:table-cell>
          <table:table-cell table:style-name="ce4" office:value-type="string" calcext:value-type="string">
            <text:p>r_0958</text:p>
          </table:table-cell>
          <table:table-cell table:style-name="ce7" office:value-type="float" office:value="6" calcext:value-type="float">
            <text:p>6,0000</text:p>
          </table:table-cell>
          <table:table-cell table:style-name="ce7" table:formula="of:=([.D25]*1.5)/100" office:value-type="float" office:value="0.09" calcext:value-type="float">
            <text:p>0,0900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F25]*1.5)/100" office:value-type="float" office:value="0.105" calcext:value-type="float">
            <text:p>0,1050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H25]*1.5)/100" office:value-type="float" office:value="0.165" calcext:value-type="float">
            <text:p>0,165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7" office:value-type="float" office:value="6" calcext:value-type="float">
            <text:p>6,0000</text:p>
          </table:table-cell>
          <table:table-cell table:style-name="ce7" table:formula="of:=([.D26]*1.5)/100" office:value-type="float" office:value="0.09" calcext:value-type="float">
            <text:p>0,0900</text:p>
          </table:table-cell>
          <table:table-cell table:style-name="ce7" office:value-type="float" office:value="10" calcext:value-type="float">
            <text:p>10,0000</text:p>
          </table:table-cell>
          <table:table-cell table:style-name="ce7" table:formula="of:=([.F26]*1.5)/100" office:value-type="float" office:value="0.15" calcext:value-type="float">
            <text:p>0,150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H26]*1.5)/100" office:value-type="float" office:value="0.12" calcext:value-type="float">
            <text:p>0,12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54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J27]*4.5)/100" office:value-type="float" office:value="4.5" calcext:value-type="float">
            <text:p>4,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8"/>
          <table:table-cell table:style-name="ce5"/>
          <table:table-cell table:number-columns-repeated="1013"/>
        </table:table-row>
        <table:table-row table:style-name="ro1" table:number-rows-repeated="2">
          <table:table-cell table:style-name="ce1"/>
          <table:table-cell table:style-name="ce4" table:number-columns-repeated="5"/>
          <table:table-cell/>
          <table:table-cell table:style-name="ce4"/>
          <table:table-cell/>
          <table:table-cell table:style-name="ce1"/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5"/>
          <table:table-cell/>
          <table:table-cell table:style-name="ce4"/>
          <table:table-cell/>
          <table:table-cell table:style-name="ce1"/>
          <table:table-cell table:number-columns-repeated="101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style-name="ce3"/>
          <table:table-cell table:style-name="ce4"/>
          <table:table-cell table:style-name="ce2"/>
          <table:table-cell table:style-name="ce4"/>
          <table:table-cell table:style-name="ce8" table:number-columns-repeated="2"/>
          <table:table-cell/>
          <table:table-cell table:style-name="ce8"/>
          <table:table-cell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style-name="ce5" table:number-columns-repeated="3"/>
          <table:table-cell/>
          <table:table-cell table:style-name="ce5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13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14" table:default-cell-style-name="ce6"/>
        <table:table-column table:style-name="co10" table:default-cell-style-name="ce2"/>
        <table:table-column table:style-name="co11" table:number-columns-repeated="2" table:default-cell-style-name="ce5"/>
        <table:table-column table:style-name="co11" table:default-cell-style-name="ce2"/>
        <table:table-column table:style-name="co12" table:number-columns-repeated="1014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7" office:value-type="string" calcext:value-type="string">
            <text:p>glucose rel flux</text:p>
          </table:table-cell>
          <table:table-cell table:style-name="ce7" office:value-type="string" calcext:value-type="string">
            <text:p>glucose exp flux</text:p>
          </table:table-cell>
          <table:table-cell table:style-name="ce7" office:value-type="string" calcext:value-type="string">
            <text:p>ethanol rel flux</text:p>
          </table:table-cell>
          <table:table-cell table:style-name="ce7" office:value-type="string" calcext:value-type="string">
            <text:p>ethanol exp flux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D2]*1.5)/100" office:value-type="float" office:value="1.5" calcext:value-type="float">
            <text:p>1,500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7" office:value-type="float" office:value="-115.857826384142" calcext:value-type="float">
            <text:p>-115,8578</text:p>
          </table:table-cell>
          <table:table-cell table:style-name="ce7" table:formula="of:=([.D3]*1.5)/100" office:value-type="float" office:value="-1.73786739576213" calcext:value-type="float">
            <text:p>-1,7379</text:p>
          </table:table-cell>
          <table:table-cell table:style-name="ce7" office:value-type="float" office:value="-6.15846789335336" calcext:value-type="float">
            <text:p>-6,1585</text:p>
          </table:table-cell>
          <table:table-cell table:style-name="ce7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7" office:value-type="float" office:value="14.8097516518569" calcext:value-type="float">
            <text:p>14,8098</text:p>
          </table:table-cell>
          <table:table-cell table:style-name="ce7" table:formula="of:=([.D4]*1.5)/100" office:value-type="float" office:value="0.222146274777853" calcext:value-type="float">
            <text:p>0,2221</text:p>
          </table:table-cell>
          <table:table-cell table:style-name="ce7" office:value-type="float" office:value="0.600826135936913" calcext:value-type="float">
            <text:p>0,6008</text:p>
          </table:table-cell>
          <table:table-cell table:style-name="ce7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7" office:value-type="float" office:value="6.94919115971748" calcext:value-type="float">
            <text:p>6,9492</text:p>
          </table:table-cell>
          <table:table-cell table:style-name="ce7" table:formula="of:=([.D5]*1.5)/100" office:value-type="float" office:value="0.104237867395762" calcext:value-type="float">
            <text:p>0,1042</text:p>
          </table:table-cell>
          <table:table-cell table:style-name="ce7" office:value-type="float" office:value="2.17799474277131" calcext:value-type="float">
            <text:p>2,1780</text:p>
          </table:table-cell>
          <table:table-cell table:style-name="ce7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7" office:value-type="float" office:value="19.9362041467305" calcext:value-type="float">
            <text:p>19,9362</text:p>
          </table:table-cell>
          <table:table-cell table:style-name="ce7" table:formula="of:=([.D6]*1.5)/100" office:value-type="float" office:value="0.299043062200957" calcext:value-type="float">
            <text:p>0,2990</text:p>
          </table:table-cell>
          <table:table-cell table:style-name="ce7" office:value-type="float" office:value="81.6748028539242" calcext:value-type="float">
            <text:p>81,6748</text:p>
          </table:table-cell>
          <table:table-cell table:style-name="ce7" table:formula="of:=([.F6]*5)/100" office:value-type="float" office:value="4.08374014269621" calcext:value-type="float">
            <text:p>4,083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7" office:value-type="float" office:value="-21.6450216450216" calcext:value-type="float">
            <text:p>-21,6450</text:p>
          </table:table-cell>
          <table:table-cell table:style-name="ce7" table:formula="of:=([.D7]*1.5)/100" office:value-type="float" office:value="-0.324675324675324" calcext:value-type="float">
            <text:p>-0,3247</text:p>
          </table:table-cell>
          <table:table-cell table:style-name="ce7" office:value-type="float" office:value="-17.4239579421705" calcext:value-type="float">
            <text:p>-17,4240</text:p>
          </table:table-cell>
          <table:table-cell table:style-name="ce7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7" office:value-type="float" office:value="-17.5438596491228" calcext:value-type="float">
            <text:p>-17,5439</text:p>
          </table:table-cell>
          <table:table-cell table:style-name="ce7" table:formula="of:=([.D8]*1.5)/100" office:value-type="float" office:value="-0.263157894736842" calcext:value-type="float">
            <text:p>-0,2632</text:p>
          </table:table-cell>
          <table:table-cell table:style-name="ce7" office:value-type="float" office:value="-4.54374765302291" calcext:value-type="float">
            <text:p>-4,5437</text:p>
          </table:table-cell>
          <table:table-cell table:style-name="ce7" table:formula="of:=([.F8]*5)/100" office:value-type="float" office:value="-0.227187382651145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7" office:value-type="float" office:value="29.9612668033721" calcext:value-type="float">
            <text:p>29,9613</text:p>
          </table:table-cell>
          <table:table-cell table:style-name="ce7" table:formula="of:=([.D9]*1.5)/100" office:value-type="float" office:value="0.449419002050582" calcext:value-type="float">
            <text:p>0,4494</text:p>
          </table:table-cell>
          <table:table-cell table:style-name="ce7" office:value-type="float" office:value="45.6252346977094" calcext:value-type="float">
            <text:p>45,6252</text:p>
          </table:table-cell>
          <table:table-cell table:style-name="ce7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7" office:value-type="float" office:value="-40.6698564593301" calcext:value-type="float">
            <text:p>-40,6699</text:p>
          </table:table-cell>
          <table:table-cell table:style-name="ce7" table:formula="of:=([.D10]*1.5)/100" office:value-type="float" office:value="-0.610047846889951" calcext:value-type="float">
            <text:p>-0,6100</text:p>
          </table:table-cell>
          <table:table-cell table:style-name="ce7" office:value-type="float" office:value="-11.152835148329" calcext:value-type="float">
            <text:p>-11,1528</text:p>
          </table:table-cell>
          <table:table-cell table:style-name="ce7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7" office:value-type="float" office:value="117.908407382092" calcext:value-type="float">
            <text:p>117,9084</text:p>
          </table:table-cell>
          <table:table-cell table:style-name="ce7" table:formula="of:=([.D11]*1.5)/100" office:value-type="float" office:value="1.76862611073138" calcext:value-type="float">
            <text:p>1,7686</text:p>
          </table:table-cell>
          <table:table-cell table:style-name="ce7" office:value-type="float" office:value="22.0803604956816" calcext:value-type="float">
            <text:p>22,0804</text:p>
          </table:table-cell>
          <table:table-cell table:style-name="ce7" table:formula="of:=([.F11]*5)/100" office:value-type="float" office:value="1.10401802478408" calcext:value-type="float">
            <text:p>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7" office:value-type="float" office:value="78.6056049213944" calcext:value-type="float">
            <text:p>78,6056</text:p>
          </table:table-cell>
          <table:table-cell table:style-name="ce7" table:formula="of:=([.D12]*1.5)/100" office:value-type="float" office:value="1.17908407382092" calcext:value-type="float">
            <text:p>1,1791</text:p>
          </table:table-cell>
          <table:table-cell table:style-name="ce7" office:value-type="float" office:value="11.152835148329" calcext:value-type="float">
            <text:p>11,1528</text:p>
          </table:table-cell>
          <table:table-cell table:style-name="ce7" table:formula="of:=([.F12]*5)/100" office:value-type="float" office:value="0.55764175741645" calcext:value-type="float">
            <text:p>0,5576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7" office:value-type="float" office:value="-29.9612668033721" calcext:value-type="float">
            <text:p>-29,9613</text:p>
          </table:table-cell>
          <table:table-cell table:style-name="ce7" table:formula="of:=([.D13]*1.5)/100" office:value-type="float" office:value="-0.449419002050582" calcext:value-type="float">
            <text:p>-0,4494</text:p>
          </table:table-cell>
          <table:table-cell table:style-name="ce7" office:value-type="float" office:value="-45.6252346977094" calcext:value-type="float">
            <text:p>-45,6252</text:p>
          </table:table-cell>
          <table:table-cell table:style-name="ce7" table:formula="of:=([.F13]*5)/100" office:value-type="float" office:value="-2.28126173488547" calcext:value-type="float">
            <text:p>-2,281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7" office:value-type="float" office:value="37.3661426293005" calcext:value-type="float">
            <text:p>37,3661</text:p>
          </table:table-cell>
          <table:table-cell table:style-name="ce7" table:formula="of:=([.D14]*1.5)/100" office:value-type="float" office:value="0.560492139439508" calcext:value-type="float">
            <text:p>0,5605</text:p>
          </table:table-cell>
          <table:table-cell table:style-name="ce7" office:value-type="float" office:value="49.5306045812993" calcext:value-type="float">
            <text:p>49,5306</text:p>
          </table:table-cell>
          <table:table-cell table:style-name="ce7" table:formula="of:=([.F14]*5)/100" office:value-type="float" office:value="2.47653022906497" calcext:value-type="float">
            <text:p>2,476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7" office:value-type="float" office:value="-117.908407382092" calcext:value-type="float">
            <text:p>-117,9084</text:p>
          </table:table-cell>
          <table:table-cell table:style-name="ce7" table:formula="of:=([.D15]*1.5)/100" office:value-type="float" office:value="-1.76862611073138" calcext:value-type="float">
            <text:p>-1,7686</text:p>
          </table:table-cell>
          <table:table-cell table:style-name="ce7" office:value-type="float" office:value="-22.0803604956816" calcext:value-type="float">
            <text:p>-22,0804</text:p>
          </table:table-cell>
          <table:table-cell table:style-name="ce7" table:formula="of:=([.F15]*5)/100" office:value-type="float" office:value="-1.10401802478408" calcext:value-type="float">
            <text:p>-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7" office:value-type="float" office:value="-113.807245386193" calcext:value-type="float">
            <text:p>-113,8072</text:p>
          </table:table-cell>
          <table:table-cell table:style-name="ce7" table:formula="of:=([.D16]*1.5)/100" office:value-type="float" office:value="-1.7071086807929" calcext:value-type="float">
            <text:p>-1,7071</text:p>
          </table:table-cell>
          <table:table-cell table:style-name="ce7" office:value-type="float" office:value="-24.1832519714608" calcext:value-type="float">
            <text:p>-24,1833</text:p>
          </table:table-cell>
          <table:table-cell table:style-name="ce7" table:formula="of:=([.F16]*5)/100" office:value-type="float" office:value="-1.20916259857304" calcext:value-type="float">
            <text:p>-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7" office:value-type="float" office:value="7.17703349282297" calcext:value-type="float">
            <text:p>7,1770</text:p>
          </table:table-cell>
          <table:table-cell table:style-name="ce7" table:formula="of:=([.D17]*1.5)/100" office:value-type="float" office:value="0.107655502392345" calcext:value-type="float">
            <text:p>0,1077</text:p>
          </table:table-cell>
          <table:table-cell table:style-name="ce7" office:value-type="float" office:value="3.86781825009388" calcext:value-type="float">
            <text:p>3,8678</text:p>
          </table:table-cell>
          <table:table-cell table:style-name="ce7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7" office:value-type="float" office:value="-2.39234449760766" calcext:value-type="float">
            <text:p>-2,3923</text:p>
          </table:table-cell>
          <table:table-cell table:style-name="ce7" table:formula="of:=([.D18]*1.5)/100" office:value-type="float" office:value="-0.0358851674641149" calcext:value-type="float">
            <text:p>-0,0359</text:p>
          </table:table-cell>
          <table:table-cell table:style-name="ce7" office:value-type="float" office:value="-1.27675553886594" calcext:value-type="float">
            <text:p>-1,2768</text:p>
          </table:table-cell>
          <table:table-cell table:style-name="ce7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7" office:value-type="float" office:value="-2.39234449760766" calcext:value-type="float">
            <text:p>-2,3923</text:p>
          </table:table-cell>
          <table:table-cell table:style-name="ce7" table:formula="of:=([.D19]*1.5)/100" office:value-type="float" office:value="-0.0358851674641149" calcext:value-type="float">
            <text:p>-0,0359</text:p>
          </table:table-cell>
          <table:table-cell table:style-name="ce7" office:value-type="float" office:value="-1.27675553886594" calcext:value-type="float">
            <text:p>-1,2768</text:p>
          </table:table-cell>
          <table:table-cell table:style-name="ce7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7" office:value-type="float" office:value="-1.93665983139667" calcext:value-type="float">
            <text:p>-1,9367</text:p>
          </table:table-cell>
          <table:table-cell table:style-name="ce7" table:formula="of:=([.D20]*1.5)/100" office:value-type="float" office:value="-0.02904989747095" calcext:value-type="float">
            <text:p>-0,0290</text:p>
          </table:table-cell>
          <table:table-cell table:style-name="ce7" office:value-type="float" office:value="-1.0514457378896" calcext:value-type="float">
            <text:p>-1,0514</text:p>
          </table:table-cell>
          <table:table-cell table:style-name="ce7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7" office:value-type="float" office:value="7.17703349282297" calcext:value-type="float">
            <text:p>7,1770</text:p>
          </table:table-cell>
          <table:table-cell table:style-name="ce7" table:formula="of:=([.D21]*1.5)/100" office:value-type="float" office:value="0.107655502392345" calcext:value-type="float">
            <text:p>0,1077</text:p>
          </table:table-cell>
          <table:table-cell table:style-name="ce7" office:value-type="float" office:value="3.86781825009388" calcext:value-type="float">
            <text:p>3,8678</text:p>
          </table:table-cell>
          <table:table-cell table:style-name="ce7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7" office:value-type="float" office:value="75.7575757575758" calcext:value-type="float">
            <text:p>75,7576</text:p>
          </table:table-cell>
          <table:table-cell table:style-name="ce7" table:formula="of:=([.D22]*1.5)/100" office:value-type="float" office:value="1.13636363636364" calcext:value-type="float">
            <text:p>1,1364</text:p>
          </table:table-cell>
          <table:table-cell table:style-name="ce7" office:value-type="float" office:value="12.6549004881712" calcext:value-type="float">
            <text:p>12,6549</text:p>
          </table:table-cell>
          <table:table-cell table:style-name="ce7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7" office:value-type="float" office:value="9.91114149008886" calcext:value-type="float">
            <text:p>9,9111</text:p>
          </table:table-cell>
          <table:table-cell table:style-name="ce7" table:formula="of:=([.D23]*1.5)/100" office:value-type="float" office:value="0.148667122351333" calcext:value-type="float">
            <text:p>0,1487</text:p>
          </table:table-cell>
          <table:table-cell table:style-name="ce7" office:value-type="float" office:value="22.1179121291776" calcext:value-type="float">
            <text:p>22,1179</text:p>
          </table:table-cell>
          <table:table-cell table:style-name="ce7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7" office:value-type="float" office:value="80.8840282524493" calcext:value-type="float">
            <text:p>80,8840</text:p>
          </table:table-cell>
          <table:table-cell table:style-name="ce7" table:formula="of:=([.D24]*1.5)/100" office:value-type="float" office:value="1.21326042378674" calcext:value-type="float">
            <text:p>1,2133</text:p>
          </table:table-cell>
          <table:table-cell table:style-name="ce7" office:value-type="float" office:value="0.450619601952685" calcext:value-type="float">
            <text:p>0,4506</text:p>
          </table:table-cell>
          <table:table-cell table:style-name="ce7" table:formula="of:=([.F24]*5)/100" office:value-type="float" office:value="0.0225309800976342" calcext:value-type="float">
            <text:p>0,02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7" office:value-type="float" office:value="-16.5185691501481" calcext:value-type="float">
            <text:p>-16,5186</text:p>
          </table:table-cell>
          <table:table-cell table:style-name="ce7" table:formula="of:=([.D25]*1.5)/100" office:value-type="float" office:value="-0.247778537252222" calcext:value-type="float">
            <text:p>-0,2478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7" office:value-type="float" office:value="35.3155616313511" calcext:value-type="float">
            <text:p>35,3156</text:p>
          </table:table-cell>
          <table:table-cell table:style-name="ce7" table:formula="of:=([.D26]*1.5)/100" office:value-type="float" office:value="0.529733424470266" calcext:value-type="float">
            <text:p>0,5297</text:p>
          </table:table-cell>
          <table:table-cell table:style-name="ce7" office:value-type="float" office:value="18.7382651145325" calcext:value-type="float">
            <text:p>18,7383</text:p>
          </table:table-cell>
          <table:table-cell table:style-name="ce7" table:formula="of:=([.F26]*5)/100" office:value-type="float" office:value="0.936913255726625" calcext:value-type="float">
            <text:p>0,936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7" office:value-type="float" office:value="53.4290271132376" calcext:value-type="float">
            <text:p>53,4290</text:p>
          </table:table-cell>
          <table:table-cell table:style-name="ce7" table:formula="of:=([.D27]*1.5)/100" office:value-type="float" office:value="0.801435406698564" calcext:value-type="float">
            <text:p>0,8014</text:p>
          </table:table-cell>
          <table:table-cell table:style-name="ce7" office:value-type="float" office:value="99.5493803980473" calcext:value-type="float">
            <text:p>99,5494</text:p>
          </table:table-cell>
          <table:table-cell table:style-name="ce7" table:formula="of:=([.F27]*5)/100" office:value-type="float" office:value="4.97746901990237" calcext:value-type="float">
            <text:p>4,977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7" office:value-type="float" office:value="16.4046479835954" calcext:value-type="float">
            <text:p>16,4046</text:p>
          </table:table-cell>
          <table:table-cell table:style-name="ce7" table:formula="of:=([.D28]*1.5)/100" office:value-type="float" office:value="0.246069719753931" calcext:value-type="float">
            <text:p>0,2461</text:p>
          </table:table-cell>
          <table:table-cell table:style-name="ce7" office:value-type="float" office:value="4.84416072099136" calcext:value-type="float">
            <text:p>4,8442</text:p>
          </table:table-cell>
          <table:table-cell table:style-name="ce7" table:formula="of:=([.F28]*5)/100" office:value-type="float" office:value="0.242208036049568" calcext:value-type="float">
            <text:p>0,24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4" office:value-type="string" calcext:value-type="string">
            <text:p>R00472</text:p>
          </table:table-cell>
          <table:table-cell table:style-name="ce4" office:value-type="string" calcext:value-type="string">
            <text:p>r_0716</text:p>
          </table:table-cell>
          <table:table-cell table:style-name="ce7" office:value-type="float" office:value="12.4174071542493" calcext:value-type="float">
            <text:p>12,4174</text:p>
          </table:table-cell>
          <table:table-cell table:style-name="ce7" table:formula="of:=([.D29]*1.5)/100" office:value-type="float" office:value="0.186261107313739" calcext:value-type="float">
            <text:p>0,1863</text:p>
          </table:table-cell>
          <table:table-cell table:style-name="ce7" office:value-type="float" office:value="41.1190386781825" calcext:value-type="float">
            <text:p>41,1190</text:p>
          </table:table-cell>
          <table:table-cell table:style-name="ce7" table:formula="of:=([.F29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4" office:value-type="string" calcext:value-type="string">
            <text:p>R00342-C</text:p>
          </table:table-cell>
          <table:table-cell table:style-name="ce4" office:value-type="string" calcext:value-type="string">
            <text:p>r_0714</text:p>
          </table:table-cell>
          <table:table-cell table:style-name="ce7" office:value-type="float" office:value="15.8350421508316" calcext:value-type="float">
            <text:p>15,8350</text:p>
          </table:table-cell>
          <table:table-cell table:style-name="ce7" table:formula="of:=([.D30]*1.5)/100" office:value-type="float" office:value="0.237525632262474" calcext:value-type="float">
            <text:p>0,2375</text:p>
          </table:table-cell>
          <table:table-cell table:style-name="ce7" office:value-type="float" office:value="53.3608711978971" calcext:value-type="float">
            <text:p>53,3609</text:p>
          </table:table-cell>
          <table:table-cell table:style-name="ce7" table:formula="of:=([.F30]*5)/100" office:value-type="float" office:value="2.66804355989485" calcext:value-type="float">
            <text:p>2,668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4" office:value-type="string" calcext:value-type="string">
            <text:p>R00479</text:p>
          </table:table-cell>
          <table:table-cell table:style-name="ce4" office:value-type="string" calcext:value-type="string">
            <text:p>r_0662</text:p>
          </table:table-cell>
          <table:table-cell table:style-name="ce7" office:value-type="float" office:value="12.4174071542493" calcext:value-type="float">
            <text:p>12,4174</text:p>
          </table:table-cell>
          <table:table-cell table:style-name="ce7" table:formula="of:=([.D31]*1.5)/100" office:value-type="float" office:value="0.186261107313739" calcext:value-type="float">
            <text:p>0,1863</text:p>
          </table:table-cell>
          <table:table-cell table:style-name="ce7" office:value-type="float" office:value="41.1190386781825" calcext:value-type="float">
            <text:p>41,1190</text:p>
          </table:table-cell>
          <table:table-cell table:style-name="ce7" table:formula="of:=([.F31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7" office:value-type="float" office:value="113.807245386193" calcext:value-type="float">
            <text:p>113,8072</text:p>
          </table:table-cell>
          <table:table-cell table:style-name="ce7" table:formula="of:=([.D32]*1.5)/100" office:value-type="float" office:value="1.7071086807929" calcext:value-type="float">
            <text:p>1,7071</text:p>
          </table:table-cell>
          <table:table-cell table:style-name="ce7" office:value-type="float" office:value="24.1832519714608" calcext:value-type="float">
            <text:p>24,1833</text:p>
          </table:table-cell>
          <table:table-cell table:style-name="ce7" table:formula="of:=([.F32]*5)/100" office:value-type="float" office:value="1.20916259857304" calcext:value-type="float">
            <text:p>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7" office:value-type="float" office:value="17.5438596491228" calcext:value-type="float">
            <text:p>17,5439</text:p>
          </table:table-cell>
          <table:table-cell table:style-name="ce7" table:formula="of:=([.D33]*1.5)/100" office:value-type="float" office:value="0.263157894736842" calcext:value-type="float">
            <text:p>0,2632</text:p>
          </table:table-cell>
          <table:table-cell table:style-name="ce7" office:value-type="float" office:value="4.54374765302291" calcext:value-type="float">
            <text:p>4,5437</text:p>
          </table:table-cell>
          <table:table-cell table:style-name="ce7" table:formula="of:=([.F33]*5)/100" office:value-type="float" office:value="0.227187382651145" calcext:value-type="float">
            <text:p>0,227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4" office:value-type="string" calcext:value-type="string">
            <text:p>R00341</text:p>
          </table:table-cell>
          <table:table-cell table:style-name="ce4" office:value-type="string" calcext:value-type="string">
            <text:p>r_0884</text:p>
          </table:table-cell>
          <table:table-cell table:style-name="ce7" office:value-type="float" office:value="6.15174299384826" calcext:value-type="float">
            <text:p>6,1517</text:p>
          </table:table-cell>
          <table:table-cell table:style-name="ce7" table:formula="of:=([.D34]*1.5)/100" office:value-type="float" office:value="0.0922761449077239" calcext:value-type="float">
            <text:p>0,0923</text:p>
          </table:table-cell>
          <table:table-cell table:style-name="ce7" office:value-type="float" office:value="32.4446113405933" calcext:value-type="float">
            <text:p>32,4446</text:p>
          </table:table-cell>
          <table:table-cell table:style-name="ce7" table:formula="of:=([.F34]*5)/100" office:value-type="float" office:value="1.62223056702966" calcext:value-type="float">
            <text:p>1,62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7" office:value-type="float" office:value="7.17703349282297" calcext:value-type="float">
            <text:p>7,1770</text:p>
          </table:table-cell>
          <table:table-cell table:style-name="ce7" table:formula="of:=([.D35]*1.5)/100" office:value-type="float" office:value="0.107655502392345" calcext:value-type="float">
            <text:p>0,1077</text:p>
          </table:table-cell>
          <table:table-cell table:style-name="ce7" office:value-type="float" office:value="3.86781825009388" calcext:value-type="float">
            <text:p>3,8678</text:p>
          </table:table-cell>
          <table:table-cell table:style-name="ce7" table:formula="of:=([.F35]*5)/100" office:value-type="float" office:value="0.193390912504694" calcext:value-type="float">
            <text:p>0,193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4" office:value-type="string" calcext:value-type="string">
            <text:p>R01529</text:p>
          </table:table-cell>
          <table:table-cell table:style-name="ce4" office:value-type="string" calcext:value-type="string">
            <text:p>r_0984</text:p>
          </table:table-cell>
          <table:table-cell table:style-name="ce7" office:value-type="float" office:value="3.87331966279335" calcext:value-type="float">
            <text:p>3,8733</text:p>
          </table:table-cell>
          <table:table-cell table:style-name="ce7" table:formula="of:=([.D36]*1.5)/100" office:value-type="float" office:value="0.0580997949419003" calcext:value-type="float">
            <text:p>0,0581</text:p>
          </table:table-cell>
          <table:table-cell table:style-name="ce7" office:value-type="float" office:value="2.06533984228314" calcext:value-type="float">
            <text:p>2,0653</text:p>
          </table:table-cell>
          <table:table-cell table:style-name="ce7" table:formula="of:=([.F36]*5)/100" office:value-type="float" office:value="0.103266992114157" calcext:value-type="float">
            <text:p>0,103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4" office:value-type="string" calcext:value-type="string">
            <text:p>R01056</text:p>
          </table:table-cell>
          <table:table-cell table:style-name="ce4" office:value-type="string" calcext:value-type="string">
            <text:p>r_0982</text:p>
          </table:table-cell>
          <table:table-cell table:style-name="ce7" office:value-type="float" office:value="4.44292549555707" calcext:value-type="float">
            <text:p>4,4429</text:p>
          </table:table-cell>
          <table:table-cell table:style-name="ce7" table:formula="of:=([.D37]*1.5)/100" office:value-type="float" office:value="0.0666438824333561" calcext:value-type="float">
            <text:p>0,0666</text:p>
          </table:table-cell>
          <table:table-cell table:style-name="ce7" office:value-type="float" office:value="2.32820127675554" calcext:value-type="float">
            <text:p>2,3282</text:p>
          </table:table-cell>
          <table:table-cell table:style-name="ce7" table:formula="of:=([.F37]*5)/100" office:value-type="float" office:value="0.116410063837777" calcext:value-type="float">
            <text:p>0,116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7" office:value-type="float" office:value="8.43016632490317" calcext:value-type="float">
            <text:p>8,4302</text:p>
          </table:table-cell>
          <table:table-cell table:style-name="ce7" table:formula="of:=([.D38]*1.5)/100" office:value-type="float" office:value="0.126452494873548" calcext:value-type="float">
            <text:p>0,1265</text:p>
          </table:table-cell>
          <table:table-cell table:style-name="ce7" office:value-type="float" office:value="6.08336462636125" calcext:value-type="float">
            <text:p>6,0834</text:p>
          </table:table-cell>
          <table:table-cell table:style-name="ce7" table:formula="of:=([.F38]*5)/100" office:value-type="float" office:value="0.304168231318063" calcext:value-type="float">
            <text:p>0,3042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7" office:value-type="float" office:value="14.8097516518569" calcext:value-type="float">
            <text:p>14,8098</text:p>
          </table:table-cell>
          <table:table-cell table:style-name="ce7" table:formula="of:=([.D39]*1.5)/100" office:value-type="float" office:value="0.222146274777853" calcext:value-type="float">
            <text:p>0,2221</text:p>
          </table:table-cell>
          <table:table-cell table:style-name="ce7" office:value-type="float" office:value="0.600826135936913" calcext:value-type="float">
            <text:p>0,6008</text:p>
          </table:table-cell>
          <table:table-cell table:style-name="ce7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7" table:number-columns-repeated="4"/>
          <table:table-cell table:style-name="ce17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5"/>
          <table:table-cell table:style-name="ce17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9"/>
        <table:table-column table:style-name="co22" table:default-cell-style-name="ce2"/>
        <table:table-column table:style-name="co23" table:default-cell-style-name="ce2"/>
        <table:table-column table:style-name="co22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9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20" table:number-columns-repeated="2"/>
          <table:table-cell table:number-columns-repeated="1015"/>
        </table:table-row>
        <table:table-row table:style-name="ro1">
          <table:table-cell table:style-name="ce18"/>
          <table:table-cell table:style-name="ce19"/>
          <table:table-cell table:style-name="ce9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2"/>
        <table:table-column table:style-name="co22" table:number-columns-repeated="1022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26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9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7" office:value-type="string" calcext:value-type="string">
            <text:p>Reaction_name</text:p>
          </table:table-cell>
          <table:table-cell table:style-name="ce7" office:value-type="string" calcext:value-type="string">
            <text:p>Yeast7_ID</text:p>
          </table:table-cell>
          <table:table-cell table:style-name="ce7" office:value-type="string" calcext:value-type="string">
            <text:p>glucose rel flux</text:p>
          </table:table-cell>
          <table:table-cell table:style-name="ce7" office:value-type="string" calcext:value-type="string">
            <text:p>glucose exp flux</text:p>
          </table:table-cell>
          <table:table-cell table:style-name="ce7" office:value-type="string" calcext:value-type="string">
            <text:p>galactose rel flux</text:p>
          </table:table-cell>
          <table:table-cell table:style-name="ce7" office:value-type="string" calcext:value-type="string">
            <text:p>galactose exp flux</text:p>
          </table:table-cell>
          <table:table-cell table:style-name="ce7" office:value-type="string" calcext:value-type="string">
            <text:p>glycerol rel flux</text:p>
          </table:table-cell>
          <table:table-cell table:style-name="ce7" office:value-type="string" calcext:value-type="string">
            <text:p>glycerol exp flux</text:p>
          </table:table-cell>
          <table:table-cell table:style-name="ce7" office:value-type="string" calcext:value-type="string">
            <text:p>ethanol rel flux</text:p>
          </table:table-cell>
          <table:table-cell table:style-name="ce7" office:value-type="string" calcext:value-type="string">
            <text:p>ethanol exp flux</text:p>
          </table:table-cell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7" office:value-type="string" calcext:value-type="string">
            <text:p>R01786</text:p>
          </table:table-cell>
          <table:table-cell table:style-name="ce7" office:value-type="string" calcext:value-type="string">
            <text:p>r_0534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D2]*1.5)/100" office:value-type="float" office:value="1.5" calcext:value-type="float">
            <text:p>1,5000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7" office:value-type="string" calcext:value-type="string">
            <text:p>R01092</text:p>
          </table:table-cell>
          <table:table-cell table:style-name="ce7" office:value-type="string" calcext:value-type="string">
            <text:p>r_0458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F3]*1.5)/100" office:value-type="float" office:value="1.5" calcext:value-type="float">
            <text:p>1,5000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Glycerol(ex) &lt;==&gt; D-Glyceraldehyde-3-phosphate</text:p>
          </table:table-cell>
          <table:table-cell table:style-name="ce7" office:value-type="string" calcext:value-type="string">
            <text:p>R01041</text:p>
          </table:table-cell>
          <table:table-cell table:style-name="ce7" office:value-type="string" calcext:value-type="string">
            <text:p>r_0164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H4]*2.5)/100" office:value-type="float" office:value="2.5" calcext:value-type="float">
            <text:p>2,500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7" office:value-type="string" calcext:value-type="string">
            <text:p>R00200</text:p>
          </table:table-cell>
          <table:table-cell table:style-name="ce7" office:value-type="string" calcext:value-type="string">
            <text:p>r_0962</text:p>
          </table:table-cell>
          <table:table-cell table:style-name="ce7" office:value-type="float" office:value="-171" calcext:value-type="float">
            <text:p>-171,0000</text:p>
          </table:table-cell>
          <table:table-cell table:style-name="ce7" table:formula="of:=([.D5]*1.5)/100" office:value-type="float" office:value="-2.565" calcext:value-type="float">
            <text:p>-2,5650</text:p>
          </table:table-cell>
          <table:table-cell table:style-name="ce7" office:value-type="float" office:value="-157" calcext:value-type="float">
            <text:p>-157,0000</text:p>
          </table:table-cell>
          <table:table-cell table:style-name="ce7" table:formula="of:=([.F5]*1.5)/100" office:value-type="float" office:value="-2.355" calcext:value-type="float">
            <text:p>-2,3550</text:p>
          </table:table-cell>
          <table:table-cell table:style-name="ce7" office:value-type="float" office:value="-64" calcext:value-type="float">
            <text:p>-64,0000</text:p>
          </table:table-cell>
          <table:table-cell table:style-name="ce7" table:formula="of:=([.H5]*2.5)/100" office:value-type="float" office:value="-1.6" calcext:value-type="float">
            <text:p>-1,6000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7" office:value-type="string" calcext:value-type="string">
            <text:p>R00209</text:p>
          </table:table-cell>
          <table:table-cell table:style-name="ce7" office:value-type="string" calcext:value-type="string">
            <text:p>r_0961</text:p>
          </table:table-cell>
          <table:table-cell table:style-name="ce7" office:value-type="float" office:value="6" calcext:value-type="float">
            <text:p>6,0000</text:p>
          </table:table-cell>
          <table:table-cell table:style-name="ce7" table:formula="of:=([.D6]*1.5)/100" office:value-type="float" office:value="0.09" calcext:value-type="float">
            <text:p>0,0900</text:p>
          </table:table-cell>
          <table:table-cell table:style-name="ce7" office:value-type="float" office:value="9" calcext:value-type="float">
            <text:p>9,0000</text:p>
          </table:table-cell>
          <table:table-cell table:style-name="ce7" table:formula="of:=([.F6]*1.5)/100" office:value-type="float" office:value="0.135" calcext:value-type="float">
            <text:p>0,1350</text:p>
          </table:table-cell>
          <table:table-cell table:style-name="ce7" office:value-type="float" office:value="31" calcext:value-type="float">
            <text:p>31,0000</text:p>
          </table:table-cell>
          <table:table-cell table:style-name="ce7" table:formula="of:=([.H6]*2.5)/100" office:value-type="float" office:value="0.775" calcext:value-type="float">
            <text:p>0,77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7" office:value-type="string" calcext:value-type="string">
            <text:p>R00267</text:p>
          </table:table-cell>
          <table:table-cell table:style-name="ce7" office:value-type="string" calcext:value-type="string">
            <text:p>r_2131</text:p>
          </table:table-cell>
          <table:table-cell table:style-name="ce7" office:value-type="float" office:value="6" calcext:value-type="float">
            <text:p>6,0000</text:p>
          </table:table-cell>
          <table:table-cell table:style-name="ce7" table:formula="of:=([.D7]*1.5)/100" office:value-type="float" office:value="0.09" calcext:value-type="float">
            <text:p>0,090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F7]*1.5)/100" office:value-type="float" office:value="0.12" calcext:value-type="float">
            <text:p>0,1200</text:p>
          </table:table-cell>
          <table:table-cell table:style-name="ce7" office:value-type="float" office:value="29" calcext:value-type="float">
            <text:p>29,0000</text:p>
          </table:table-cell>
          <table:table-cell table:style-name="ce7" table:formula="of:=([.H7]*2.5)/100" office:value-type="float" office:value="0.725" calcext:value-type="float">
            <text:p>0,7250</text:p>
          </table:table-cell>
          <table:table-cell table:style-name="ce7" office:value-type="float" office:value="6" calcext:value-type="float">
            <text:p>6,0000</text:p>
          </table:table-cell>
          <table:table-cell table:style-name="ce7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7" office:value-type="string" calcext:value-type="string">
            <text:p>R00342</text:p>
          </table:table-cell>
          <table:table-cell table:style-name="ce7" office:value-type="string" calcext:value-type="string">
            <text:p>r_0713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,0000</text:p>
          </table:table-cell>
          <table:table-cell table:style-name="ce7" table:formula="of:=([.F8]*1.5)/100" office:value-type="float" office:value="0.015" calcext:value-type="float">
            <text:p>0,0150</text:p>
          </table:table-cell>
          <table:table-cell table:style-name="ce7" office:value-type="float" office:value="21" calcext:value-type="float">
            <text:p>21,0000</text:p>
          </table:table-cell>
          <table:table-cell table:style-name="ce7" table:formula="of:=([.H8]*2.5)/100" office:value-type="float" office:value="0.525" calcext:value-type="float">
            <text:p>0,5250</text:p>
          </table:table-cell>
          <table:table-cell table:style-name="ce7" office:value-type="float" office:value="37" calcext:value-type="float">
            <text:p>37,0000</text:p>
          </table:table-cell>
          <table:table-cell table:style-name="ce7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7" office:value-type="string" calcext:value-type="string">
            <text:p>R00351</text:p>
          </table:table-cell>
          <table:table-cell table:style-name="ce7" office:value-type="string" calcext:value-type="string">
            <text:p>r_0300</text:p>
          </table:table-cell>
          <table:table-cell table:style-name="ce7" office:value-type="float" office:value="-6" calcext:value-type="float">
            <text:p>-6,0000</text:p>
          </table:table-cell>
          <table:table-cell table:style-name="ce7" table:formula="of:=([.D9]*1.5)/100" office:value-type="float" office:value="-0.09" calcext:value-type="float">
            <text:p>-0,0900</text:p>
          </table:table-cell>
          <table:table-cell table:style-name="ce7" office:value-type="float" office:value="-8" calcext:value-type="float">
            <text:p>-8,0000</text:p>
          </table:table-cell>
          <table:table-cell table:style-name="ce7" table:formula="of:=([.F9]*1.5)/100" office:value-type="float" office:value="-0.12" calcext:value-type="float">
            <text:p>-0,1200</text:p>
          </table:table-cell>
          <table:table-cell table:style-name="ce7" office:value-type="float" office:value="-29" calcext:value-type="float">
            <text:p>-29,0000</text:p>
          </table:table-cell>
          <table:table-cell table:style-name="ce7" table:formula="of:=([.H9]*2.5)/100" office:value-type="float" office:value="-0.725" calcext:value-type="float">
            <text:p>-0,7250</text:p>
          </table:table-cell>
          <table:table-cell table:style-name="ce7" office:value-type="float" office:value="-6" calcext:value-type="float">
            <text:p>-6,0000</text:p>
          </table:table-cell>
          <table:table-cell table:style-name="ce7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7" office:value-type="string" calcext:value-type="string">
            <text:p>R00405</text:p>
          </table:table-cell>
          <table:table-cell table:style-name="ce7" office:value-type="string" calcext:value-type="string">
            <text:p>r_1022</text:p>
          </table:table-cell>
          <table:table-cell table:style-name="ce7" office:value-type="float" office:value="-3" calcext:value-type="float">
            <text:p>-3,0000</text:p>
          </table:table-cell>
          <table:table-cell table:style-name="ce7" table:formula="of:=([.D10]*1.5)/100" office:value-type="float" office:value="-0.045" calcext:value-type="float">
            <text:p>-0,0450</text:p>
          </table:table-cell>
          <table:table-cell table:style-name="ce7" office:value-type="float" office:value="-3" calcext:value-type="float">
            <text:p>-3,0000</text:p>
          </table:table-cell>
          <table:table-cell table:style-name="ce7" table:formula="of:=([.F10]*1.5)/100" office:value-type="float" office:value="-0.045" calcext:value-type="float">
            <text:p>-0,0450</text:p>
          </table:table-cell>
          <table:table-cell table:style-name="ce7" office:value-type="float" office:value="-23" calcext:value-type="float">
            <text:p>-23,0000</text:p>
          </table:table-cell>
          <table:table-cell table:style-name="ce7" table:formula="of:=([.H10]*2.5)/100" office:value-type="float" office:value="-0.575" calcext:value-type="float">
            <text:p>-0,5750</text:p>
          </table:table-cell>
          <table:table-cell table:style-name="ce7" office:value-type="float" office:value="-2" calcext:value-type="float">
            <text:p>-2,0000</text:p>
          </table:table-cell>
          <table:table-cell table:style-name="ce7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7" office:value-type="string" calcext:value-type="string">
            <text:p>R00402</text:p>
          </table:table-cell>
          <table:table-cell table:style-name="ce7" office:value-type="string" calcext:value-type="string">
            <text:p>r_0454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F11]*1.5)/100" office:value-type="float" office:value="0.045" calcext:value-type="float">
            <text:p>0,0450</text:p>
          </table:table-cell>
          <table:table-cell table:style-name="ce7" office:value-type="float" office:value="23" calcext:value-type="float">
            <text:p>23,0000</text:p>
          </table:table-cell>
          <table:table-cell table:style-name="ce7" table:formula="of:=([.H11]*2.5)/100" office:value-type="float" office:value="0.575" calcext:value-type="float">
            <text:p>0,5750</text:p>
          </table:table-cell>
          <table:table-cell table:style-name="ce7" office:value-type="float" office:value="43" calcext:value-type="float">
            <text:p>43,0000</text:p>
          </table:table-cell>
          <table:table-cell table:style-name="ce7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7" office:value-type="string" calcext:value-type="string">
            <text:p>R01015</text:p>
          </table:table-cell>
          <table:table-cell table:style-name="ce7" office:value-type="string" calcext:value-type="string">
            <text:p>r_1054</text:p>
          </table:table-cell>
          <table:table-cell table:style-name="ce7" office:value-type="float" office:value="-91" calcext:value-type="float">
            <text:p>-91,0000</text:p>
          </table:table-cell>
          <table:table-cell table:style-name="ce7" table:formula="of:=([.D12]*1.5)/100" office:value-type="float" office:value="-1.365" calcext:value-type="float">
            <text:p>-1,3650</text:p>
          </table:table-cell>
          <table:table-cell table:style-name="ce7" office:value-type="float" office:value="-84" calcext:value-type="float">
            <text:p>-84,0000</text:p>
          </table:table-cell>
          <table:table-cell table:style-name="ce7" table:formula="of:=([.F12]*1.5)/100" office:value-type="float" office:value="-1.26" calcext:value-type="float">
            <text:p>-1,2600</text:p>
          </table:table-cell>
          <table:table-cell table:style-name="ce7" office:value-type="float" office:value="-21" calcext:value-type="float">
            <text:p>-21,0000</text:p>
          </table:table-cell>
          <table:table-cell table:style-name="ce7" table:formula="of:=([.H12]*2.5)/100" office:value-type="float" office:value="-0.525" calcext:value-type="float">
            <text:p>-0,5250</text:p>
          </table:table-cell>
          <table:table-cell table:style-name="ce7" office:value-type="float" office:value="-11" calcext:value-type="float">
            <text:p>-11,0000</text:p>
          </table:table-cell>
          <table:table-cell table:style-name="ce7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7" office:value-type="string" calcext:value-type="string">
            <text:p>R01061</text:p>
          </table:table-cell>
          <table:table-cell table:style-name="ce7" office:value-type="string" calcext:value-type="string">
            <text:p>r_0486</text:p>
          </table:table-cell>
          <table:table-cell table:style-name="ce7" office:value-type="float" office:value="-172" calcext:value-type="float">
            <text:p>-172,0000</text:p>
          </table:table-cell>
          <table:table-cell table:style-name="ce7" table:formula="of:=([.D13]*1.5)/100" office:value-type="float" office:value="-2.58" calcext:value-type="float">
            <text:p>-2,5800</text:p>
          </table:table-cell>
          <table:table-cell table:style-name="ce7" office:value-type="float" office:value="-160" calcext:value-type="float">
            <text:p>-160,0000</text:p>
          </table:table-cell>
          <table:table-cell table:style-name="ce7" table:formula="of:=([.F13]*1.5)/100" office:value-type="float" office:value="-2.4" calcext:value-type="float">
            <text:p>-2,4000</text:p>
          </table:table-cell>
          <table:table-cell table:style-name="ce7" office:value-type="float" office:value="-61" calcext:value-type="float">
            <text:p>-61,0000</text:p>
          </table:table-cell>
          <table:table-cell table:style-name="ce7" table:formula="of:=([.H13]*2.5)/100" office:value-type="float" office:value="-1.525" calcext:value-type="float">
            <text:p>-1,5250</text:p>
          </table:table-cell>
          <table:table-cell table:style-name="ce7" office:value-type="float" office:value="-25" calcext:value-type="float">
            <text:p>-25,0000</text:p>
          </table:table-cell>
          <table:table-cell table:style-name="ce7" table:formula="of:=([.J13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7" office:value-type="string" calcext:value-type="string">
            <text:p>R01070</text:p>
          </table:table-cell>
          <table:table-cell table:style-name="ce7" office:value-type="string" calcext:value-type="string">
            <text:p>r_0450</text:p>
          </table:table-cell>
          <table:table-cell table:style-name="ce7" office:value-type="float" office:value="91" calcext:value-type="float">
            <text:p>91,0000</text:p>
          </table:table-cell>
          <table:table-cell table:style-name="ce7" table:formula="of:=([.D14]*1.5)/100" office:value-type="float" office:value="1.365" calcext:value-type="float">
            <text:p>1,3650</text:p>
          </table:table-cell>
          <table:table-cell table:style-name="ce7" office:value-type="float" office:value="84" calcext:value-type="float">
            <text:p>84,0000</text:p>
          </table:table-cell>
          <table:table-cell table:style-name="ce7" table:formula="of:=([.F14]*1.5)/100" office:value-type="float" office:value="1.26" calcext:value-type="float">
            <text:p>1,2600</text:p>
          </table:table-cell>
          <table:table-cell table:style-name="ce7" office:value-type="float" office:value="21" calcext:value-type="float">
            <text:p>21,0000</text:p>
          </table:table-cell>
          <table:table-cell table:style-name="ce7" table:formula="of:=([.H14]*2.5)/100" office:value-type="float" office:value="0.525" calcext:value-type="float">
            <text:p>0,5250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7" office:value-type="string" calcext:value-type="string">
            <text:p>R01082</text:p>
          </table:table-cell>
          <table:table-cell table:style-name="ce7" office:value-type="string" calcext:value-type="string">
            <text:p>r_0452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-3" calcext:value-type="float">
            <text:p>-3,0000</text:p>
          </table:table-cell>
          <table:table-cell table:style-name="ce7" table:formula="of:=([.F15]*1.5)/100" office:value-type="float" office:value="-0.045" calcext:value-type="float">
            <text:p>-0,0450</text:p>
          </table:table-cell>
          <table:table-cell table:style-name="ce7" office:value-type="float" office:value="-23" calcext:value-type="float">
            <text:p>-23,0000</text:p>
          </table:table-cell>
          <table:table-cell table:style-name="ce7" table:formula="of:=([.H15]*2.5)/100" office:value-type="float" office:value="-0.575" calcext:value-type="float">
            <text:p>-0,5750</text:p>
          </table:table-cell>
          <table:table-cell table:style-name="ce7" office:value-type="float" office:value="-43" calcext:value-type="float">
            <text:p>-43,0000</text:p>
          </table:table-cell>
          <table:table-cell table:style-name="ce7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7" office:value-type="string" calcext:value-type="string">
            <text:p>R01324</text:p>
          </table:table-cell>
          <table:table-cell table:style-name="ce7" office:value-type="string" calcext:value-type="string">
            <text:p>r_0302</text:p>
          </table:table-cell>
          <table:table-cell table:style-name="ce7" office:value-type="float" office:value="6" calcext:value-type="float">
            <text:p>6,0000</text:p>
          </table:table-cell>
          <table:table-cell table:style-name="ce7" table:formula="of:=([.D16]*1.5)/100" office:value-type="float" office:value="0.09" calcext:value-type="float">
            <text:p>0,090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F16]*1.5)/100" office:value-type="float" office:value="0.12" calcext:value-type="float">
            <text:p>0,1200</text:p>
          </table:table-cell>
          <table:table-cell table:style-name="ce7" office:value-type="float" office:value="29" calcext:value-type="float">
            <text:p>29,0000</text:p>
          </table:table-cell>
          <table:table-cell table:style-name="ce7" table:formula="of:=([.H16]*2.5)/100" office:value-type="float" office:value="0.725" calcext:value-type="float">
            <text:p>0,7250</text:p>
          </table:table-cell>
          <table:table-cell table:style-name="ce7" office:value-type="float" office:value="48" calcext:value-type="float">
            <text:p>48,0000</text:p>
          </table:table-cell>
          <table:table-cell table:style-name="ce7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7" office:value-type="string" calcext:value-type="string">
            <text:p>R01512</text:p>
          </table:table-cell>
          <table:table-cell table:style-name="ce7" office:value-type="string" calcext:value-type="string">
            <text:p>r_0892</text:p>
          </table:table-cell>
          <table:table-cell table:style-name="ce7" office:value-type="float" office:value="-172" calcext:value-type="float">
            <text:p>-172,0000</text:p>
          </table:table-cell>
          <table:table-cell table:style-name="ce7" table:formula="of:=([.D17]*1.5)/100" office:value-type="float" office:value="-2.58" calcext:value-type="float">
            <text:p>-2,5800</text:p>
          </table:table-cell>
          <table:table-cell table:style-name="ce7" office:value-type="float" office:value="-160" calcext:value-type="float">
            <text:p>-160,0000</text:p>
          </table:table-cell>
          <table:table-cell table:style-name="ce7" table:formula="of:=([.F17]*1.5)/100" office:value-type="float" office:value="-2.4" calcext:value-type="float">
            <text:p>-2,4000</text:p>
          </table:table-cell>
          <table:table-cell table:style-name="ce7" office:value-type="float" office:value="-61" calcext:value-type="float">
            <text:p>-61,0000</text:p>
          </table:table-cell>
          <table:table-cell table:style-name="ce7" table:formula="of:=([.H17]*2.5)/100" office:value-type="float" office:value="-1.525" calcext:value-type="float">
            <text:p>-1,5250</text:p>
          </table:table-cell>
          <table:table-cell table:style-name="ce7" office:value-type="float" office:value="-25" calcext:value-type="float">
            <text:p>-25,0000</text:p>
          </table:table-cell>
          <table:table-cell table:style-name="ce7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7" office:value-type="string" calcext:value-type="string">
            <text:p>R01518</text:p>
          </table:table-cell>
          <table:table-cell table:style-name="ce7" office:value-type="string" calcext:value-type="string">
            <text:p>r_0893</text:p>
          </table:table-cell>
          <table:table-cell table:style-name="ce7" office:value-type="float" office:value="-172" calcext:value-type="float">
            <text:p>-172,0000</text:p>
          </table:table-cell>
          <table:table-cell table:style-name="ce7" table:formula="of:=([.D18]*1.5)/100" office:value-type="float" office:value="-2.58" calcext:value-type="float">
            <text:p>-2,5800</text:p>
          </table:table-cell>
          <table:table-cell table:style-name="ce7" office:value-type="float" office:value="-160" calcext:value-type="float">
            <text:p>-160,0000</text:p>
          </table:table-cell>
          <table:table-cell table:style-name="ce7" table:formula="of:=([.F18]*1.5)/100" office:value-type="float" office:value="-2.4" calcext:value-type="float">
            <text:p>-2,4000</text:p>
          </table:table-cell>
          <table:table-cell table:style-name="ce7" office:value-type="float" office:value="-61" calcext:value-type="float">
            <text:p>-61,0000</text:p>
          </table:table-cell>
          <table:table-cell table:style-name="ce7" table:formula="of:=([.H18]*2.5)/100" office:value-type="float" office:value="-1.525" calcext:value-type="float">
            <text:p>-1,5250</text:p>
          </table:table-cell>
          <table:table-cell table:style-name="ce7" office:value-type="float" office:value="-25" calcext:value-type="float">
            <text:p>-25,0000</text:p>
          </table:table-cell>
          <table:table-cell table:style-name="ce7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7" office:value-type="string" calcext:value-type="string">
            <text:p>R01528</text:p>
          </table:table-cell>
          <table:table-cell table:style-name="ce7" office:value-type="string" calcext:value-type="string">
            <text:p>r_0889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D19]*1.5)/100" office:value-type="float" office:value="0.165" calcext:value-type="float">
            <text:p>0,1650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F19]*1.5)/100" office:value-type="float" office:value="0.165" calcext:value-type="float">
            <text:p>0,1650</text:p>
          </table:table-cell>
          <table:table-cell table:style-name="ce7" office:value-type="float" office:value="15" calcext:value-type="float">
            <text:p>15,0000</text:p>
          </table:table-cell>
          <table:table-cell table:style-name="ce7" table:formula="of:=([.H19]*2.5)/100" office:value-type="float" office:value="0.375" calcext:value-type="float">
            <text:p>0,37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7" office:value-type="string" calcext:value-type="string">
            <text:p>R01641</text:p>
          </table:table-cell>
          <table:table-cell table:style-name="ce7" office:value-type="string" calcext:value-type="string">
            <text:p>r_1049</text:p>
          </table:table-cell>
          <table:table-cell table:style-name="ce7" office:value-type="float" office:value="-3" calcext:value-type="float">
            <text:p>-3,0000</text:p>
          </table:table-cell>
          <table:table-cell table:style-name="ce7" table:formula="of:=([.D20]*1.5)/100" office:value-type="float" office:value="-0.045" calcext:value-type="float">
            <text:p>-0,0450</text:p>
          </table:table-cell>
          <table:table-cell table:style-name="ce7" office:value-type="float" office:value="-4" calcext:value-type="float">
            <text:p>-4,0000</text:p>
          </table:table-cell>
          <table:table-cell table:style-name="ce7" table:formula="of:=([.F20]*1.5)/100" office:value-type="float" office:value="-0.06" calcext:value-type="float">
            <text:p>-0,0600</text:p>
          </table:table-cell>
          <table:table-cell table:style-name="ce7" office:value-type="float" office:value="-5" calcext:value-type="float">
            <text:p>-5,0000</text:p>
          </table:table-cell>
          <table:table-cell table:style-name="ce7" table:formula="of:=([.H20]*2.5)/100" office:value-type="float" office:value="-0.125" calcext:value-type="float">
            <text:p>-0,1250</text:p>
          </table:table-cell>
          <table:table-cell table:style-name="ce7" office:value-type="float" office:value="-1" calcext:value-type="float">
            <text:p>-1,0000</text:p>
          </table:table-cell>
          <table:table-cell table:style-name="ce7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7" office:value-type="string" calcext:value-type="string">
            <text:p>R01827</text:p>
          </table:table-cell>
          <table:table-cell table:style-name="ce7" office:value-type="string" calcext:value-type="string">
            <text:p>r_1048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D21]*1.5)/100" office:value-type="float" office:value="0.045" calcext:value-type="float">
            <text:p>0,0450</text:p>
          </table:table-cell>
          <table:table-cell table:style-name="ce7" office:value-type="float" office:value="4" calcext:value-type="float">
            <text:p>4,0000</text:p>
          </table:table-cell>
          <table:table-cell table:style-name="ce7" table:formula="of:=([.F21]*1.5)/100" office:value-type="float" office:value="0.06" calcext:value-type="float">
            <text:p>0,0600</text:p>
          </table:table-cell>
          <table:table-cell table:style-name="ce7" office:value-type="float" office:value="5" calcext:value-type="float">
            <text:p>5,0000</text:p>
          </table:table-cell>
          <table:table-cell table:style-name="ce7" table:formula="of:=([.H21]*2.5)/100" office:value-type="float" office:value="0.125" calcext:value-type="float">
            <text:p>0,1250</text:p>
          </table:table-cell>
          <table:table-cell table:style-name="ce7" office:value-type="float" office:value="1" calcext:value-type="float">
            <text:p>1,0000</text:p>
          </table:table-cell>
          <table:table-cell table:style-name="ce7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7" office:value-type="string" calcext:value-type="string">
            <text:p>R01830</text:p>
          </table:table-cell>
          <table:table-cell table:style-name="ce7" office:value-type="string" calcext:value-type="string">
            <text:p>r_1050</text:p>
          </table:table-cell>
          <table:table-cell table:style-name="ce7" office:value-type="float" office:value="-3" calcext:value-type="float">
            <text:p>-3,0000</text:p>
          </table:table-cell>
          <table:table-cell table:style-name="ce7" table:formula="of:=([.D22]*1.5)/100" office:value-type="float" office:value="-0.045" calcext:value-type="float">
            <text:p>-0,0450</text:p>
          </table:table-cell>
          <table:table-cell table:style-name="ce7" office:value-type="float" office:value="-2" calcext:value-type="float">
            <text:p>-2,0000</text:p>
          </table:table-cell>
          <table:table-cell table:style-name="ce7" table:formula="of:=([.F22]*1.5)/100" office:value-type="float" office:value="-0.03" calcext:value-type="float">
            <text:p>-0,0300</text:p>
          </table:table-cell>
          <table:table-cell table:style-name="ce7" office:value-type="float" office:value="-2" calcext:value-type="float">
            <text:p>-2,0000</text:p>
          </table:table-cell>
          <table:table-cell table:style-name="ce7" table:formula="of:=([.H22]*2.5)/100" office:value-type="float" office:value="-0.05" calcext:value-type="float">
            <text:p>-0,0500</text:p>
          </table:table-cell>
          <table:table-cell table:style-name="ce7" office:value-type="float" office:value="-1" calcext:value-type="float">
            <text:p>-1,0000</text:p>
          </table:table-cell>
          <table:table-cell table:style-name="ce7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7" office:value-type="string" calcext:value-type="string">
            <text:p>R02736</text:p>
          </table:table-cell>
          <table:table-cell table:style-name="ce7" office:value-type="string" calcext:value-type="string">
            <text:p>r_0466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D23]*1.5)/100" office:value-type="float" office:value="0.165" calcext:value-type="float">
            <text:p>0,1650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F23]*1.5)/100" office:value-type="float" office:value="0.165" calcext:value-type="float">
            <text:p>0,1650</text:p>
          </table:table-cell>
          <table:table-cell table:style-name="ce7" office:value-type="float" office:value="15" calcext:value-type="float">
            <text:p>15,0000</text:p>
          </table:table-cell>
          <table:table-cell table:style-name="ce7" table:formula="of:=([.H23]*2.5)/100" office:value-type="float" office:value="0.375" calcext:value-type="float">
            <text:p>0,37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7" office:value-type="string" calcext:value-type="string">
            <text:p>R02740</text:p>
          </table:table-cell>
          <table:table-cell table:style-name="ce7" office:value-type="string" calcext:value-type="string">
            <text:p>r_0467</text:p>
          </table:table-cell>
          <table:table-cell table:style-name="ce7" office:value-type="float" office:value="85" calcext:value-type="float">
            <text:p>85,0000</text:p>
          </table:table-cell>
          <table:table-cell table:style-name="ce7" table:formula="of:=([.D24]*1.5)/100" office:value-type="float" office:value="1.275" calcext:value-type="float">
            <text:p>1,2750</text:p>
          </table:table-cell>
          <table:table-cell table:style-name="ce7" office:value-type="float" office:value="78" calcext:value-type="float">
            <text:p>78,0000</text:p>
          </table:table-cell>
          <table:table-cell table:style-name="ce7" table:formula="of:=([.F24]*1.5)/100" office:value-type="float" office:value="1.17" calcext:value-type="float">
            <text:p>1,1700</text:p>
          </table:table-cell>
          <table:table-cell table:style-name="ce7" office:value-type="float" office:value="28" calcext:value-type="float">
            <text:p>28,0000</text:p>
          </table:table-cell>
          <table:table-cell table:style-name="ce7" table:formula="of:=([.H24]*2.5)/100" office:value-type="float" office:value="0.7" calcext:value-type="float">
            <text:p>0,700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7" office:value-type="string" calcext:value-type="string">
            <text:p>R04779</text:p>
          </table:table-cell>
          <table:table-cell table:style-name="ce7" office:value-type="string" calcext:value-type="string">
            <text:p>r_0886</text:p>
          </table:table-cell>
          <table:table-cell table:style-name="ce7" office:value-type="float" office:value="91" calcext:value-type="float">
            <text:p>91,0000</text:p>
          </table:table-cell>
          <table:table-cell table:style-name="ce7" table:formula="of:=([.D25]*1.5)/100" office:value-type="float" office:value="1.365" calcext:value-type="float">
            <text:p>1,3650</text:p>
          </table:table-cell>
          <table:table-cell table:style-name="ce7" office:value-type="float" office:value="84" calcext:value-type="float">
            <text:p>84,0000</text:p>
          </table:table-cell>
          <table:table-cell table:style-name="ce7" table:formula="of:=([.F25]*1.5)/100" office:value-type="float" office:value="1.26" calcext:value-type="float">
            <text:p>1,2600</text:p>
          </table:table-cell>
          <table:table-cell table:style-name="ce7" office:value-type="float" office:value="21" calcext:value-type="float">
            <text:p>21,0000</text:p>
          </table:table-cell>
          <table:table-cell table:style-name="ce7" table:formula="of:=([.H25]*2.5)/100" office:value-type="float" office:value="0.525" calcext:value-type="float">
            <text:p>0,5250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7" office:value-type="string" calcext:value-type="string">
            <text:p>R00750</text:p>
          </table:table-cell>
          <table:table-cell table:style-name="ce7" office:value-type="string" calcext:value-type="string">
            <text:p>r_0959</text:p>
          </table:table-cell>
          <table:table-cell table:style-name="ce7" office:value-type="float" office:value="149" calcext:value-type="float">
            <text:p>149,0000</text:p>
          </table:table-cell>
          <table:table-cell table:style-name="ce7" table:formula="of:=([.D26]*1.5)/100" office:value-type="float" office:value="2.235" calcext:value-type="float">
            <text:p>2,2350</text:p>
          </table:table-cell>
          <table:table-cell table:style-name="ce7" office:value-type="float" office:value="124" calcext:value-type="float">
            <text:p>124,0000</text:p>
          </table:table-cell>
          <table:table-cell table:style-name="ce7" table:formula="of:=([.F26]*1.5)/100" office:value-type="float" office:value="1.86" calcext:value-type="float">
            <text:p>1,8600</text:p>
          </table:table-cell>
          <table:table-cell table:style-name="ce7" office:value-type="float" office:value="15" calcext:value-type="float">
            <text:p>15,0000</text:p>
          </table:table-cell>
          <table:table-cell table:style-name="ce7" table:formula="of:=([.H26]*2.5)/100" office:value-type="float" office:value="0.375" calcext:value-type="float">
            <text:p>0,37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7" office:value-type="string" calcext:value-type="string">
            <text:p>R02679</text:p>
          </table:table-cell>
          <table:table-cell table:style-name="ce7" office:value-type="string" calcext:value-type="string">
            <text:p>r_2115</text:p>
          </table:table-cell>
          <table:table-cell table:style-name="ce7" office:value-type="float" office:value="141" calcext:value-type="float">
            <text:p>141,0000</text:p>
          </table:table-cell>
          <table:table-cell table:style-name="ce7" table:formula="of:=([.D27]*1.5)/100" office:value-type="float" office:value="2.115" calcext:value-type="float">
            <text:p>2,1150</text:p>
          </table:table-cell>
          <table:table-cell table:style-name="ce7" office:value-type="float" office:value="103" calcext:value-type="float">
            <text:p>103,0000</text:p>
          </table:table-cell>
          <table:table-cell table:style-name="ce7" table:formula="of:=([.F27]*1.5)/100" office:value-type="float" office:value="1.545" calcext:value-type="float">
            <text:p>1,5450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H27]*2.5)/100" office:value-type="float" office:value="0.175" calcext:value-type="float">
            <text:p>0,1750</text:p>
          </table:table-cell>
          <table:table-cell table:style-name="ce7" office:value-type="float" office:value="-100" calcext:value-type="float">
            <text:p>-100,0000</text:p>
          </table:table-cell>
          <table:table-cell table:style-name="ce7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7" office:value-type="string" calcext:value-type="string">
            <text:p>R00634</text:p>
          </table:table-cell>
          <table:table-cell table:style-name="ce7" office:value-type="string" calcext:value-type="string">
            <text:p>r_2116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D28]*1.5)/100" office:value-type="float" office:value="0.12" calcext:value-type="float">
            <text:p>0,1200</text:p>
          </table:table-cell>
          <table:table-cell table:style-name="ce7" office:value-type="float" office:value="21" calcext:value-type="float">
            <text:p>21,0000</text:p>
          </table:table-cell>
          <table:table-cell table:style-name="ce7" table:formula="of:=([.F28]*1.5)/100" office:value-type="float" office:value="0.315" calcext:value-type="float">
            <text:p>0,315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H28]*2.5)/100" office:value-type="float" office:value="0.2" calcext:value-type="float">
            <text:p>0,2000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7" office:value-type="string" calcext:value-type="string">
            <text:p>R00229</text:p>
          </table:table-cell>
          <table:table-cell table:style-name="ce7" office:value-type="string" calcext:value-type="string">
            <text:p>r_0112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D29]*1.5)/100" office:value-type="float" office:value="0.045" calcext:value-type="float">
            <text:p>0,0450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F29]*1.5)/100" office:value-type="float" office:value="0.105" calcext:value-type="float">
            <text:p>0,1050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H29]*2.5)/100" office:value-type="float" office:value="0.075" calcext:value-type="float">
            <text:p>0,0750</text:p>
          </table:table-cell>
          <table:table-cell table:style-name="ce7" office:value-type="float" office:value="100" calcext:value-type="float">
            <text:p>100,0000</text:p>
          </table:table-cell>
          <table:table-cell table:style-name="ce7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7" office:value-type="string" calcext:value-type="string">
            <text:p>R00344</text:p>
          </table:table-cell>
          <table:table-cell table:style-name="ce7" office:value-type="string" calcext:value-type="string">
            <text:p>r_0958</text:p>
          </table:table-cell>
          <table:table-cell table:style-name="ce7" office:value-type="float" office:value="9" calcext:value-type="float">
            <text:p>9,0000</text:p>
          </table:table-cell>
          <table:table-cell table:style-name="ce7" table:formula="of:=([.D30]*1.5)/100" office:value-type="float" office:value="0.135" calcext:value-type="float">
            <text:p>0,1350</text:p>
          </table:table-cell>
          <table:table-cell table:style-name="ce7" office:value-type="float" office:value="14" calcext:value-type="float">
            <text:p>14,0000</text:p>
          </table:table-cell>
          <table:table-cell table:style-name="ce7" table:formula="of:=([.F30]*1.5)/100" office:value-type="float" office:value="0.21" calcext:value-type="float">
            <text:p>0,2100</text:p>
          </table:table-cell>
          <table:table-cell table:style-name="ce7" office:value-type="float" office:value="15" calcext:value-type="float">
            <text:p>15,0000</text:p>
          </table:table-cell>
          <table:table-cell table:style-name="ce7" table:formula="of:=([.H30]*2.5)/100" office:value-type="float" office:value="0.375" calcext:value-type="float">
            <text:p>0,37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7" office:value-type="string" calcext:value-type="string">
            <text:p>R00472</text:p>
          </table:table-cell>
          <table:table-cell table:style-name="ce7" office:value-type="string" calcext:value-type="string">
            <text:p>r_0716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float" office:value="-83" calcext:value-type="float">
            <text:p>-83,0000</text:p>
          </table:table-cell>
          <table:table-cell table:style-name="ce7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7" office:value-type="string" calcext:value-type="string">
            <text:p>R00479</text:p>
          </table:table-cell>
          <table:table-cell table:style-name="ce7" office:value-type="string" calcext:value-type="string">
            <text:p>r_0662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float" office:value="42" calcext:value-type="float">
            <text:p>42,0000</text:p>
          </table:table-cell>
          <table:table-cell table:style-name="ce7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7" office:value-type="string" calcext:value-type="string">
            <text:p>R00658</text:p>
          </table:table-cell>
          <table:table-cell table:style-name="ce7" office:value-type="string" calcext:value-type="string">
            <text:p>r_0366</text:p>
          </table:table-cell>
          <table:table-cell table:style-name="ce7" office:value-type="float" office:value="172" calcext:value-type="float">
            <text:p>172,0000</text:p>
          </table:table-cell>
          <table:table-cell table:style-name="ce7" table:formula="of:=([.D33]*1.5)/100" office:value-type="float" office:value="2.58" calcext:value-type="float">
            <text:p>2,5800</text:p>
          </table:table-cell>
          <table:table-cell table:style-name="ce7" office:value-type="float" office:value="160" calcext:value-type="float">
            <text:p>160,0000</text:p>
          </table:table-cell>
          <table:table-cell table:style-name="ce7" table:formula="of:=([.F33]*1.5)/100" office:value-type="float" office:value="2.4" calcext:value-type="float">
            <text:p>2,4000</text:p>
          </table:table-cell>
          <table:table-cell table:style-name="ce7" office:value-type="float" office:value="61" calcext:value-type="float">
            <text:p>61,0000</text:p>
          </table:table-cell>
          <table:table-cell table:style-name="ce7" table:formula="of:=([.H33]*2.5)/100" office:value-type="float" office:value="1.525" calcext:value-type="float">
            <text:p>1,5250</text:p>
          </table:table-cell>
          <table:table-cell table:style-name="ce7" office:value-type="float" office:value="25" calcext:value-type="float">
            <text:p>25,0000</text:p>
          </table:table-cell>
          <table:table-cell table:style-name="ce7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7" office:value-type="string" calcext:value-type="string">
            <text:p>R08549</text:p>
          </table:table-cell>
          <table:table-cell table:style-name="ce7" office:value-type="string" calcext:value-type="string">
            <text:p>r_0832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D34]*1.5)/100" office:value-type="float" office:value="0.045" calcext:value-type="float">
            <text:p>0,0450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F34]*1.5)/100" office:value-type="float" office:value="0.045" calcext:value-type="float">
            <text:p>0,0450</text:p>
          </table:table-cell>
          <table:table-cell table:style-name="ce7" office:value-type="float" office:value="23" calcext:value-type="float">
            <text:p>23,0000</text:p>
          </table:table-cell>
          <table:table-cell table:style-name="ce7" table:formula="of:=([.H34]*2.5)/100" office:value-type="float" office:value="0.575" calcext:value-type="float">
            <text:p>0,5750</text:p>
          </table:table-cell>
          <table:table-cell table:style-name="ce7" office:value-type="float" office:value="2" calcext:value-type="float">
            <text:p>2,0000</text:p>
          </table:table-cell>
          <table:table-cell table:style-name="ce7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7" office:value-type="string" calcext:value-type="string">
            <text:p>R00341</text:p>
          </table:table-cell>
          <table:table-cell table:style-name="ce7" office:value-type="string" calcext:value-type="string">
            <text:p>r_0884</text:p>
          </table:table-cell>
          <table:table-cell table:number-columns-repeated="8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7" office:value-type="string" calcext:value-type="string">
            <text:p>R02035</text:p>
          </table:table-cell>
          <table:table-cell table:style-name="ce7" office:value-type="string" calcext:value-type="string">
            <text:p>r_0091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D36]*1.5)/100" office:value-type="float" office:value="0.165" calcext:value-type="float">
            <text:p>0,1650</text:p>
          </table:table-cell>
          <table:table-cell table:style-name="ce7" office:value-type="float" office:value="11" calcext:value-type="float">
            <text:p>11,0000</text:p>
          </table:table-cell>
          <table:table-cell table:style-name="ce7" table:formula="of:=([.F36]*1.5)/100" office:value-type="float" office:value="0.165" calcext:value-type="float">
            <text:p>0,1650</text:p>
          </table:table-cell>
          <table:table-cell table:style-name="ce7" office:value-type="float" office:value="15" calcext:value-type="float">
            <text:p>15,0000</text:p>
          </table:table-cell>
          <table:table-cell table:style-name="ce7" table:formula="of:=([.H36]*2.5)/100" office:value-type="float" office:value="0.375" calcext:value-type="float">
            <text:p>0,37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7" office:value-type="string" calcext:value-type="string">
            <text:p>R01529</text:p>
          </table:table-cell>
          <table:table-cell table:style-name="ce7" office:value-type="string" calcext:value-type="string">
            <text:p>r_0984</text:p>
          </table:table-cell>
          <table:table-cell table:number-columns-repeated="8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7" office:value-type="string" calcext:value-type="string">
            <text:p>R01056</text:p>
          </table:table-cell>
          <table:table-cell table:style-name="ce7" office:value-type="string" calcext:value-type="string">
            <text:p>r_0982</text:p>
          </table:table-cell>
          <table:table-cell table:number-columns-repeated="8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7" office:value-type="string" calcext:value-type="string">
            <text:p>R00214</text:p>
          </table:table-cell>
          <table:table-cell table:style-name="ce7" office:value-type="string" calcext:value-type="string">
            <text:p>r_0718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float" office:value="2" calcext:value-type="float">
            <text:p>2,0000</text:p>
          </table:table-cell>
          <table:table-cell table:style-name="ce7" table:formula="of:=([.F39]*1.5)/100" office:value-type="float" office:value="0.03" calcext:value-type="float">
            <text:p>0,0300</text:p>
          </table:table-cell>
          <table:table-cell table:style-name="ce7" office:value-type="float" office:value="3" calcext:value-type="float">
            <text:p>3,0000</text:p>
          </table:table-cell>
          <table:table-cell table:style-name="ce7" table:formula="of:=([.H39]*2.5)/100" office:value-type="float" office:value="0.075" calcext:value-type="float">
            <text:p>0,075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J39]*5)/100" office:value-type="float" office:value="0.4" calcext:value-type="float">
            <text:p>0,4000</text:p>
          </table:table-cell>
          <table:table-cell table:style-name="ce25"/>
          <table:table-cell table:style-name="ce16"/>
          <table:table-cell table:number-columns-repeated="1011"/>
        </table:table-row>
        <table:table-row table:style-name="ro1">
          <table:table-cell table:style-name="ce21" office:value-type="string" calcext:value-type="string">
            <text:p>Oxaloacetate &lt;==&gt; Phosphoenolpyruvate +CO2</text:p>
          </table:table-cell>
          <table:table-cell table:style-name="ce7" office:value-type="string" calcext:value-type="string">
            <text:p>R00431</text:p>
          </table:table-cell>
          <table:table-cell table:style-name="ce7" office:value-type="string" calcext:value-type="string">
            <text:p>r_0884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office:value-type="float" office:value="4" calcext:value-type="float">
            <text:p>4,0000</text:p>
          </table:table-cell>
          <table:table-cell table:style-name="ce7" table:formula="of:=([.H40]*2.5)/100" office:value-type="float" office:value="0.1" calcext:value-type="float">
            <text:p>0,1000</text:p>
          </table:table-cell>
          <table:table-cell table:style-name="ce7" office:value-type="float" office:value="27" calcext:value-type="float">
            <text:p>27,0000</text:p>
          </table:table-cell>
          <table:table-cell table:style-name="ce7" table:formula="of:=([.J40]*5)/100" office:value-type="float" office:value="1.35" calcext:value-type="float">
            <text:p>1,3500</text:p>
          </table:table-cell>
          <table:table-cell table:style-name="ce25"/>
          <table:table-cell table:style-name="ce16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7" office:value-type="string" calcext:value-type="string">
            <text:p>transport</text:p>
          </table:table-cell>
          <table:table-cell table:style-name="ce7" office:value-type="string" calcext:value-type="string">
            <text:p>r_2034</text:p>
          </table:table-cell>
          <table:table-cell table:style-name="ce7" office:value-type="float" office:value="12" calcext:value-type="float">
            <text:p>12,0000</text:p>
          </table:table-cell>
          <table:table-cell table:style-name="ce7" table:formula="of:=([.D41]*1.5)/100" office:value-type="float" office:value="0.18" calcext:value-type="float">
            <text:p>0,1800</text:p>
          </table:table-cell>
          <table:table-cell table:style-name="ce7" office:value-type="float" office:value="18" calcext:value-type="float">
            <text:p>18,0000</text:p>
          </table:table-cell>
          <table:table-cell table:style-name="ce7" table:formula="of:=([.F41]*1.5)/100" office:value-type="float" office:value="0.27" calcext:value-type="float">
            <text:p>0,2700</text:p>
          </table:table-cell>
          <table:table-cell table:style-name="ce7" office:value-type="float" office:value="33" calcext:value-type="float">
            <text:p>33,0000</text:p>
          </table:table-cell>
          <table:table-cell table:style-name="ce7" table:formula="of:=([.H41]*2.5)/100" office:value-type="float" office:value="0.825" calcext:value-type="float">
            <text:p>0,825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7" office:value-type="string" calcext:value-type="string">
            <text:p>transport</text:p>
          </table:table-cell>
          <table:table-cell table:style-name="ce7" office:value-type="string" calcext:value-type="string">
            <text:p>r_1239</text:p>
          </table:table-cell>
          <table:table-cell table:style-name="ce7" office:value-type="float" office:value="5" calcext:value-type="float">
            <text:p>5,0000</text:p>
          </table:table-cell>
          <table:table-cell table:style-name="ce7" table:formula="of:=([.D42]*1.5)/100" office:value-type="float" office:value="0.075" calcext:value-type="float">
            <text:p>0,0750</text:p>
          </table:table-cell>
          <table:table-cell table:style-name="ce7" office:value-type="float" office:value="7" calcext:value-type="float">
            <text:p>7,0000</text:p>
          </table:table-cell>
          <table:table-cell table:style-name="ce7" table:formula="of:=([.F42]*1.5)/100" office:value-type="float" office:value="0.105" calcext:value-type="float">
            <text:p>0,1050</text:p>
          </table:table-cell>
          <table:table-cell table:style-name="ce7" office:value-type="float" office:value="8" calcext:value-type="float">
            <text:p>8,0000</text:p>
          </table:table-cell>
          <table:table-cell table:style-name="ce7" table:formula="of:=([.H42]*2.5)/100" office:value-type="float" office:value="0.2" calcext:value-type="float">
            <text:p>0,2000</text:p>
          </table:table-cell>
          <table:table-cell table:style-name="ce7" office:value-type="float" office:value="-31" calcext:value-type="float">
            <text:p>-31,0000</text:p>
          </table:table-cell>
          <table:table-cell table:style-name="ce7" table:formula="of:=([.J42]*5)/100" office:value-type="float" office:value="-1.55" calcext:value-type="float">
            <text:p>-1,5500</text:p>
          </table:table-cell>
          <table:table-cell table:style-name="ce16"/>
          <table:table-cell table:style-name="ce25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23"/>
          <table:table-cell table:style-name="ce24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3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5"/>
        <table:table-column table:style-name="co33" table:default-cell-style-name="ce2"/>
        <table:table-column table:style-name="co34" table:default-cell-style-name="ce5"/>
        <table:table-column table:style-name="co35" table:default-cell-style-name="ce2"/>
        <table:table-column table:style-name="co36" table:default-cell-style-name="ce9"/>
        <table:table-column table:style-name="co12" table:number-columns-repeated="1016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batch rel flux</text:p>
          </table:table-cell>
          <table:table-cell table:style-name="ce4" office:value-type="string" calcext:value-type="string">
            <text:p>batch exp flux</text:p>
          </table:table-cell>
          <table:table-cell table:style-name="ce4" office:value-type="string" calcext:value-type="string">
            <text:p>chemostat rel flux</text:p>
          </table:table-cell>
          <table:table-cell table:style-name="ce4" office:value-type="string" calcext:value-type="string">
            <text:p>chemostat exp flux</text:p>
          </table:table-cell>
          <table:table-cell table:style-name="ce27"/>
          <table:table-cell table:style-name="ce29" table:number-columns-repeated="2"/>
          <table:table-cell table:number-columns-repeated="2" table:style-name="ce29"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26" office:value-type="float" office:value="100" calcext:value-type="float">
            <text:p>100,0000</text:p>
          </table:table-cell>
          <table:table-cell table:style-name="ce26" table:formula="of:=([.D2]*1.5)/100" office:value-type="float" office:value="1.5" calcext:value-type="float">
            <text:p>1,5000</text:p>
          </table:table-cell>
          <table:table-cell table:style-name="ce26" office:value-type="float" office:value="100" calcext:value-type="float">
            <text:p>100,0000</text:p>
          </table:table-cell>
          <table:table-cell table:style-name="ce26" table:formula="of:=([.F2]*1.5)/100" office:value-type="float" office:value="1.5" calcext:value-type="float">
            <text:p>1,5000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26" office:value-type="float" office:value="-178.6" calcext:value-type="float">
            <text:p>-178,6000</text:p>
          </table:table-cell>
          <table:table-cell table:style-name="ce26" table:formula="of:=([.D3]*1.5)/100" office:value-type="float" office:value="-2.679" calcext:value-type="float">
            <text:p>-2,6790</text:p>
          </table:table-cell>
          <table:table-cell table:style-name="ce26" office:value-type="float" office:value="-122.1" calcext:value-type="float">
            <text:p>-122,1000</text:p>
          </table:table-cell>
          <table:table-cell table:style-name="ce26" table:formula="of:=([.F3]*1.5)/100" office:value-type="float" office:value="-1.8315" calcext:value-type="float">
            <text:p>-1,831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26" office:value-type="float" office:value="0.1" calcext:value-type="float">
            <text:p>0,1000</text:p>
          </table:table-cell>
          <table:table-cell table:style-name="ce26" table:formula="of:=([.D4]*1.5)/100" office:value-type="float" office:value="0.0015" calcext:value-type="float">
            <text:p>0,0015</text:p>
          </table:table-cell>
          <table:table-cell table:style-name="ce26" office:value-type="float" office:value="39.9" calcext:value-type="float">
            <text:p>39,9000</text:p>
          </table:table-cell>
          <table:table-cell table:style-name="ce26" table:formula="of:=([.F4]*1.5)/100" office:value-type="float" office:value="0.5985" calcext:value-type="float">
            <text:p>0,598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26" office:value-type="float" office:value="2.5" calcext:value-type="float">
            <text:p>2,5000</text:p>
          </table:table-cell>
          <table:table-cell table:style-name="ce26" table:formula="of:=([.D5]*1.5)/100" office:value-type="float" office:value="0.0375" calcext:value-type="float">
            <text:p>0,0375</text:p>
          </table:table-cell>
          <table:table-cell table:style-name="ce26" office:value-type="float" office:value="59.9" calcext:value-type="float">
            <text:p>59,9000</text:p>
          </table:table-cell>
          <table:table-cell table:style-name="ce26" table:formula="of:=([.F5]*1.5)/100" office:value-type="float" office:value="0.8985" calcext:value-type="float">
            <text:p>0,898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26" office:value-type="float" office:value="0" calcext:value-type="float">
            <text:p>0,0000</text:p>
          </table:table-cell>
          <table:table-cell table:style-name="ce26" table:formula="of:=([.D6]*1.5)/100" office:value-type="float" office:value="0" calcext:value-type="float">
            <text:p>0,0000</text:p>
          </table:table-cell>
          <table:table-cell table:style-name="ce26" office:value-type="float" office:value="-49.1" calcext:value-type="float">
            <text:p>-49,1000</text:p>
          </table:table-cell>
          <table:table-cell table:style-name="ce26" table:formula="of:=([.F6]*1.5)/100" office:value-type="float" office:value="-0.7365" calcext:value-type="float">
            <text:p>-0,73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26" office:value-type="float" office:value="-2.5" calcext:value-type="float">
            <text:p>-2,5000</text:p>
          </table:table-cell>
          <table:table-cell table:style-name="ce26" table:formula="of:=([.D7]*1.5)/100" office:value-type="float" office:value="-0.0375" calcext:value-type="float">
            <text:p>-0,0375</text:p>
          </table:table-cell>
          <table:table-cell table:style-name="ce26" office:value-type="float" office:value="-59.9" calcext:value-type="float">
            <text:p>-59,9000</text:p>
          </table:table-cell>
          <table:table-cell table:style-name="ce26" table:formula="of:=([.F7]*1.5)/100" office:value-type="float" office:value="-0.8985" calcext:value-type="float">
            <text:p>-0,898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26" office:value-type="float" office:value="0" calcext:value-type="float">
            <text:p>0,0000</text:p>
          </table:table-cell>
          <table:table-cell table:style-name="ce26" table:formula="of:=([.D8]*1.5)/100" office:value-type="float" office:value="0" calcext:value-type="float">
            <text:p>0,0000</text:p>
          </table:table-cell>
          <table:table-cell table:style-name="ce26" office:value-type="float" office:value="-49.1" calcext:value-type="float">
            <text:p>-49,1000</text:p>
          </table:table-cell>
          <table:table-cell table:style-name="ce26" table:formula="of:=([.F8]*1.5)/100" office:value-type="float" office:value="-0.7365" calcext:value-type="float">
            <text:p>-0,73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26" office:value-type="float" office:value="0" calcext:value-type="float">
            <text:p>0,0000</text:p>
          </table:table-cell>
          <table:table-cell table:style-name="ce26" table:formula="of:=([.D9]*1.5)/100" office:value-type="float" office:value="0" calcext:value-type="float">
            <text:p>0,0000</text:p>
          </table:table-cell>
          <table:table-cell table:style-name="ce26" office:value-type="float" office:value="49.1" calcext:value-type="float">
            <text:p>49,1000</text:p>
          </table:table-cell>
          <table:table-cell table:style-name="ce26" table:formula="of:=([.F9]*1.5)/100" office:value-type="float" office:value="0.7365" calcext:value-type="float">
            <text:p>0,73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26" office:value-type="float" office:value="-91" calcext:value-type="float">
            <text:p>-91,0000</text:p>
          </table:table-cell>
          <table:table-cell table:style-name="ce26" table:formula="of:=([.D10]*1.5)/100" office:value-type="float" office:value="-1.365" calcext:value-type="float">
            <text:p>-1,3650</text:p>
          </table:table-cell>
          <table:table-cell table:style-name="ce26" office:value-type="float" office:value="-60.3" calcext:value-type="float">
            <text:p>-60,3000</text:p>
          </table:table-cell>
          <table:table-cell table:style-name="ce26" table:formula="of:=([.F10]*1.5)/100" office:value-type="float" office:value="-0.9045" calcext:value-type="float">
            <text:p>-0,904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26" office:value-type="float" office:value="179.9" calcext:value-type="float">
            <text:p>179,9000</text:p>
          </table:table-cell>
          <table:table-cell table:style-name="ce26" table:formula="of:=([.D11]*1.5)/100" office:value-type="float" office:value="2.6985" calcext:value-type="float">
            <text:p>2,6985</text:p>
          </table:table-cell>
          <table:table-cell table:style-name="ce26" office:value-type="float" office:value="127.1" calcext:value-type="float">
            <text:p>127,1000</text:p>
          </table:table-cell>
          <table:table-cell table:style-name="ce26" table:formula="of:=([.F11]*1.5)/100" office:value-type="float" office:value="1.9065" calcext:value-type="float">
            <text:p>1,90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26" office:value-type="float" office:value="91" calcext:value-type="float">
            <text:p>91,0000</text:p>
          </table:table-cell>
          <table:table-cell table:style-name="ce26" table:formula="of:=([.D12]*1.5)/100" office:value-type="float" office:value="1.365" calcext:value-type="float">
            <text:p>1,3650</text:p>
          </table:table-cell>
          <table:table-cell table:style-name="ce26" office:value-type="float" office:value="60.3" calcext:value-type="float">
            <text:p>60,3000</text:p>
          </table:table-cell>
          <table:table-cell table:style-name="ce26" table:formula="of:=([.F12]*1.5)/100" office:value-type="float" office:value="0.9045" calcext:value-type="float">
            <text:p>0,904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26" office:value-type="float" office:value="0" calcext:value-type="float">
            <text:p>0,0000</text:p>
          </table:table-cell>
          <table:table-cell table:style-name="ce26" table:formula="of:=([.D13]*1.5)/100" office:value-type="float" office:value="0" calcext:value-type="float">
            <text:p>0,0000</text:p>
          </table:table-cell>
          <table:table-cell table:style-name="ce26" office:value-type="float" office:value="-49.1" calcext:value-type="float">
            <text:p>-49,1000</text:p>
          </table:table-cell>
          <table:table-cell table:style-name="ce26" table:formula="of:=([.F13]*1.5)/100" office:value-type="float" office:value="-0.7365" calcext:value-type="float">
            <text:p>-0,73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26" office:value-type="float" office:value="2.5" calcext:value-type="float">
            <text:p>2,5000</text:p>
          </table:table-cell>
          <table:table-cell table:style-name="ce26" table:formula="of:=([.D14]*1.5)/100" office:value-type="float" office:value="0.0375" calcext:value-type="float">
            <text:p>0,0375</text:p>
          </table:table-cell>
          <table:table-cell table:style-name="ce26" office:value-type="float" office:value="59.9" calcext:value-type="float">
            <text:p>59,9000</text:p>
          </table:table-cell>
          <table:table-cell table:style-name="ce26" table:formula="of:=([.F14]*1.5)/100" office:value-type="float" office:value="0.8985" calcext:value-type="float">
            <text:p>0,898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26" office:value-type="float" office:value="-179.9" calcext:value-type="float">
            <text:p>-179,9000</text:p>
          </table:table-cell>
          <table:table-cell table:style-name="ce26" table:formula="of:=([.D15]*1.5)/100" office:value-type="float" office:value="-2.6985" calcext:value-type="float">
            <text:p>-2,6985</text:p>
          </table:table-cell>
          <table:table-cell table:style-name="ce26" office:value-type="float" office:value="-127.1" calcext:value-type="float">
            <text:p>-127,1000</text:p>
          </table:table-cell>
          <table:table-cell table:style-name="ce26" table:formula="of:=([.F15]*1.5)/100" office:value-type="float" office:value="-1.9065" calcext:value-type="float">
            <text:p>-1,90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26" office:value-type="float" office:value="-179.9" calcext:value-type="float">
            <text:p>-179,9000</text:p>
          </table:table-cell>
          <table:table-cell table:style-name="ce26" table:formula="of:=([.D16]*1.5)/100" office:value-type="float" office:value="-2.6985" calcext:value-type="float">
            <text:p>-2,6985</text:p>
          </table:table-cell>
          <table:table-cell table:style-name="ce26" office:value-type="float" office:value="-127.1" calcext:value-type="float">
            <text:p>-127,1000</text:p>
          </table:table-cell>
          <table:table-cell table:style-name="ce26" table:formula="of:=([.F16]*1.5)/100" office:value-type="float" office:value="-1.9065" calcext:value-type="float">
            <text:p>-1,90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26" office:value-type="float" office:value="16.2" calcext:value-type="float">
            <text:p>16,2000</text:p>
          </table:table-cell>
          <table:table-cell table:style-name="ce26" table:formula="of:=([.D17]*1.5)/100" office:value-type="float" office:value="0.243" calcext:value-type="float">
            <text:p>0,2430</text:p>
          </table:table-cell>
          <table:table-cell table:style-name="ce26" office:value-type="float" office:value="44.2" calcext:value-type="float">
            <text:p>44,2000</text:p>
          </table:table-cell>
          <table:table-cell table:style-name="ce26" table:formula="of:=([.F17]*1.5)/100" office:value-type="float" office:value="0.663" calcext:value-type="float">
            <text:p>0,6630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26" office:value-type="float" office:value="-4.7" calcext:value-type="float">
            <text:p>-4,7000</text:p>
          </table:table-cell>
          <table:table-cell table:style-name="ce26" table:formula="of:=([.D18]*1.5)/100" office:value-type="float" office:value="-0.0705" calcext:value-type="float">
            <text:p>-0,0705</text:p>
          </table:table-cell>
          <table:table-cell table:style-name="ce26" office:value-type="float" office:value="-12.1" calcext:value-type="float">
            <text:p>-12,1000</text:p>
          </table:table-cell>
          <table:table-cell table:style-name="ce26" table:formula="of:=([.F18]*1.5)/100" office:value-type="float" office:value="-0.1815" calcext:value-type="float">
            <text:p>-0,181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26" office:value-type="float" office:value="10" calcext:value-type="float">
            <text:p>10,0000</text:p>
          </table:table-cell>
          <table:table-cell table:style-name="ce26" table:formula="of:=([.D19]*1.5)/100" office:value-type="float" office:value="0.15" calcext:value-type="float">
            <text:p>0,1500</text:p>
          </table:table-cell>
          <table:table-cell table:style-name="ce26" office:value-type="float" office:value="26.7" calcext:value-type="float">
            <text:p>26,7000</text:p>
          </table:table-cell>
          <table:table-cell table:style-name="ce26" table:formula="of:=([.F19]*1.5)/100" office:value-type="float" office:value="0.4005" calcext:value-type="float">
            <text:p>0,400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26" office:value-type="float" office:value="-10" calcext:value-type="float">
            <text:p>-10,0000</text:p>
          </table:table-cell>
          <table:table-cell table:style-name="ce26" table:formula="of:=([.D20]*1.5)/100" office:value-type="float" office:value="-0.15" calcext:value-type="float">
            <text:p>-0,1500</text:p>
          </table:table-cell>
          <table:table-cell table:style-name="ce26" office:value-type="float" office:value="-26.7" calcext:value-type="float">
            <text:p>-26,7000</text:p>
          </table:table-cell>
          <table:table-cell table:style-name="ce26" table:formula="of:=([.F20]*1.5)/100" office:value-type="float" office:value="-0.4005" calcext:value-type="float">
            <text:p>-0,400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26" office:value-type="float" office:value="16.2" calcext:value-type="float">
            <text:p>16,2000</text:p>
          </table:table-cell>
          <table:table-cell table:style-name="ce26" table:formula="of:=([.D21]*1.5)/100" office:value-type="float" office:value="0.243" calcext:value-type="float">
            <text:p>0,2430</text:p>
          </table:table-cell>
          <table:table-cell table:style-name="ce26" office:value-type="float" office:value="44.2" calcext:value-type="float">
            <text:p>44,2000</text:p>
          </table:table-cell>
          <table:table-cell table:style-name="ce26" table:formula="of:=([.F21]*1.5)/100" office:value-type="float" office:value="0.663" calcext:value-type="float">
            <text:p>0,6630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26" office:value-type="float" office:value="81" calcext:value-type="float">
            <text:p>81,0000</text:p>
          </table:table-cell>
          <table:table-cell table:style-name="ce26" table:formula="of:=([.D22]*1.5)/100" office:value-type="float" office:value="1.215" calcext:value-type="float">
            <text:p>1,2150</text:p>
          </table:table-cell>
          <table:table-cell table:style-name="ce26" office:value-type="float" office:value="33.6" calcext:value-type="float">
            <text:p>33,6000</text:p>
          </table:table-cell>
          <table:table-cell table:style-name="ce26" table:formula="of:=([.F22]*1.5)/100" office:value-type="float" office:value="0.504" calcext:value-type="float">
            <text:p>0,5040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26" office:value-type="float" office:value="91" calcext:value-type="float">
            <text:p>91,0000</text:p>
          </table:table-cell>
          <table:table-cell table:style-name="ce26" table:formula="of:=([.D23]*1.5)/100" office:value-type="float" office:value="1.365" calcext:value-type="float">
            <text:p>1,3650</text:p>
          </table:table-cell>
          <table:table-cell table:style-name="ce26" office:value-type="float" office:value="60.3" calcext:value-type="float">
            <text:p>60,3000</text:p>
          </table:table-cell>
          <table:table-cell table:style-name="ce26" table:formula="of:=([.F23]*1.5)/100" office:value-type="float" office:value="0.9045" calcext:value-type="float">
            <text:p>0,904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26" office:value-type="float" office:value="169.3" calcext:value-type="float">
            <text:p>169,3000</text:p>
          </table:table-cell>
          <table:table-cell table:style-name="ce26" table:formula="of:=([.D24]*1.5)/100" office:value-type="float" office:value="2.5395" calcext:value-type="float">
            <text:p>2,5395</text:p>
          </table:table-cell>
          <table:table-cell table:style-name="ce26" office:value-type="float" office:value="45.1" calcext:value-type="float">
            <text:p>45,1000</text:p>
          </table:table-cell>
          <table:table-cell table:style-name="ce26" table:formula="of:=([.F24]*1.5)/100" office:value-type="float" office:value="0.6765" calcext:value-type="float">
            <text:p>0,67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26" office:value-type="float" office:value="158.7" calcext:value-type="float">
            <text:p>158,7000</text:p>
          </table:table-cell>
          <table:table-cell table:style-name="ce26" table:formula="of:=([.D25]*1.5)/100" office:value-type="float" office:value="2.3805" calcext:value-type="float">
            <text:p>2,3805</text:p>
          </table:table-cell>
          <table:table-cell table:style-name="ce26" office:value-type="float" office:value="0" calcext:value-type="float">
            <text:p>0,0000</text:p>
          </table:table-cell>
          <table:table-cell table:style-name="ce26" table:formula="of:=([.F25]*1.5)/100" office:value-type="float" office:value="0" calcext:value-type="float">
            <text:p>0,0000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26" office:value-type="float" office:value="10.6" calcext:value-type="float">
            <text:p>10,6000</text:p>
          </table:table-cell>
          <table:table-cell table:style-name="ce26" table:formula="of:=([.D26]*1.5)/100" office:value-type="float" office:value="0.159" calcext:value-type="float">
            <text:p>0,1590</text:p>
          </table:table-cell>
          <table:table-cell table:style-name="ce26" office:value-type="float" office:value="45.8" calcext:value-type="float">
            <text:p>45,8000</text:p>
          </table:table-cell>
          <table:table-cell table:style-name="ce26" table:formula="of:=([.F26]*1.5)/100" office:value-type="float" office:value="0.687" calcext:value-type="float">
            <text:p>0,6870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26" office:value-type="float" office:value="7.3" calcext:value-type="float">
            <text:p>7,3000</text:p>
          </table:table-cell>
          <table:table-cell table:style-name="ce26" table:formula="of:=([.D27]*1.5)/100" office:value-type="float" office:value="0.1095" calcext:value-type="float">
            <text:p>0,1095</text:p>
          </table:table-cell>
          <table:table-cell table:style-name="ce26" office:value-type="float" office:value="45.7" calcext:value-type="float">
            <text:p>45,7000</text:p>
          </table:table-cell>
          <table:table-cell table:style-name="ce26" table:formula="of:=([.F27]*1.5)/100" office:value-type="float" office:value="0.6855" calcext:value-type="float">
            <text:p>0,685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26" office:value-type="float" office:value="8.9" calcext:value-type="float">
            <text:p>8,9000</text:p>
          </table:table-cell>
          <table:table-cell table:style-name="ce26" table:formula="of:=([.D28]*1.5)/100" office:value-type="float" office:value="0.1335" calcext:value-type="float">
            <text:p>0,1335</text:p>
          </table:table-cell>
          <table:table-cell table:style-name="ce26" office:value-type="float" office:value="27.3" calcext:value-type="float">
            <text:p>27,3000</text:p>
          </table:table-cell>
          <table:table-cell table:style-name="ce26" table:formula="of:=([.F28]*1.5)/100" office:value-type="float" office:value="0.4095" calcext:value-type="float">
            <text:p>0,409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26" office:value-type="float" office:value="179.9" calcext:value-type="float">
            <text:p>179,9000</text:p>
          </table:table-cell>
          <table:table-cell table:style-name="ce26" table:formula="of:=([.D29]*1.5)/100" office:value-type="float" office:value="2.6985" calcext:value-type="float">
            <text:p>2,6985</text:p>
          </table:table-cell>
          <table:table-cell table:style-name="ce26" office:value-type="float" office:value="127.1" calcext:value-type="float">
            <text:p>127,1000</text:p>
          </table:table-cell>
          <table:table-cell table:style-name="ce26" table:formula="of:=([.F29]*1.5)/100" office:value-type="float" office:value="1.9065" calcext:value-type="float">
            <text:p>1,9065</text:p>
          </table:table-cell>
          <table:table-cell table:style-name="ce27"/>
          <table:table-cell table:style-name="ce29"/>
          <table:table-cell table:style-name="ce32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26" office:value-type="float" office:value="0" calcext:value-type="float">
            <text:p>0,0000</text:p>
          </table:table-cell>
          <table:table-cell table:style-name="ce26" table:formula="of:=([.D30]*1.5)/100" office:value-type="float" office:value="0" calcext:value-type="float">
            <text:p>0,0000</text:p>
          </table:table-cell>
          <table:table-cell table:style-name="ce26" office:value-type="float" office:value="49.1" calcext:value-type="float">
            <text:p>49,1000</text:p>
          </table:table-cell>
          <table:table-cell table:style-name="ce26" table:formula="of:=([.F30]*1.5)/100" office:value-type="float" office:value="0.7365" calcext:value-type="float">
            <text:p>0,7365</text:p>
          </table:table-cell>
          <table:table-cell table:style-name="ce27"/>
          <table:table-cell table:style-name="ce29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26" office:value-type="float" office:value="16.2" calcext:value-type="float">
            <text:p>16,2000</text:p>
          </table:table-cell>
          <table:table-cell table:style-name="ce26" table:formula="of:=([.D31]*1.5)/100" office:value-type="float" office:value="0.243" calcext:value-type="float">
            <text:p>0,2430</text:p>
          </table:table-cell>
          <table:table-cell table:style-name="ce26" office:value-type="float" office:value="44.2" calcext:value-type="float">
            <text:p>44,2000</text:p>
          </table:table-cell>
          <table:table-cell table:style-name="ce26" table:formula="of:=([.F31]*1.5)/100" office:value-type="float" office:value="0.663" calcext:value-type="float">
            <text:p>0,663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26" office:value-type="float" office:value="4" calcext:value-type="float">
            <text:p>4,0000</text:p>
          </table:table-cell>
          <table:table-cell table:style-name="ce26" table:formula="of:=([.D32]*1.5)/100" office:value-type="float" office:value="0.06" calcext:value-type="float">
            <text:p>0,0600</text:p>
          </table:table-cell>
          <table:table-cell table:style-name="ce26" office:value-type="float" office:value="6.7" calcext:value-type="float">
            <text:p>6,7000</text:p>
          </table:table-cell>
          <table:table-cell table:style-name="ce26" table:formula="of:=([.F32]*1.5)/100" office:value-type="float" office:value="0.1005" calcext:value-type="float">
            <text:p>0,100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26" office:value-type="float" office:value="8.5" calcext:value-type="float">
            <text:p>8,5000</text:p>
          </table:table-cell>
          <table:table-cell table:style-name="ce26" table:formula="of:=([.D33]*1.5)/100" office:value-type="float" office:value="0.1275" calcext:value-type="float">
            <text:p>0,1275</text:p>
          </table:table-cell>
          <table:table-cell table:style-name="ce26" office:value-type="float" office:value="158.7" calcext:value-type="float">
            <text:p>158,7000</text:p>
          </table:table-cell>
          <table:table-cell table:style-name="ce26" table:formula="of:=([.F33]*1.5)/100" office:value-type="float" office:value="2.3805" calcext:value-type="float">
            <text:p>2,3805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7"/>
          <table:table-cell table:style-name="ce29"/>
          <table:table-cell table:style-name="ce33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7" table:number-columns-repeated="2"/>
          <table:table-cell table:number-columns-repeated="4"/>
          <table:table-cell table:style-name="ce27"/>
          <table:table-cell table:style-name="ce31"/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7" table:number-columns-repeated="2"/>
          <table:table-cell table:number-columns-repeated="4"/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style-name="ce7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7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1">
        <table:table-column table:style-name="co37" table:default-cell-style-name="ce2"/>
        <table:table-column table:style-name="co38" table:default-cell-style-name="ce2"/>
        <table:table-column table:style-name="co3" table:default-cell-style-name="ce2"/>
        <table:table-column table:style-name="co38" table:default-cell-style-name="ce2"/>
        <table:table-column table:style-name="co7" table:default-cell-style-name="ce2"/>
        <table:table-column table:style-name="co6" table:default-cell-style-name="ce2"/>
        <table:table-column table:style-name="co39" table:default-cell-style-name="ce2"/>
        <table:table-column table:style-name="co5" table:default-cell-style-name="ce2"/>
        <table:table-column table:style-name="co40" table:default-cell-style-name="ce2"/>
        <table:table-column table:style-name="co5" table:default-cell-style-name="ce2"/>
        <table:table-column table:style-name="co40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34" office:value-type="float" office:value="100" calcext:value-type="float">
            <text:p>100,0000</text:p>
          </table:table-cell>
          <table:table-cell table:style-name="ce34" table:formula="of:=([.D2]*1.5)/100" office:value-type="float" office:value="1.5" calcext:value-type="float">
            <text:p>1,5000</text:p>
          </table:table-cell>
          <table:table-cell table:style-name="ce34" office:value-type="float" office:value="100" calcext:value-type="float">
            <text:p>100,0000</text:p>
          </table:table-cell>
          <table:table-cell table:style-name="ce34" table:formula="of:=([.F2]*1)/100" office:value-type="float" office:value="1" calcext:value-type="float">
            <text:p>1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2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2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34" office:value-type="float" office:value="-125.6757" calcext:value-type="float">
            <text:p>-125,6757</text:p>
          </table:table-cell>
          <table:table-cell table:style-name="ce34" table:formula="of:=([.D3]*1.5)/100" office:value-type="float" office:value="-1.8851355" calcext:value-type="float">
            <text:p>-1,8851</text:p>
          </table:table-cell>
          <table:table-cell table:style-name="ce34" office:value-type="float" office:value="-129.4498" calcext:value-type="float">
            <text:p>-129,4498</text:p>
          </table:table-cell>
          <table:table-cell table:style-name="ce34" table:formula="of:=([.F3]*1)/100" office:value-type="float" office:value="-1.294498" calcext:value-type="float">
            <text:p>-1,2945</text:p>
          </table:table-cell>
          <table:table-cell table:style-name="ce34" office:value-type="float" office:value="-4.8677" calcext:value-type="float">
            <text:p>-4,8677</text:p>
          </table:table-cell>
          <table:table-cell table:style-name="ce34" table:formula="of:=([.H3]*5)/100" office:value-type="float" office:value="-0.243385" calcext:value-type="float">
            <text:p>-0,2434</text:p>
          </table:table-cell>
          <table:table-cell table:style-name="ce34" office:value-type="float" office:value="-3.2886" calcext:value-type="float">
            <text:p>-3,2886</text:p>
          </table:table-cell>
          <table:table-cell table:style-name="ce34" table:formula="of:=([.J3]*5)/100" office:value-type="float" office:value="-0.16443" calcext:value-type="float">
            <text:p>-0,1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34" office:value-type="float" office:value="72.973" calcext:value-type="float">
            <text:p>72,9730</text:p>
          </table:table-cell>
          <table:table-cell table:style-name="ce34" table:formula="of:=([.D4]*1.5)/100" office:value-type="float" office:value="1.094595" calcext:value-type="float">
            <text:p>1,0946</text:p>
          </table:table-cell>
          <table:table-cell table:style-name="ce34" office:value-type="float" office:value="79.288" calcext:value-type="float">
            <text:p>79,2880</text:p>
          </table:table-cell>
          <table:table-cell table:style-name="ce34" table:formula="of:=([.F4]*1)/100" office:value-type="float" office:value="0.79288" calcext:value-type="float">
            <text:p>0,7929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4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4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34" office:value-type="float" office:value="64.8649" calcext:value-type="float">
            <text:p>64,8649</text:p>
          </table:table-cell>
          <table:table-cell table:style-name="ce34" table:formula="of:=([.D5]*1.5)/100" office:value-type="float" office:value="0.9729735" calcext:value-type="float">
            <text:p>0,9730</text:p>
          </table:table-cell>
          <table:table-cell table:style-name="ce34" office:value-type="float" office:value="71.521" calcext:value-type="float">
            <text:p>71,5210</text:p>
          </table:table-cell>
          <table:table-cell table:style-name="ce34" table:formula="of:=([.F5]*1)/100" office:value-type="float" office:value="0.71521" calcext:value-type="float">
            <text:p>0,7152</text:p>
          </table:table-cell>
          <table:table-cell table:style-name="ce34" office:value-type="float" office:value="31.746" calcext:value-type="float">
            <text:p>31,7460</text:p>
          </table:table-cell>
          <table:table-cell table:style-name="ce34" table:formula="of:=([.H5]*5)/100" office:value-type="float" office:value="1.5873" calcext:value-type="float">
            <text:p>1,5873</text:p>
          </table:table-cell>
          <table:table-cell table:style-name="ce34" office:value-type="float" office:value="36.6443" calcext:value-type="float">
            <text:p>36,6443</text:p>
          </table:table-cell>
          <table:table-cell table:style-name="ce34" table:formula="of:=([.J5]*5)/100" office:value-type="float" office:value="1.832215" calcext:value-type="float">
            <text:p>1,83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34" office:value-type="float" office:value="73.9865" calcext:value-type="float">
            <text:p>73,9865</text:p>
          </table:table-cell>
          <table:table-cell table:style-name="ce34" table:formula="of:=([.D6]*1.5)/100" office:value-type="float" office:value="1.1097975" calcext:value-type="float">
            <text:p>1,1098</text:p>
          </table:table-cell>
          <table:table-cell table:style-name="ce34" office:value-type="float" office:value="80.2589" calcext:value-type="float">
            <text:p>80,2589</text:p>
          </table:table-cell>
          <table:table-cell table:style-name="ce34" table:formula="of:=([.F6]*1)/100" office:value-type="float" office:value="0.802589" calcext:value-type="float">
            <text:p>0,8026</text:p>
          </table:table-cell>
          <table:table-cell table:style-name="ce34" office:value-type="float" office:value="0.3175" calcext:value-type="float">
            <text:p>0,3175</text:p>
          </table:table-cell>
          <table:table-cell table:style-name="ce34" table:formula="of:=([.H6]*5)/100" office:value-type="float" office:value="0.015875" calcext:value-type="float">
            <text:p>0,0159</text:p>
          </table:table-cell>
          <table:table-cell table:style-name="ce34" office:value-type="float" office:value="0.2013" calcext:value-type="float">
            <text:p>0,2013</text:p>
          </table:table-cell>
          <table:table-cell table:style-name="ce34" table:formula="of:=([.J6]*5)/100" office:value-type="float" office:value="0.010065" calcext:value-type="float">
            <text:p>0,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34" office:value-type="float" office:value="-72.973" calcext:value-type="float">
            <text:p>-72,9730</text:p>
          </table:table-cell>
          <table:table-cell table:style-name="ce34" table:formula="of:=([.D7]*1.5)/100" office:value-type="float" office:value="-1.094595" calcext:value-type="float">
            <text:p>-1,0946</text:p>
          </table:table-cell>
          <table:table-cell table:style-name="ce34" office:value-type="float" office:value="-79.288" calcext:value-type="float">
            <text:p>-79,2880</text:p>
          </table:table-cell>
          <table:table-cell table:style-name="ce34" table:formula="of:=([.F7]*1)/100" office:value-type="float" office:value="-0.79288" calcext:value-type="float">
            <text:p>-0,7929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7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7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34" office:value-type="float" office:value="-63.1757" calcext:value-type="float">
            <text:p>-63,1757</text:p>
          </table:table-cell>
          <table:table-cell table:style-name="ce34" table:formula="of:=([.D8]*1.5)/100" office:value-type="float" office:value="-0.9476355" calcext:value-type="float">
            <text:p>-0,9476</text:p>
          </table:table-cell>
          <table:table-cell table:style-name="ce34" office:value-type="float" office:value="-70.2265" calcext:value-type="float">
            <text:p>-70,2265</text:p>
          </table:table-cell>
          <table:table-cell table:style-name="ce34" table:formula="of:=([.F8]*1)/100" office:value-type="float" office:value="-0.702265" calcext:value-type="float">
            <text:p>-0,7023</text:p>
          </table:table-cell>
          <table:table-cell table:style-name="ce34" office:value-type="float" office:value="-31.2169" calcext:value-type="float">
            <text:p>-31,2169</text:p>
          </table:table-cell>
          <table:table-cell table:style-name="ce34" table:formula="of:=([.H8]*5)/100" office:value-type="float" office:value="-1.560845" calcext:value-type="float">
            <text:p>-1,5608</text:p>
          </table:table-cell>
          <table:table-cell table:style-name="ce34" office:value-type="float" office:value="-57.1141" calcext:value-type="float">
            <text:p>-57,1141</text:p>
          </table:table-cell>
          <table:table-cell table:style-name="ce34" table:formula="of:=([.J8]*5)/100" office:value-type="float" office:value="-2.855705" calcext:value-type="float">
            <text:p>-2,8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34" office:value-type="float" office:value="63.1757" calcext:value-type="float">
            <text:p>63,1757</text:p>
          </table:table-cell>
          <table:table-cell table:style-name="ce34" table:formula="of:=([.D9]*1.5)/100" office:value-type="float" office:value="0.9476355" calcext:value-type="float">
            <text:p>0,9476</text:p>
          </table:table-cell>
          <table:table-cell table:style-name="ce34" office:value-type="float" office:value="70.2265" calcext:value-type="float">
            <text:p>70,2265</text:p>
          </table:table-cell>
          <table:table-cell table:style-name="ce34" table:formula="of:=([.F9]*1)/100" office:value-type="float" office:value="0.702265" calcext:value-type="float">
            <text:p>0,7023</text:p>
          </table:table-cell>
          <table:table-cell table:style-name="ce34" office:value-type="float" office:value="59.4709" calcext:value-type="float">
            <text:p>59,4709</text:p>
          </table:table-cell>
          <table:table-cell table:style-name="ce34" table:formula="of:=([.H9]*5)/100" office:value-type="float" office:value="2.973545" calcext:value-type="float">
            <text:p>2,9735</text:p>
          </table:table-cell>
          <table:table-cell table:style-name="ce34" office:value-type="float" office:value="74.8993" calcext:value-type="float">
            <text:p>74,8993</text:p>
          </table:table-cell>
          <table:table-cell table:style-name="ce34" table:formula="of:=([.J9]*5)/100" office:value-type="float" office:value="3.744965" calcext:value-type="float">
            <text:p>3,7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34" office:value-type="float" office:value="62.5" calcext:value-type="float">
            <text:p>62,5000</text:p>
          </table:table-cell>
          <table:table-cell table:style-name="ce34" table:formula="of:=([.D10]*1.5)/100" office:value-type="float" office:value="0.9375" calcext:value-type="float">
            <text:p>0,9375</text:p>
          </table:table-cell>
          <table:table-cell table:style-name="ce34" office:value-type="float" office:value="64.4013" calcext:value-type="float">
            <text:p>64,4013</text:p>
          </table:table-cell>
          <table:table-cell table:style-name="ce34" table:formula="of:=([.F10]*1)/100" office:value-type="float" office:value="0.644013" calcext:value-type="float">
            <text:p>0,6440</text:p>
          </table:table-cell>
          <table:table-cell table:style-name="ce34" office:value-type="float" office:value="-6.8783" calcext:value-type="float">
            <text:p>-6,8783</text:p>
          </table:table-cell>
          <table:table-cell table:style-name="ce34" table:formula="of:=([.H10]*5)/100" office:value-type="float" office:value="-0.343915" calcext:value-type="float">
            <text:p>-0,3439</text:p>
          </table:table-cell>
          <table:table-cell table:style-name="ce34" office:value-type="float" office:value="-4.0268" calcext:value-type="float">
            <text:p>-4,0268</text:p>
          </table:table-cell>
          <table:table-cell table:style-name="ce34" table:formula="of:=([.J10]*5)/100" office:value-type="float" office:value="-0.20134" calcext:value-type="float">
            <text:p>-0,20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34" office:value-type="float" office:value="135.473" calcext:value-type="float">
            <text:p>135,4730</text:p>
          </table:table-cell>
          <table:table-cell table:style-name="ce34" table:formula="of:=([.D11]*1.5)/100" office:value-type="float" office:value="2.032095" calcext:value-type="float">
            <text:p>2,0321</text:p>
          </table:table-cell>
          <table:table-cell table:style-name="ce34" office:value-type="float" office:value="138.835" calcext:value-type="float">
            <text:p>138,8350</text:p>
          </table:table-cell>
          <table:table-cell table:style-name="ce34" table:formula="of:=([.F11]*1)/100" office:value-type="float" office:value="1.38835" calcext:value-type="float">
            <text:p>1,3884</text:p>
          </table:table-cell>
          <table:table-cell table:style-name="ce34" office:value-type="float" office:value="-14.0741" calcext:value-type="float">
            <text:p>-14,0741</text:p>
          </table:table-cell>
          <table:table-cell table:style-name="ce34" table:formula="of:=([.H11]*5)/100" office:value-type="float" office:value="-0.703705" calcext:value-type="float">
            <text:p>-0,7037</text:p>
          </table:table-cell>
          <table:table-cell table:style-name="ce34" office:value-type="float" office:value="-8.3221" calcext:value-type="float">
            <text:p>-8,3221</text:p>
          </table:table-cell>
          <table:table-cell table:style-name="ce34" table:formula="of:=([.J11]*5)/100" office:value-type="float" office:value="-0.416105" calcext:value-type="float">
            <text:p>-0,4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34" office:value-type="float" office:value="63.5135" calcext:value-type="float">
            <text:p>63,5135</text:p>
          </table:table-cell>
          <table:table-cell table:style-name="ce34" table:formula="of:=([.D12]*1.5)/100" office:value-type="float" office:value="0.9527025" calcext:value-type="float">
            <text:p>0,9527</text:p>
          </table:table-cell>
          <table:table-cell table:style-name="ce34" office:value-type="float" office:value="65.3722" calcext:value-type="float">
            <text:p>65,3722</text:p>
          </table:table-cell>
          <table:table-cell table:style-name="ce34" table:formula="of:=([.F12]*1)/100" office:value-type="float" office:value="0.653722" calcext:value-type="float">
            <text:p>0,6537</text:p>
          </table:table-cell>
          <table:table-cell table:style-name="ce34" office:value-type="float" office:value="-6.5608" calcext:value-type="float">
            <text:p>-6,5608</text:p>
          </table:table-cell>
          <table:table-cell table:style-name="ce34" table:formula="of:=([.H12]*5)/100" office:value-type="float" office:value="-0.32804" calcext:value-type="float">
            <text:p>-0,3280</text:p>
          </table:table-cell>
          <table:table-cell table:style-name="ce34" office:value-type="float" office:value="-3.8255" calcext:value-type="float">
            <text:p>-3,8255</text:p>
          </table:table-cell>
          <table:table-cell table:style-name="ce34" table:formula="of:=([.J12]*5)/100" office:value-type="float" office:value="-0.191275" calcext:value-type="float">
            <text:p>-0,19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34" office:value-type="float" office:value="-3.3784" calcext:value-type="float">
            <text:p>-3,3784</text:p>
          </table:table-cell>
          <table:table-cell table:style-name="ce34" table:formula="of:=([.D13]*1.5)/100" office:value-type="float" office:value="-0.050676" calcext:value-type="float">
            <text:p>-0,0507</text:p>
          </table:table-cell>
          <table:table-cell table:style-name="ce34" office:value-type="float" office:value="-3.2362" calcext:value-type="float">
            <text:p>-3,2362</text:p>
          </table:table-cell>
          <table:table-cell table:style-name="ce34" table:formula="of:=([.F13]*1)/100" office:value-type="float" office:value="-0.032362" calcext:value-type="float">
            <text:p>-0,0324</text:p>
          </table:table-cell>
          <table:table-cell table:style-name="ce34" office:value-type="float" office:value="-29.3122" calcext:value-type="float">
            <text:p>-29,3122</text:p>
          </table:table-cell>
          <table:table-cell table:style-name="ce34" table:formula="of:=([.H13]*5)/100" office:value-type="float" office:value="-1.46561" calcext:value-type="float">
            <text:p>-1,4656</text:p>
          </table:table-cell>
          <table:table-cell table:style-name="ce34" office:value-type="float" office:value="-18.5235" calcext:value-type="float">
            <text:p>-18,5235</text:p>
          </table:table-cell>
          <table:table-cell table:style-name="ce34" table:formula="of:=([.J13]*5)/100" office:value-type="float" office:value="-0.926175" calcext:value-type="float">
            <text:p>-0,9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34" office:value-type="float" office:value="72.973" calcext:value-type="float">
            <text:p>72,9730</text:p>
          </table:table-cell>
          <table:table-cell table:style-name="ce34" table:formula="of:=([.D14]*1.5)/100" office:value-type="float" office:value="1.094595" calcext:value-type="float">
            <text:p>1,0946</text:p>
          </table:table-cell>
          <table:table-cell table:style-name="ce34" office:value-type="float" office:value="79.288" calcext:value-type="float">
            <text:p>79,2880</text:p>
          </table:table-cell>
          <table:table-cell table:style-name="ce34" table:formula="of:=([.F14]*1)/100" office:value-type="float" office:value="0.79288" calcext:value-type="float">
            <text:p>0,7929</text:p>
          </table:table-cell>
          <table:table-cell table:style-name="ce34" office:value-type="float" office:value="62.7513" calcext:value-type="float">
            <text:p>62,7513</text:p>
          </table:table-cell>
          <table:table-cell table:style-name="ce34" table:formula="of:=([.H14]*5)/100" office:value-type="float" office:value="3.137565" calcext:value-type="float">
            <text:p>3,1376</text:p>
          </table:table-cell>
          <table:table-cell table:style-name="ce34" office:value-type="float" office:value="77.047" calcext:value-type="float">
            <text:p>77,0470</text:p>
          </table:table-cell>
          <table:table-cell table:style-name="ce34" table:formula="of:=([.J14]*5)/100" office:value-type="float" office:value="3.85235" calcext:value-type="float">
            <text:p>3,8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34" office:value-type="float" office:value="135.473" calcext:value-type="float">
            <text:p>135,4730</text:p>
          </table:table-cell>
          <table:table-cell table:style-name="ce34" table:formula="of:=([.D15]*1.5)/100" office:value-type="float" office:value="2.032095" calcext:value-type="float">
            <text:p>2,0321</text:p>
          </table:table-cell>
          <table:table-cell table:style-name="ce34" office:value-type="float" office:value="138.835" calcext:value-type="float">
            <text:p>138,8350</text:p>
          </table:table-cell>
          <table:table-cell table:style-name="ce34" table:formula="of:=([.F15]*1)/100" office:value-type="float" office:value="1.38835" calcext:value-type="float">
            <text:p>1,3884</text:p>
          </table:table-cell>
          <table:table-cell table:style-name="ce34" office:value-type="float" office:value="-14.0741" calcext:value-type="float">
            <text:p>-14,0741</text:p>
          </table:table-cell>
          <table:table-cell table:style-name="ce34" table:formula="of:=([.H15]*5)/100" office:value-type="float" office:value="-0.703705" calcext:value-type="float">
            <text:p>-0,7037</text:p>
          </table:table-cell>
          <table:table-cell table:style-name="ce34" office:value-type="float" office:value="-8.3221" calcext:value-type="float">
            <text:p>-8,3221</text:p>
          </table:table-cell>
          <table:table-cell table:style-name="ce34" table:formula="of:=([.J15]*5)/100" office:value-type="float" office:value="-0.416105" calcext:value-type="float">
            <text:p>-0,4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34" office:value-type="float" office:value="129.7297" calcext:value-type="float">
            <text:p>129,7297</text:p>
          </table:table-cell>
          <table:table-cell table:style-name="ce34" table:formula="of:=([.D16]*1.5)/100" office:value-type="float" office:value="1.9459455" calcext:value-type="float">
            <text:p>1,9459</text:p>
          </table:table-cell>
          <table:table-cell table:style-name="ce34" office:value-type="float" office:value="133.3333" calcext:value-type="float">
            <text:p>133,3333</text:p>
          </table:table-cell>
          <table:table-cell table:style-name="ce34" table:formula="of:=([.F16]*1)/100" office:value-type="float" office:value="1.333333" calcext:value-type="float">
            <text:p>1,3333</text:p>
          </table:table-cell>
          <table:table-cell table:style-name="ce34" office:value-type="float" office:value="-16.0847" calcext:value-type="float">
            <text:p>-16,0847</text:p>
          </table:table-cell>
          <table:table-cell table:style-name="ce34" table:formula="of:=([.H16]*5)/100" office:value-type="float" office:value="-0.804235" calcext:value-type="float">
            <text:p>-0,8042</text:p>
          </table:table-cell>
          <table:table-cell table:style-name="ce34" office:value-type="float" office:value="-9.5973" calcext:value-type="float">
            <text:p>-9,5973</text:p>
          </table:table-cell>
          <table:table-cell table:style-name="ce34" table:formula="of:=([.J16]*5)/100" office:value-type="float" office:value="-0.479865" calcext:value-type="float">
            <text:p>-0,4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34" office:value-type="float" office:value="344.5946" calcext:value-type="float">
            <text:p>344,5946</text:p>
          </table:table-cell>
          <table:table-cell table:style-name="ce34" table:formula="of:=([.D17]*1.5)/100" office:value-type="float" office:value="5.168919" calcext:value-type="float">
            <text:p>5,1689</text:p>
          </table:table-cell>
          <table:table-cell table:style-name="ce34" office:value-type="float" office:value="32.6861" calcext:value-type="float">
            <text:p>32,6861</text:p>
          </table:table-cell>
          <table:table-cell table:style-name="ce34" table:formula="of:=([.F17]*1)/100" office:value-type="float" office:value="0.326861" calcext:value-type="float">
            <text:p>0,3269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17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17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34" office:value-type="float" office:value="-11.1486" calcext:value-type="float">
            <text:p>-11,1486</text:p>
          </table:table-cell>
          <table:table-cell table:style-name="ce34" table:formula="of:=([.D18]*1.5)/100" office:value-type="float" office:value="-0.167229" calcext:value-type="float">
            <text:p>-0,1672</text:p>
          </table:table-cell>
          <table:table-cell table:style-name="ce34" office:value-type="float" office:value="-10.6796" calcext:value-type="float">
            <text:p>-10,6796</text:p>
          </table:table-cell>
          <table:table-cell table:style-name="ce34" table:formula="of:=([.F18]*1)/100" office:value-type="float" office:value="-0.106796" calcext:value-type="float">
            <text:p>-0,1068</text:p>
          </table:table-cell>
          <table:table-cell table:style-name="ce34" office:value-type="float" office:value="0.1058" calcext:value-type="float">
            <text:p>0,1058</text:p>
          </table:table-cell>
          <table:table-cell table:style-name="ce34" table:formula="of:=([.H18]*5)/100" office:value-type="float" office:value="0.00529" calcext:value-type="float">
            <text:p>0,0053</text:p>
          </table:table-cell>
          <table:table-cell table:style-name="ce34" office:value-type="float" office:value="0.1595" calcext:value-type="float">
            <text:p>0,1595</text:p>
          </table:table-cell>
          <table:table-cell table:style-name="ce34" table:formula="of:=([.J18]*5)/100" office:value-type="float" office:value="0.007975" calcext:value-type="float">
            <text:p>0,0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34" office:value-type="float" office:value="-11.1486" calcext:value-type="float">
            <text:p>-11,1486</text:p>
          </table:table-cell>
          <table:table-cell table:style-name="ce34" table:formula="of:=([.D19]*1.5)/100" office:value-type="float" office:value="-0.167229" calcext:value-type="float">
            <text:p>-0,1672</text:p>
          </table:table-cell>
          <table:table-cell table:style-name="ce34" office:value-type="float" office:value="-10.6796" calcext:value-type="float">
            <text:p>-10,6796</text:p>
          </table:table-cell>
          <table:table-cell table:style-name="ce34" table:formula="of:=([.F19]*1)/100" office:value-type="float" office:value="-0.106796" calcext:value-type="float">
            <text:p>-0,1068</text:p>
          </table:table-cell>
          <table:table-cell table:style-name="ce34" office:value-type="float" office:value="0.1058" calcext:value-type="float">
            <text:p>0,1058</text:p>
          </table:table-cell>
          <table:table-cell table:style-name="ce34" table:formula="of:=([.H19]*5)/100" office:value-type="float" office:value="0.00529" calcext:value-type="float">
            <text:p>0,0053</text:p>
          </table:table-cell>
          <table:table-cell table:style-name="ce34" office:value-type="float" office:value="0.1595" calcext:value-type="float">
            <text:p>0,1595</text:p>
          </table:table-cell>
          <table:table-cell table:style-name="ce34" table:formula="of:=([.J19]*5)/100" office:value-type="float" office:value="0.007975" calcext:value-type="float">
            <text:p>0,0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34" office:value-type="float" office:value="-9.1216" calcext:value-type="float">
            <text:p>-9,1216</text:p>
          </table:table-cell>
          <table:table-cell table:style-name="ce34" table:formula="of:=([.D20]*1.5)/100" office:value-type="float" office:value="-0.136824" calcext:value-type="float">
            <text:p>-0,1368</text:p>
          </table:table-cell>
          <table:table-cell table:style-name="ce34" office:value-type="float" office:value="-8.7379" calcext:value-type="float">
            <text:p>-8,7379</text:p>
          </table:table-cell>
          <table:table-cell table:style-name="ce34" table:formula="of:=([.F20]*1)/100" office:value-type="float" office:value="-0.087379" calcext:value-type="float">
            <text:p>-0,0874</text:p>
          </table:table-cell>
          <table:table-cell table:style-name="ce34" office:value-type="float" office:value="0.7407" calcext:value-type="float">
            <text:p>0,7407</text:p>
          </table:table-cell>
          <table:table-cell table:style-name="ce34" table:formula="of:=([.H20]*5)/100" office:value-type="float" office:value="0.037035" calcext:value-type="float">
            <text:p>0,0370</text:p>
          </table:table-cell>
          <table:table-cell table:style-name="ce34" office:value-type="float" office:value="1.1164" calcext:value-type="float">
            <text:p>1,1164</text:p>
          </table:table-cell>
          <table:table-cell table:style-name="ce34" table:formula="of:=([.J20]*5)/100" office:value-type="float" office:value="0.05582" calcext:value-type="float">
            <text:p>0,0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34" office:value-type="float" office:value="344.5946" calcext:value-type="float">
            <text:p>344,5946</text:p>
          </table:table-cell>
          <table:table-cell table:style-name="ce34" table:formula="of:=([.D21]*1.5)/100" office:value-type="float" office:value="5.168919" calcext:value-type="float">
            <text:p>5,1689</text:p>
          </table:table-cell>
          <table:table-cell table:style-name="ce34" office:value-type="float" office:value="32.6861" calcext:value-type="float">
            <text:p>32,6861</text:p>
          </table:table-cell>
          <table:table-cell table:style-name="ce34" table:formula="of:=([.F21]*1)/100" office:value-type="float" office:value="0.326861" calcext:value-type="float">
            <text:p>0,3269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21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21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34" office:value-type="float" office:value="42.9054" calcext:value-type="float">
            <text:p>42,9054</text:p>
          </table:table-cell>
          <table:table-cell table:style-name="ce34" table:formula="of:=([.D22]*1.5)/100" office:value-type="float" office:value="0.643581" calcext:value-type="float">
            <text:p>0,6436</text:p>
          </table:table-cell>
          <table:table-cell table:style-name="ce34" office:value-type="float" office:value="45.6311" calcext:value-type="float">
            <text:p>45,6311</text:p>
          </table:table-cell>
          <table:table-cell table:style-name="ce34" table:formula="of:=([.F22]*1)/100" office:value-type="float" office:value="0.456311" calcext:value-type="float">
            <text:p>0,4563</text:p>
          </table:table-cell>
          <table:table-cell table:style-name="ce34" office:value-type="float" office:value="-5.7143" calcext:value-type="float">
            <text:p>-5,7143</text:p>
          </table:table-cell>
          <table:table-cell table:style-name="ce34" table:formula="of:=([.H22]*5)/100" office:value-type="float" office:value="-0.285715" calcext:value-type="float">
            <text:p>-0,2857</text:p>
          </table:table-cell>
          <table:table-cell table:style-name="ce34" office:value-type="float" office:value="-3.2886" calcext:value-type="float">
            <text:p>-3,2886</text:p>
          </table:table-cell>
          <table:table-cell table:style-name="ce34" table:formula="of:=([.J22]*5)/100" office:value-type="float" office:value="-0.16443" calcext:value-type="float">
            <text:p>-0,1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34" office:value-type="float" office:value="63.5135" calcext:value-type="float">
            <text:p>63,5135</text:p>
          </table:table-cell>
          <table:table-cell table:style-name="ce34" table:formula="of:=([.D23]*1.5)/100" office:value-type="float" office:value="0.9527025" calcext:value-type="float">
            <text:p>0,9527</text:p>
          </table:table-cell>
          <table:table-cell table:style-name="ce34" office:value-type="float" office:value="65.3722" calcext:value-type="float">
            <text:p>65,3722</text:p>
          </table:table-cell>
          <table:table-cell table:style-name="ce34" table:formula="of:=([.F23]*1)/100" office:value-type="float" office:value="0.653722" calcext:value-type="float">
            <text:p>0,6537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23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23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34" office:value-type="float" office:value="19.9324" calcext:value-type="float">
            <text:p>19,9324</text:p>
          </table:table-cell>
          <table:table-cell table:style-name="ce34" table:formula="of:=([.D24]*1.5)/100" office:value-type="float" office:value="0.298986" calcext:value-type="float">
            <text:p>0,2990</text:p>
          </table:table-cell>
          <table:table-cell table:style-name="ce34" office:value-type="float" office:value="18.7702" calcext:value-type="float">
            <text:p>18,7702</text:p>
          </table:table-cell>
          <table:table-cell table:style-name="ce34" table:formula="of:=([.F24]*1)/100" office:value-type="float" office:value="0.187702" calcext:value-type="float">
            <text:p>0,1877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24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24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D25]*1.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F25]*1)/100" office:value-type="float" office:value="0" calcext:value-type="float">
            <text:p>0,0000</text:p>
          </table:table-cell>
          <table:table-cell table:style-name="ce34" office:value-type="float" office:value="-99.8942" calcext:value-type="float">
            <text:p>-99,8942</text:p>
          </table:table-cell>
          <table:table-cell table:style-name="ce34" table:formula="of:=([.H25]*5)/100" office:value-type="float" office:value="-4.99471" calcext:value-type="float">
            <text:p>-4,9947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25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D26]*1.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F26]*1)/100" office:value-type="float" office:value="0" calcext:value-type="float">
            <text:p>0,0000</text:p>
          </table:table-cell>
          <table:table-cell table:style-name="ce34" office:value-type="float" office:value="66.3492" calcext:value-type="float">
            <text:p>66,3492</text:p>
          </table:table-cell>
          <table:table-cell table:style-name="ce34" table:formula="of:=([.H26]*5)/100" office:value-type="float" office:value="3.31746" calcext:value-type="float">
            <text:p>3,3175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26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34" office:value-type="float" office:value="20.6081" calcext:value-type="float">
            <text:p>20,6081</text:p>
          </table:table-cell>
          <table:table-cell table:style-name="ce34" table:formula="of:=([.D27]*1.5)/100" office:value-type="float" office:value="0.3091215" calcext:value-type="float">
            <text:p>0,3091</text:p>
          </table:table-cell>
          <table:table-cell table:style-name="ce34" office:value-type="float" office:value="19.7411" calcext:value-type="float">
            <text:p>19,7411</text:p>
          </table:table-cell>
          <table:table-cell table:style-name="ce34" table:formula="of:=([.F27]*1)/100" office:value-type="float" office:value="0.197411" calcext:value-type="float">
            <text:p>0,1974</text:p>
          </table:table-cell>
          <table:table-cell table:style-name="ce34" office:value-type="float" office:value="100" calcext:value-type="float">
            <text:p>100,0000</text:p>
          </table:table-cell>
          <table:table-cell table:style-name="ce34" table:formula="of:=([.H27]*5)/100" office:value-type="float" office:value="5" calcext:value-type="float">
            <text:p>5,0000</text:p>
          </table:table-cell>
          <table:table-cell table:style-name="ce34" office:value-type="float" office:value="100" calcext:value-type="float">
            <text:p>100,0000</text:p>
          </table:table-cell>
          <table:table-cell table:style-name="ce34" table:formula="of:=([.J27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34" office:value-type="float" office:value="17.9054" calcext:value-type="float">
            <text:p>17,9054</text:p>
          </table:table-cell>
          <table:table-cell table:style-name="ce34" table:formula="of:=([.D28]*1.5)/100" office:value-type="float" office:value="0.268581" calcext:value-type="float">
            <text:p>0,2686</text:p>
          </table:table-cell>
          <table:table-cell table:style-name="ce34" office:value-type="float" office:value="17.1521" calcext:value-type="float">
            <text:p>17,1521</text:p>
          </table:table-cell>
          <table:table-cell table:style-name="ce34" table:formula="of:=([.F28]*1)/100" office:value-type="float" office:value="0.171521" calcext:value-type="float">
            <text:p>0,1715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28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28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D29]*1.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F29]*1)/100" office:value-type="float" office:value="0" calcext:value-type="float">
            <text:p>0,0000</text:p>
          </table:table-cell>
          <table:table-cell table:style-name="ce34" office:value-type="float" office:value="-28.254" calcext:value-type="float">
            <text:p>-28,2540</text:p>
          </table:table-cell>
          <table:table-cell table:style-name="ce34" table:formula="of:=([.H29]*5)/100" office:value-type="float" office:value="-1.4127" calcext:value-type="float">
            <text:p>-1,4127</text:p>
          </table:table-cell>
          <table:table-cell table:style-name="ce34" office:value-type="float" office:value="-17.7852" calcext:value-type="float">
            <text:p>-17,7852</text:p>
          </table:table-cell>
          <table:table-cell table:style-name="ce34" table:formula="of:=([.J29]*5)/100" office:value-type="float" office:value="-0.88926" calcext:value-type="float">
            <text:p>-0,88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D30]*1.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F30]*1)/100" office:value-type="float" office:value="0" calcext:value-type="float">
            <text:p>0,0000</text:p>
          </table:table-cell>
          <table:table-cell table:style-name="ce34" office:value-type="float" office:value="28.254" calcext:value-type="float">
            <text:p>28,2540</text:p>
          </table:table-cell>
          <table:table-cell table:style-name="ce34" table:formula="of:=([.H30]*5)/100" office:value-type="float" office:value="1.4127" calcext:value-type="float">
            <text:p>1,4127</text:p>
          </table:table-cell>
          <table:table-cell table:style-name="ce34" office:value-type="float" office:value="17.7852" calcext:value-type="float">
            <text:p>17,7852</text:p>
          </table:table-cell>
          <table:table-cell table:style-name="ce34" table:formula="of:=([.J30]*5)/100" office:value-type="float" office:value="0.88926" calcext:value-type="float">
            <text:p>0,88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34" office:value-type="float" office:value="129.7297" calcext:value-type="float">
            <text:p>129,7297</text:p>
          </table:table-cell>
          <table:table-cell table:style-name="ce34" table:formula="of:=([.D31]*1.5)/100" office:value-type="float" office:value="1.9459455" calcext:value-type="float">
            <text:p>1,9459</text:p>
          </table:table-cell>
          <table:table-cell table:style-name="ce34" office:value-type="float" office:value="133.3333" calcext:value-type="float">
            <text:p>133,3333</text:p>
          </table:table-cell>
          <table:table-cell table:style-name="ce34" table:formula="of:=([.F31]*1)/100" office:value-type="float" office:value="1.333333" calcext:value-type="float">
            <text:p>1,3333</text:p>
          </table:table-cell>
          <table:table-cell table:style-name="ce34" office:value-type="float" office:value="-16.0847" calcext:value-type="float">
            <text:p>-16,0847</text:p>
          </table:table-cell>
          <table:table-cell table:style-name="ce34" table:formula="of:=([.H31]*5)/100" office:value-type="float" office:value="-0.804235" calcext:value-type="float">
            <text:p>-0,8042</text:p>
          </table:table-cell>
          <table:table-cell table:style-name="ce34" office:value-type="float" office:value="-9.5973" calcext:value-type="float">
            <text:p>-9,5973</text:p>
          </table:table-cell>
          <table:table-cell table:style-name="ce34" table:formula="of:=([.J31]*5)/100" office:value-type="float" office:value="-0.479865" calcext:value-type="float">
            <text:p>-0,4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34" office:value-type="float" office:value="63.1757" calcext:value-type="float">
            <text:p>63,1757</text:p>
          </table:table-cell>
          <table:table-cell table:style-name="ce34" table:formula="of:=([.D32]*1.5)/100" office:value-type="float" office:value="0.9476355" calcext:value-type="float">
            <text:p>0,9476</text:p>
          </table:table-cell>
          <table:table-cell table:style-name="ce34" office:value-type="float" office:value="70.2265" calcext:value-type="float">
            <text:p>70,2265</text:p>
          </table:table-cell>
          <table:table-cell table:style-name="ce34" table:formula="of:=([.F32]*1)/100" office:value-type="float" office:value="0.702265" calcext:value-type="float">
            <text:p>0,7023</text:p>
          </table:table-cell>
          <table:table-cell table:style-name="ce34" office:value-type="float" office:value="31.2169" calcext:value-type="float">
            <text:p>31,2169</text:p>
          </table:table-cell>
          <table:table-cell table:style-name="ce34" table:formula="of:=([.H32]*5)/100" office:value-type="float" office:value="1.560845" calcext:value-type="float">
            <text:p>1,5608</text:p>
          </table:table-cell>
          <table:table-cell table:style-name="ce34" office:value-type="float" office:value="57.1141" calcext:value-type="float">
            <text:p>57,1141</text:p>
          </table:table-cell>
          <table:table-cell table:style-name="ce34" table:formula="of:=([.J32]*5)/100" office:value-type="float" office:value="2.855705" calcext:value-type="float">
            <text:p>2,8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D33]*1.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F33]*1)/100" office:value-type="float" office:value="0" calcext:value-type="float">
            <text:p>0,0000</text:p>
          </table:table-cell>
          <table:table-cell table:style-name="ce34" office:value-type="float" office:value="22.328" calcext:value-type="float">
            <text:p>22,3280</text:p>
          </table:table-cell>
          <table:table-cell table:style-name="ce34" table:formula="of:=([.H33]*5)/100" office:value-type="float" office:value="1.1164" calcext:value-type="float">
            <text:p>1,1164</text:p>
          </table:table-cell>
          <table:table-cell table:style-name="ce34" office:value-type="float" office:value="13.7584" calcext:value-type="float">
            <text:p>13,7584</text:p>
          </table:table-cell>
          <table:table-cell table:style-name="ce34" table:formula="of:=([.J33]*5)/100" office:value-type="float" office:value="0.68792" calcext:value-type="float">
            <text:p>0,6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34" office:value-type="float" office:value="344.5946" calcext:value-type="float">
            <text:p>344,5946</text:p>
          </table:table-cell>
          <table:table-cell table:style-name="ce34" table:formula="of:=([.D34]*1.5)/100" office:value-type="float" office:value="5.168919" calcext:value-type="float">
            <text:p>5,1689</text:p>
          </table:table-cell>
          <table:table-cell table:style-name="ce34" office:value-type="float" office:value="32.6861" calcext:value-type="float">
            <text:p>32,6861</text:p>
          </table:table-cell>
          <table:table-cell table:style-name="ce34" table:formula="of:=([.F34]*1)/100" office:value-type="float" office:value="0.326861" calcext:value-type="float">
            <text:p>0,3269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H34]*5)/100" office:value-type="float" office:value="0" calcext:value-type="float">
            <text:p>0,0000</text:p>
          </table:table-cell>
          <table:table-cell table:style-name="ce34" office:value-type="float" office:value="0" calcext:value-type="float">
            <text:p>0,0000</text:p>
          </table:table-cell>
          <table:table-cell table:style-name="ce34" table:formula="of:=([.J34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34" office:value-type="float" office:value="20.6081" calcext:value-type="float">
            <text:p>20,6081</text:p>
          </table:table-cell>
          <table:table-cell table:style-name="ce34" table:formula="of:=([.D35]*1.5)/100" office:value-type="float" office:value="0.3091215" calcext:value-type="float">
            <text:p>0,3091</text:p>
          </table:table-cell>
          <table:table-cell table:style-name="ce34" office:value-type="float" office:value="19.4175" calcext:value-type="float">
            <text:p>19,4175</text:p>
          </table:table-cell>
          <table:table-cell table:style-name="ce34" table:formula="of:=([.F35]*1)/100" office:value-type="float" office:value="0.194175" calcext:value-type="float">
            <text:p>0,1942</text:p>
          </table:table-cell>
          <table:table-cell table:style-name="ce34" office:value-type="float" office:value="-0.7407" calcext:value-type="float">
            <text:p>-0,7407</text:p>
          </table:table-cell>
          <table:table-cell table:style-name="ce34" table:formula="of:=([.H35]*5)/100" office:value-type="float" office:value="-0.037035" calcext:value-type="float">
            <text:p>-0,0370</text:p>
          </table:table-cell>
          <table:table-cell table:style-name="ce34" office:value-type="float" office:value="-1.2759" calcext:value-type="float">
            <text:p>-1,2759</text:p>
          </table:table-cell>
          <table:table-cell table:style-name="ce34" table:formula="of:=([.J35]*5)/100" office:value-type="float" office:value="-0.063795" calcext:value-type="float">
            <text:p>-0,0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34" office:value-type="float" office:value="11.1486" calcext:value-type="float">
            <text:p>11,1486</text:p>
          </table:table-cell>
          <table:table-cell table:style-name="ce34" table:formula="of:=([.D36]*1.5)/100" office:value-type="float" office:value="0.167229" calcext:value-type="float">
            <text:p>0,1672</text:p>
          </table:table-cell>
          <table:table-cell table:style-name="ce34" office:value-type="float" office:value="10.6796" calcext:value-type="float">
            <text:p>10,6796</text:p>
          </table:table-cell>
          <table:table-cell table:style-name="ce34" table:formula="of:=([.F36]*1)/100" office:value-type="float" office:value="0.106796" calcext:value-type="float">
            <text:p>0,1068</text:p>
          </table:table-cell>
          <table:table-cell table:style-name="ce34" office:value-type="float" office:value="-0.1058" calcext:value-type="float">
            <text:p>-0,1058</text:p>
          </table:table-cell>
          <table:table-cell table:style-name="ce34" table:formula="of:=([.H36]*5)/100" office:value-type="float" office:value="-0.00529" calcext:value-type="float">
            <text:p>-0,0053</text:p>
          </table:table-cell>
          <table:table-cell table:style-name="ce34" office:value-type="float" office:value="-0.0159" calcext:value-type="float">
            <text:p>-0,0159</text:p>
          </table:table-cell>
          <table:table-cell table:style-name="ce34" table:formula="of:=([.J36]*5)/100" office:value-type="float" office:value="-0.000795" calcext:value-type="float">
            <text:p>-0,0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34" office:value-type="float" office:value="20.6081" calcext:value-type="float">
            <text:p>20,6081</text:p>
          </table:table-cell>
          <table:table-cell table:style-name="ce34" table:formula="of:=([.D37]*1.5)/100" office:value-type="float" office:value="0.3091215" calcext:value-type="float">
            <text:p>0,3091</text:p>
          </table:table-cell>
          <table:table-cell table:style-name="ce34" office:value-type="float" office:value="19.7411" calcext:value-type="float">
            <text:p>19,7411</text:p>
          </table:table-cell>
          <table:table-cell table:style-name="ce34" table:formula="of:=([.F37]*1)/100" office:value-type="float" office:value="0.197411" calcext:value-type="float">
            <text:p>0,1974</text:p>
          </table:table-cell>
          <table:table-cell table:style-name="ce34" office:value-type="float" office:value="100" calcext:value-type="float">
            <text:p>100,0000</text:p>
          </table:table-cell>
          <table:table-cell table:style-name="ce34" table:formula="of:=([.H37]*5)/100" office:value-type="float" office:value="5" calcext:value-type="float">
            <text:p>5,0000</text:p>
          </table:table-cell>
          <table:table-cell table:style-name="ce34" office:value-type="float" office:value="100" calcext:value-type="float">
            <text:p>100,0000</text:p>
          </table:table-cell>
          <table:table-cell table:style-name="ce34" table:formula="of:=([.J37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 13" table:style-name="ta4">
        <table:table-column table:style-name="co41" table:default-cell-style-name="Default"/>
        <table:table-column table:style-name="co42" table:number-columns-repeated="2" table:default-cell-style-name="ce37"/>
        <table:table-column table:style-name="co43" table:default-cell-style-name="ce37"/>
        <table:table-column table:style-name="co44" table:default-cell-style-name="Default"/>
        <table:table-column table:style-name="co45" table:default-cell-style-name="ce37"/>
        <table:table-column table:style-name="co46" table:default-cell-style-name="Default"/>
        <table:table-column table:style-name="co47" table:default-cell-style-name="ce37"/>
        <table:table-column table:style-name="co48" table:default-cell-style-name="Default"/>
        <table:table-column table:style-name="co42" table:number-columns-repeated="2" table:default-cell-style-name="Default"/>
        <table:table-row table:style-name="ro2">
          <table:table-cell table:style-name="ce35" office:value-type="string" calcext:value-type="string">
            <text:p>Reaction</text:p>
          </table:table-cell>
          <table:table-cell table:style-name="ce36" office:value-type="string" calcext:value-type="string">
            <text:p>Reaction_name</text:p>
          </table:table-cell>
          <table:table-cell table:style-name="ce36" office:value-type="string" calcext:value-type="string">
            <text:p>Yeast7_ID</text:p>
          </table:table-cell>
          <table:table-cell table:style-name="ce36" office:value-type="string" calcext:value-type="string">
            <text:p>oxidative rel flux</text:p>
          </table:table-cell>
          <table:table-cell table:style-name="ce36" office:value-type="string" calcext:value-type="string">
            <text:p>oxidative exp flux</text:p>
          </table:table-cell>
          <table:table-cell table:style-name="ce36" office:value-type="string" calcext:value-type="string">
            <text:p>respiro-fermentative rel flux</text:p>
          </table:table-cell>
          <table:table-cell table:style-name="ce36" office:value-type="string" calcext:value-type="string">
            <text:p>respiro-fermentative exp flux</text:p>
          </table:table-cell>
          <table:table-cell table:style-name="ce36" office:value-type="string" calcext:value-type="string">
            <text:p>fermentative rel flux</text:p>
          </table:table-cell>
          <table:table-cell table:style-name="ce36" office:value-type="string" calcext:value-type="string">
            <text:p>fermentative exp flux</text:p>
          </table:table-cell>
          <table:table-cell table:style-name="ce35" table:number-columns-repeated="2"/>
        </table:table-row>
        <table:table-row table:style-name="ro2">
          <table:table-cell table:style-name="ce35" office:value-type="string" calcext:value-type="string">
            <text:p>D-Glucose(ex) &lt;==&gt; D-Glucose-6-phosphate</text:p>
          </table:table-cell>
          <table:table-cell table:style-name="ce36" office:value-type="string" calcext:value-type="string">
            <text:p>R01786</text:p>
          </table:table-cell>
          <table:table-cell table:style-name="ce36" office:value-type="string" calcext:value-type="string">
            <text:p>r_0534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D2]*1.56)/100" office:value-type="float" office:value="1.56" calcext:value-type="float">
            <text:p>1,56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F2]*4.9)/100" office:value-type="float" office:value="4.9" calcext:value-type="float">
            <text:p>4,90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H2]*8.23)/100" office:value-type="float" office:value="8.23" calcext:value-type="float">
            <text:p>8,2300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Pyruvate &lt;==&gt; Phosphoenolpyruvate</text:p>
          </table:table-cell>
          <table:table-cell table:style-name="ce36" office:value-type="string" calcext:value-type="string">
            <text:p>R00200</text:p>
          </table:table-cell>
          <table:table-cell table:style-name="ce36" office:value-type="string" calcext:value-type="string">
            <text:p>r_0962</text:p>
          </table:table-cell>
          <table:table-cell table:style-name="ce38" office:value-type="float" office:value="-124.3" calcext:value-type="float">
            <text:p>-124,3000</text:p>
          </table:table-cell>
          <table:table-cell table:style-name="ce38" table:formula="of:=([.D3]*1.56)/100" office:value-type="float" office:value="-1.93908" calcext:value-type="float">
            <text:p>-1,9391</text:p>
          </table:table-cell>
          <table:table-cell table:style-name="ce38" office:value-type="float" office:value="-153.2" calcext:value-type="float">
            <text:p>-153,2000</text:p>
          </table:table-cell>
          <table:table-cell table:style-name="ce38" table:formula="of:=([.F3]*4.9)/100" office:value-type="float" office:value="-7.5068" calcext:value-type="float">
            <text:p>-7,5068</text:p>
          </table:table-cell>
          <table:table-cell table:style-name="ce38" office:value-type="float" office:value="-164.6" calcext:value-type="float">
            <text:p>-164,6000</text:p>
          </table:table-cell>
          <table:table-cell table:style-name="ce38" table:formula="of:=([.H3]*8.23)/100" office:value-type="float" office:value="-13.54658" calcext:value-type="float">
            <text:p>-13,5466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Pyruvate-mit + CoA &lt;==&gt; Acetyl-CoA-mit + CO2-mit</text:p>
          </table:table-cell>
          <table:table-cell table:style-name="ce36" office:value-type="string" calcext:value-type="string">
            <text:p>R00209</text:p>
          </table:table-cell>
          <table:table-cell table:style-name="ce36" office:value-type="string" calcext:value-type="string">
            <text:p>r_0961</text:p>
          </table:table-cell>
          <table:table-cell table:style-name="ce38" office:value-type="float" office:value="21.8" calcext:value-type="float">
            <text:p>21,8000</text:p>
          </table:table-cell>
          <table:table-cell table:style-name="ce38" table:formula="of:=([.D4]*1.56)/100" office:value-type="float" office:value="0.34008" calcext:value-type="float">
            <text:p>,3401</text:p>
          </table:table-cell>
          <table:table-cell table:style-name="ce38" office:value-type="float" office:value="49.5" calcext:value-type="float">
            <text:p>49,5000</text:p>
          </table:table-cell>
          <table:table-cell table:style-name="ce38" table:formula="of:=([.F4]*4.9)/100" office:value-type="float" office:value="2.4255" calcext:value-type="float">
            <text:p>2,4255</text:p>
          </table:table-cell>
          <table:table-cell table:style-name="ce38" office:value-type="float" office:value="23.7" calcext:value-type="float">
            <text:p>23,7000</text:p>
          </table:table-cell>
          <table:table-cell table:style-name="ce38" table:formula="of:=([.H4]*8.23)/100" office:value-type="float" office:value="1.95051" calcext:value-type="float">
            <text:p>1,9505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Isocitrate &lt;==&gt; 2-Oxoglutarate + CO2-mit</text:p>
          </table:table-cell>
          <table:table-cell table:style-name="ce36" office:value-type="string" calcext:value-type="string">
            <text:p>R00267</text:p>
          </table:table-cell>
          <table:table-cell table:style-name="ce36" office:value-type="string" calcext:value-type="string">
            <text:p>r_2131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5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5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5]*8.23)/100" office:value-type="float" office:value="1.88467" calcext:value-type="float">
            <text:p>1,8847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(S)-Malate-mit &lt;==&gt; Oxaloacetate-mit</text:p>
          </table:table-cell>
          <table:table-cell table:style-name="ce36" office:value-type="string" calcext:value-type="string">
            <text:p>R00342</text:p>
          </table:table-cell>
          <table:table-cell table:style-name="ce36" office:value-type="string" calcext:value-type="string">
            <text:p>r_0713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6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6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6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Citrate + CoA &lt;==&gt; Acetyl-CoA-mit + Oxaloacetate-mit</text:p>
          </table:table-cell>
          <table:table-cell table:style-name="ce36" office:value-type="string" calcext:value-type="string">
            <text:p>R00351</text:p>
          </table:table-cell>
          <table:table-cell table:style-name="ce36" office:value-type="string" calcext:value-type="string">
            <text:p>r_0300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D7]*1.56)/100" office:value-type="float" office:value="-1.14036" calcext:value-type="float">
            <text:p>-1,1404</text:p>
          </table:table-cell>
          <table:table-cell table:style-name="ce38" office:value-type="float" office:value="-54.4" calcext:value-type="float">
            <text:p>-54,4000</text:p>
          </table:table-cell>
          <table:table-cell table:style-name="ce38" table:formula="of:=([.F7]*4.9)/100" office:value-type="float" office:value="-2.6656" calcext:value-type="float">
            <text:p>-2,6656</text:p>
          </table:table-cell>
          <table:table-cell table:style-name="ce38" office:value-type="float" office:value="-22.9" calcext:value-type="float">
            <text:p>-22,9000</text:p>
          </table:table-cell>
          <table:table-cell table:style-name="ce38" table:formula="of:=([.H7]*8.23)/100" office:value-type="float" office:value="-1.88467" calcext:value-type="float">
            <text:p>-1,8847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uccinate-mit + CoA &lt;==&gt; Succinyl-CoA</text:p>
          </table:table-cell>
          <table:table-cell table:style-name="ce36" office:value-type="string" calcext:value-type="string">
            <text:p>R00405</text:p>
          </table:table-cell>
          <table:table-cell table:style-name="ce36" office:value-type="string" calcext:value-type="string">
            <text:p>r_102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8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8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8]*8.23)/100" office:value-type="float" office:value="-1.38264" calcext:value-type="float">
            <text:p>-1,3826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uccinate-mit &lt;==&gt; Fumarate</text:p>
          </table:table-cell>
          <table:table-cell table:style-name="ce36" office:value-type="string" calcext:value-type="string">
            <text:p>R00402</text:p>
          </table:table-cell>
          <table:table-cell table:style-name="ce36" office:value-type="string" calcext:value-type="string">
            <text:p>r_0454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9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9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9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D-Glyceraldehyde-3-phosphate &lt;==&gt; Glycerone-phosphate</text:p>
          </table:table-cell>
          <table:table-cell table:style-name="ce36" office:value-type="string" calcext:value-type="string">
            <text:p>R01015</text:p>
          </table:table-cell>
          <table:table-cell table:style-name="ce36" office:value-type="string" calcext:value-type="string">
            <text:p>r_1054</text:p>
          </table:table-cell>
          <table:table-cell table:style-name="ce38" office:value-type="float" office:value="-58.3" calcext:value-type="float">
            <text:p>-58,3000</text:p>
          </table:table-cell>
          <table:table-cell table:style-name="ce38" table:formula="of:=([.D10]*1.56)/100" office:value-type="float" office:value="-0.90948" calcext:value-type="float">
            <text:p>-,9095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F10]*4.9)/100" office:value-type="float" office:value="-3.5819" calcext:value-type="float">
            <text:p>-3,5819</text:p>
          </table:table-cell>
          <table:table-cell table:style-name="ce38" office:value-type="float" office:value="-80.5" calcext:value-type="float">
            <text:p>-80,5000</text:p>
          </table:table-cell>
          <table:table-cell table:style-name="ce38" table:formula="of:=([.H10]*8.23)/100" office:value-type="float" office:value="-6.62515" calcext:value-type="float">
            <text:p>-6,6252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D-Glyceraldehyde-3-phosphate &lt;==&gt; 3-Phospho-D-glyceroyl-phosphate</text:p>
          </table:table-cell>
          <table:table-cell table:style-name="ce36" office:value-type="string" calcext:value-type="string">
            <text:p>R01061</text:p>
          </table:table-cell>
          <table:table-cell table:style-name="ce36" office:value-type="string" calcext:value-type="string">
            <text:p>r_0486</text:p>
          </table:table-cell>
          <table:table-cell table:style-name="ce38" office:value-type="float" office:value="134.1" calcext:value-type="float">
            <text:p>134,1000</text:p>
          </table:table-cell>
          <table:table-cell table:style-name="ce38" table:formula="of:=([.D11]*1.56)/100" office:value-type="float" office:value="2.09196" calcext:value-type="float">
            <text:p>2,0920</text:p>
          </table:table-cell>
          <table:table-cell table:style-name="ce38" office:value-type="float" office:value="159.8" calcext:value-type="float">
            <text:p>159,8000</text:p>
          </table:table-cell>
          <table:table-cell table:style-name="ce38" table:formula="of:=([.F11]*4.9)/100" office:value-type="float" office:value="7.8302" calcext:value-type="float">
            <text:p>7,8302</text:p>
          </table:table-cell>
          <table:table-cell table:style-name="ce38" office:value-type="float" office:value="171" calcext:value-type="float">
            <text:p>171,0000</text:p>
          </table:table-cell>
          <table:table-cell table:style-name="ce38" table:formula="of:=([.H11]*8.23)/100" office:value-type="float" office:value="14.0733" calcext:value-type="float">
            <text:p>14,0733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D-Fructose-1,6-bisphosphate &lt;==&gt; Glycerone-phosphate + D-Glyceraldehyde-3-phosphate</text:p>
          </table:table-cell>
          <table:table-cell table:style-name="ce36" office:value-type="string" calcext:value-type="string">
            <text:p>R01070</text:p>
          </table:table-cell>
          <table:table-cell table:style-name="ce36" office:value-type="string" calcext:value-type="string">
            <text:p>r_0450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12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12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12]*8.23)/100" office:value-type="float" office:value="7.16833" calcext:value-type="float">
            <text:p>7,1683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(S)-Malate-mit &lt;==&gt; Fumarate</text:p>
          </table:table-cell>
          <table:table-cell table:style-name="ce36" office:value-type="string" calcext:value-type="string">
            <text:p>R01082</text:p>
          </table:table-cell>
          <table:table-cell table:style-name="ce36" office:value-type="string" calcext:value-type="string">
            <text:p>r_045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13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13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13]*8.23)/100" office:value-type="float" office:value="-1.38264" calcext:value-type="float">
            <text:p>-1,3826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Citrate &lt;==&gt; Isocitrate</text:p>
          </table:table-cell>
          <table:table-cell table:style-name="ce36" office:value-type="string" calcext:value-type="string">
            <text:p>R01324</text:p>
          </table:table-cell>
          <table:table-cell table:style-name="ce36" office:value-type="string" calcext:value-type="string">
            <text:p>r_0302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14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14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14]*8.23)/100" office:value-type="float" office:value="1.88467" calcext:value-type="float">
            <text:p>1,8847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3-Phospho-D-glycerate &lt;==&gt; 3-Phospho-D-glyceroyl-phosphate</text:p>
          </table:table-cell>
          <table:table-cell table:style-name="ce36" office:value-type="string" calcext:value-type="string">
            <text:p>R01512</text:p>
          </table:table-cell>
          <table:table-cell table:style-name="ce36" office:value-type="string" calcext:value-type="string">
            <text:p>r_0892</text:p>
          </table:table-cell>
          <table:table-cell table:style-name="ce38" office:value-type="float" office:value="-134.1" calcext:value-type="float">
            <text:p>-134,1000</text:p>
          </table:table-cell>
          <table:table-cell table:style-name="ce38" table:formula="of:=([.D15]*1.56)/100" office:value-type="float" office:value="-2.09196" calcext:value-type="float">
            <text:p>-2,0920</text:p>
          </table:table-cell>
          <table:table-cell table:style-name="ce38" office:value-type="float" office:value="-159.8" calcext:value-type="float">
            <text:p>-159,8000</text:p>
          </table:table-cell>
          <table:table-cell table:style-name="ce38" table:formula="of:=([.F15]*4.9)/100" office:value-type="float" office:value="-7.8302" calcext:value-type="float">
            <text:p>-7,8302</text:p>
          </table:table-cell>
          <table:table-cell table:style-name="ce38" office:value-type="float" office:value="-171" calcext:value-type="float">
            <text:p>-171,0000</text:p>
          </table:table-cell>
          <table:table-cell table:style-name="ce38" table:formula="of:=([.H15]*8.23)/100" office:value-type="float" office:value="-14.0733" calcext:value-type="float">
            <text:p>-14,0733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2-Phospho-D-glycerate &lt;==&gt; 3-Phospho-D-glycerate</text:p>
          </table:table-cell>
          <table:table-cell table:style-name="ce36" office:value-type="string" calcext:value-type="string">
            <text:p>R01518</text:p>
          </table:table-cell>
          <table:table-cell table:style-name="ce36" office:value-type="string" calcext:value-type="string">
            <text:p>r_0893</text:p>
          </table:table-cell>
          <table:table-cell table:style-name="ce38" office:value-type="float" office:value="-128.7" calcext:value-type="float">
            <text:p>-128,7000</text:p>
          </table:table-cell>
          <table:table-cell table:style-name="ce38" table:formula="of:=([.D16]*1.56)/100" office:value-type="float" office:value="-2.00772" calcext:value-type="float">
            <text:p>-2,0077</text:p>
          </table:table-cell>
          <table:table-cell table:style-name="ce38" office:value-type="float" office:value="-156.9" calcext:value-type="float">
            <text:p>-156,9000</text:p>
          </table:table-cell>
          <table:table-cell table:style-name="ce38" table:formula="of:=([.F16]*4.9)/100" office:value-type="float" office:value="-7.6881" calcext:value-type="float">
            <text:p>-7,6881</text:p>
          </table:table-cell>
          <table:table-cell table:style-name="ce38" office:value-type="float" office:value="-167.4" calcext:value-type="float">
            <text:p>-167,4000</text:p>
          </table:table-cell>
          <table:table-cell table:style-name="ce38" table:formula="of:=([.H16]*8.23)/100" office:value-type="float" office:value="-13.77702" calcext:value-type="float">
            <text:p>-13,7770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6-Phospho-D-gluconate &lt;==&gt; D-Ribulose-5-phosphate + CO2</text:p>
          </table:table-cell>
          <table:table-cell table:style-name="ce36" office:value-type="string" calcext:value-type="string">
            <text:p>R01528</text:p>
          </table:table-cell>
          <table:table-cell table:style-name="ce36" office:value-type="string" calcext:value-type="string">
            <text:p>r_0889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17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17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17]*8.23)/100" office:value-type="float" office:value="1.24273" calcext:value-type="float">
            <text:p>1,2427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6" office:value-type="string" calcext:value-type="string">
            <text:p>R01641</text:p>
          </table:table-cell>
          <table:table-cell table:style-name="ce36" office:value-type="string" calcext:value-type="string">
            <text:p>r_1049</text:p>
          </table:table-cell>
          <table:table-cell table:style-name="ce38" office:value-type="float" office:value="-18.7" calcext:value-type="float">
            <text:p>-18,7000</text:p>
          </table:table-cell>
          <table:table-cell table:style-name="ce38" table:formula="of:=([.D18]*1.56)/100" office:value-type="float" office:value="-0.29172" calcext:value-type="float">
            <text:p>-,2917</text:p>
          </table:table-cell>
          <table:table-cell table:style-name="ce38" office:value-type="float" office:value="-10.2" calcext:value-type="float">
            <text:p>-10,2000</text:p>
          </table:table-cell>
          <table:table-cell table:style-name="ce38" table:formula="of:=([.F18]*4.9)/100" office:value-type="float" office:value="-0.4998" calcext:value-type="float">
            <text:p>-,4998</text:p>
          </table:table-cell>
          <table:table-cell table:style-name="ce38" office:value-type="float" office:value="-5.3" calcext:value-type="float">
            <text:p>-5,3000</text:p>
          </table:table-cell>
          <table:table-cell table:style-name="ce38" table:formula="of:=([.H18]*8.23)/100" office:value-type="float" office:value="-0.43619" calcext:value-type="float">
            <text:p>-,4362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6" office:value-type="string" calcext:value-type="string">
            <text:p>R01827</text:p>
          </table:table-cell>
          <table:table-cell table:style-name="ce36" office:value-type="string" calcext:value-type="string">
            <text:p>r_1048</text:p>
          </table:table-cell>
          <table:table-cell table:style-name="ce38" office:value-type="float" office:value="18.7" calcext:value-type="float">
            <text:p>18,7000</text:p>
          </table:table-cell>
          <table:table-cell table:style-name="ce38" table:formula="of:=([.D19]*1.56)/100" office:value-type="float" office:value="0.29172" calcext:value-type="float">
            <text:p>,2917</text:p>
          </table:table-cell>
          <table:table-cell table:style-name="ce38" office:value-type="float" office:value="10.2" calcext:value-type="float">
            <text:p>10,2000</text:p>
          </table:table-cell>
          <table:table-cell table:style-name="ce38" table:formula="of:=([.F19]*4.9)/100" office:value-type="float" office:value="0.4998" calcext:value-type="float">
            <text:p>,4998</text:p>
          </table:table-cell>
          <table:table-cell table:style-name="ce38" office:value-type="float" office:value="5.3" calcext:value-type="float">
            <text:p>5,3000</text:p>
          </table:table-cell>
          <table:table-cell table:style-name="ce38" table:formula="of:=([.H19]*8.23)/100" office:value-type="float" office:value="0.43619" calcext:value-type="float">
            <text:p>,4362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6" office:value-type="string" calcext:value-type="string">
            <text:p>R01830</text:p>
          </table:table-cell>
          <table:table-cell table:style-name="ce36" office:value-type="string" calcext:value-type="string">
            <text:p>r_1050</text:p>
          </table:table-cell>
          <table:table-cell table:style-name="ce38" office:value-type="float" office:value="-16.3" calcext:value-type="float">
            <text:p>-16,3000</text:p>
          </table:table-cell>
          <table:table-cell table:style-name="ce38" table:formula="of:=([.D20]*1.56)/100" office:value-type="float" office:value="-0.25428" calcext:value-type="float">
            <text:p>-,2543</text:p>
          </table:table-cell>
          <table:table-cell table:style-name="ce38" office:value-type="float" office:value="-8.5" calcext:value-type="float">
            <text:p>-8,5000</text:p>
          </table:table-cell>
          <table:table-cell table:style-name="ce38" table:formula="of:=([.F20]*4.9)/100" office:value-type="float" office:value="-0.4165" calcext:value-type="float">
            <text:p>-,4165</text:p>
          </table:table-cell>
          <table:table-cell table:style-name="ce38" office:value-type="float" office:value="-3.8" calcext:value-type="float">
            <text:p>-3,8000</text:p>
          </table:table-cell>
          <table:table-cell table:style-name="ce38" table:formula="of:=([.H20]*8.23)/100" office:value-type="float" office:value="-0.31274" calcext:value-type="float">
            <text:p>-,3127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D-Glucose-6-phosphate &lt;==&gt; D-Glucono-1,5-lactone-6-phosphate</text:p>
          </table:table-cell>
          <table:table-cell table:style-name="ce36" office:value-type="string" calcext:value-type="string">
            <text:p>R02736</text:p>
          </table:table-cell>
          <table:table-cell table:style-name="ce36" office:value-type="string" calcext:value-type="string">
            <text:p>r_0466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21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21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21]*8.23)/100" office:value-type="float" office:value="1.24273" calcext:value-type="float">
            <text:p>1,2427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D-Glucose-6-phosphate &lt;==&gt; D-Fructose-6-phosphate</text:p>
          </table:table-cell>
          <table:table-cell table:style-name="ce36" office:value-type="string" calcext:value-type="string">
            <text:p>R02740</text:p>
          </table:table-cell>
          <table:table-cell table:style-name="ce36" office:value-type="string" calcext:value-type="string">
            <text:p>r_0467</text:p>
          </table:table-cell>
          <table:table-cell table:style-name="ce38" office:value-type="float" office:value="25.2" calcext:value-type="float">
            <text:p>25,2000</text:p>
          </table:table-cell>
          <table:table-cell table:style-name="ce38" table:formula="of:=([.D22]*1.56)/100" office:value-type="float" office:value="0.39312" calcext:value-type="float">
            <text:p>,3931</text:p>
          </table:table-cell>
          <table:table-cell table:style-name="ce38" office:value-type="float" office:value="60" calcext:value-type="float">
            <text:p>60,0000</text:p>
          </table:table-cell>
          <table:table-cell table:style-name="ce38" table:formula="of:=([.F22]*4.9)/100" office:value-type="float" office:value="2.94" calcext:value-type="float">
            <text:p>2,9400</text:p>
          </table:table-cell>
          <table:table-cell table:style-name="ce38" office:value-type="float" office:value="77.9" calcext:value-type="float">
            <text:p>77,9000</text:p>
          </table:table-cell>
          <table:table-cell table:style-name="ce38" table:formula="of:=([.H22]*8.23)/100" office:value-type="float" office:value="6.41117" calcext:value-type="float">
            <text:p>6,4112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D-Fructose-6-phosphate &lt;==&gt; D-Fructose-1,6-bisphosphate</text:p>
          </table:table-cell>
          <table:table-cell table:style-name="ce36" office:value-type="string" calcext:value-type="string">
            <text:p>R04779</text:p>
          </table:table-cell>
          <table:table-cell table:style-name="ce36" office:value-type="string" calcext:value-type="string">
            <text:p>r_0886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23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23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23]*8.23)/100" office:value-type="float" office:value="7.16833" calcext:value-type="float">
            <text:p>7,1683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Pyruvate &lt;==&gt; Acetaldehyde</text:p>
          </table:table-cell>
          <table:table-cell table:style-name="ce36" office:value-type="string" calcext:value-type="string">
            <text:p>R00750</text:p>
          </table:table-cell>
          <table:table-cell table:style-name="ce36" office:value-type="string" calcext:value-type="string">
            <text:p>r_0959</text:p>
          </table:table-cell>
          <table:table-cell table:style-name="ce38" office:value-type="float" office:value="73.3" calcext:value-type="float">
            <text:p>73,3000</text:p>
          </table:table-cell>
          <table:table-cell table:style-name="ce38" table:formula="of:=([.D24]*1.56)/100" office:value-type="float" office:value="1.14348" calcext:value-type="float">
            <text:p>1,1435</text:p>
          </table:table-cell>
          <table:table-cell table:style-name="ce38" office:value-type="float" office:value="82.9" calcext:value-type="float">
            <text:p>82,9000</text:p>
          </table:table-cell>
          <table:table-cell table:style-name="ce38" table:formula="of:=([.F24]*4.9)/100" office:value-type="float" office:value="4.0621" calcext:value-type="float">
            <text:p>4,0621</text:p>
          </table:table-cell>
          <table:table-cell table:style-name="ce38" office:value-type="float" office:value="123.5" calcext:value-type="float">
            <text:p>123,5000</text:p>
          </table:table-cell>
          <table:table-cell table:style-name="ce38" table:formula="of:=([.H24]*8.23)/100" office:value-type="float" office:value="10.16405" calcext:value-type="float">
            <text:p>10,1641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Acetaldehyde &lt;==&gt; Ethanol</text:p>
          </table:table-cell>
          <table:table-cell table:style-name="ce36" office:value-type="string" calcext:value-type="string">
            <text:p>R02679</text:p>
          </table:table-cell>
          <table:table-cell table:style-name="ce36" office:value-type="string" calcext:value-type="string">
            <text:p>r_2115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Acetaldehyde &lt;==&gt; Acetate</text:p>
          </table:table-cell>
          <table:table-cell table:style-name="ce36" office:value-type="string" calcext:value-type="string">
            <text:p>R00634</text:p>
          </table:table-cell>
          <table:table-cell table:style-name="ce36" office:value-type="string" calcext:value-type="string">
            <text:p>r_2116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6]*1.56)/100" office:value-type="float" office:value="1.14816" calcext:value-type="float">
            <text:p>1,1482</text:p>
          </table:table-cell>
          <table:table-cell table:style-name="ce38" office:value-type="float" office:value="34.2" calcext:value-type="float">
            <text:p>34,2000</text:p>
          </table:table-cell>
          <table:table-cell table:style-name="ce38" table:formula="of:=([.F26]*4.9)/100" office:value-type="float" office:value="1.6758" calcext:value-type="float">
            <text:p>1,6758</text:p>
          </table:table-cell>
          <table:table-cell table:style-name="ce38" office:value-type="float" office:value="16.1" calcext:value-type="float">
            <text:p>16,1000</text:p>
          </table:table-cell>
          <table:table-cell table:style-name="ce38" table:formula="of:=([.H26]*8.23)/100" office:value-type="float" office:value="1.32503" calcext:value-type="float">
            <text:p>1,3250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Acetate &lt;==&gt; Acetyl-CoA</text:p>
          </table:table-cell>
          <table:table-cell table:style-name="ce36" office:value-type="string" calcext:value-type="string">
            <text:p>R00229</text:p>
          </table:table-cell>
          <table:table-cell table:style-name="ce36" office:value-type="string" calcext:value-type="string">
            <text:p>r_0112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7]*1.56)/100" office:value-type="float" office:value="1.14816" calcext:value-type="float">
            <text:p>1,1482</text:p>
          </table:table-cell>
          <table:table-cell table:style-name="ce38" office:value-type="float" office:value="19.5" calcext:value-type="float">
            <text:p>19,5000</text:p>
          </table:table-cell>
          <table:table-cell table:style-name="ce38" table:formula="of:=([.F27]*4.9)/100" office:value-type="float" office:value="0.9555" calcext:value-type="float">
            <text:p>,9555</text:p>
          </table:table-cell>
          <table:table-cell table:style-name="ce38" office:value-type="float" office:value="11.1" calcext:value-type="float">
            <text:p>11,1000</text:p>
          </table:table-cell>
          <table:table-cell table:style-name="ce38" table:formula="of:=([.H27]*8.23)/100" office:value-type="float" office:value="0.91353" calcext:value-type="float">
            <text:p>,9135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Pyruvate + CO2 &lt;==&gt; Oxaloacetate</text:p>
          </table:table-cell>
          <table:table-cell table:style-name="ce36" office:value-type="string" calcext:value-type="string">
            <text:p>R00344</text:p>
          </table:table-cell>
          <table:table-cell table:style-name="ce36" office:value-type="string" calcext:value-type="string">
            <text:p>r_0958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(S)-Malate &lt;==&gt; Glyoxylate-cyt + Acetyl-CoA</text:p>
          </table:table-cell>
          <table:table-cell table:style-name="ce36" office:value-type="string" calcext:value-type="string">
            <text:p>R00472</text:p>
          </table:table-cell>
          <table:table-cell table:style-name="ce36" office:value-type="string" calcext:value-type="string">
            <text:p>r_0716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0" table:number-columns-repeated="2"/>
        </table:table-row>
        <table:table-row table:style-name="ro2">
          <table:table-cell table:style-name="ce35" office:value-type="string" calcext:value-type="string">
            <text:p>Isocitrate-cyt &lt;==&gt; Succinate + Glyoxylate-cyt</text:p>
          </table:table-cell>
          <table:table-cell table:style-name="ce36" office:value-type="string" calcext:value-type="string">
            <text:p>R00479</text:p>
          </table:table-cell>
          <table:table-cell table:style-name="ce36" office:value-type="string" calcext:value-type="string">
            <text:p>r_066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2-Phospho-D-glycerate &lt;==&gt; Phosphoenolpyruvate</text:p>
          </table:table-cell>
          <table:table-cell table:style-name="ce36" office:value-type="string" calcext:value-type="string">
            <text:p>R00658</text:p>
          </table:table-cell>
          <table:table-cell table:style-name="ce36" office:value-type="string" calcext:value-type="string">
            <text:p>r_0366</text:p>
          </table:table-cell>
          <table:table-cell table:style-name="ce38" office:value-type="float" office:value="128.7" calcext:value-type="float">
            <text:p>128,7000</text:p>
          </table:table-cell>
          <table:table-cell table:style-name="ce38" table:formula="of:=([.D31]*1.56)/100" office:value-type="float" office:value="2.00772" calcext:value-type="float">
            <text:p>2,0077</text:p>
          </table:table-cell>
          <table:table-cell table:style-name="ce38" office:value-type="float" office:value="156.9" calcext:value-type="float">
            <text:p>156,9000</text:p>
          </table:table-cell>
          <table:table-cell table:style-name="ce38" table:formula="of:=([.F31]*4.9)/100" office:value-type="float" office:value="7.6881" calcext:value-type="float">
            <text:p>7,6881</text:p>
          </table:table-cell>
          <table:table-cell table:style-name="ce38" office:value-type="float" office:value="167.4" calcext:value-type="float">
            <text:p>167,4000</text:p>
          </table:table-cell>
          <table:table-cell table:style-name="ce38" table:formula="of:=([.H31]*8.23)/100" office:value-type="float" office:value="13.77702" calcext:value-type="float">
            <text:p>13,7770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2-Oxoglutarate + CoA &lt;==&gt; Succinyl-CoA + CO2-mit</text:p>
          </table:table-cell>
          <table:table-cell table:style-name="ce36" office:value-type="string" calcext:value-type="string">
            <text:p>R08549</text:p>
          </table:table-cell>
          <table:table-cell table:style-name="ce36" office:value-type="string" calcext:value-type="string">
            <text:p>r_0832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32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32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32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Oxaloacetate &lt;==&gt; Phosphoenolpyruvate + CO2</text:p>
          </table:table-cell>
          <table:table-cell table:style-name="ce36" office:value-type="string" calcext:value-type="string">
            <text:p>R00341</text:p>
          </table:table-cell>
          <table:table-cell table:style-name="ce36" office:value-type="string" calcext:value-type="string">
            <text:p>r_0884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1" table:number-columns-repeated="2"/>
        </table:table-row>
        <table:table-row table:style-name="ro2">
          <table:table-cell table:style-name="ce35" office:value-type="string" calcext:value-type="string">
            <text:p>D-Glucono-1,5-lactone-6-phosphate &lt;==&gt; 6-Phospho-D-gluconate</text:p>
          </table:table-cell>
          <table:table-cell table:style-name="ce36" office:value-type="string" calcext:value-type="string">
            <text:p>R02035</text:p>
          </table:table-cell>
          <table:table-cell table:style-name="ce36" office:value-type="string" calcext:value-type="string">
            <text:p>r_0091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34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34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34]*8.23)/100" office:value-type="float" office:value="1.24273" calcext:value-type="float">
            <text:p>1,2427</text:p>
          </table:table-cell>
          <table:table-cell table:style-name="ce41" table:number-columns-repeated="2"/>
        </table:table-row>
        <table:table-row table:style-name="ro2">
          <table:table-cell table:style-name="ce35" office:value-type="string" calcext:value-type="string">
            <text:p>D-Ribulose-5-phosphate &lt;==&gt; D-Xylulose-5-phosphate</text:p>
          </table:table-cell>
          <table:table-cell table:style-name="ce36" office:value-type="string" calcext:value-type="string">
            <text:p>R01529</text:p>
          </table:table-cell>
          <table:table-cell table:style-name="ce36" office:value-type="string" calcext:value-type="string">
            <text:p>r_0984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D-Ribose-5-phosphate &lt;==&gt; D-Ribulose-5-phosphate</text:p>
          </table:table-cell>
          <table:table-cell table:style-name="ce36" office:value-type="string" calcext:value-type="string">
            <text:p>R01056</text:p>
          </table:table-cell>
          <table:table-cell table:style-name="ce36" office:value-type="string" calcext:value-type="string">
            <text:p>r_098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(S)-Malate-mit &lt;==&gt; Pyruvate + CO2</text:p>
          </table:table-cell>
          <table:table-cell table:style-name="ce36" office:value-type="string" calcext:value-type="string">
            <text:p>R00214</text:p>
          </table:table-cell>
          <table:table-cell table:style-name="ce36" office:value-type="string" calcext:value-type="string">
            <text:p>r_0718</text:p>
          </table:table-cell>
          <table:table-cell table:style-name="ce38" office:value-type="float" office:value="7.2" calcext:value-type="float">
            <text:p>7,2000</text:p>
          </table:table-cell>
          <table:table-cell table:style-name="ce38" table:formula="of:=([.D37]*1.56)/100" office:value-type="float" office:value="0.11232" calcext:value-type="float">
            <text:p>,1123</text:p>
          </table:table-cell>
          <table:table-cell table:style-name="ce38" office:value-type="float" office:value="14.5" calcext:value-type="float">
            <text:p>14,5000</text:p>
          </table:table-cell>
          <table:table-cell table:style-name="ce38" table:formula="of:=([.F37]*4.9)/100" office:value-type="float" office:value="0.7105" calcext:value-type="float">
            <text:p>,7105</text:p>
          </table:table-cell>
          <table:table-cell table:style-name="ce38" office:value-type="float" office:value="20.9" calcext:value-type="float">
            <text:p>20,9000</text:p>
          </table:table-cell>
          <table:table-cell table:style-name="ce38" table:formula="of:=([.H37]*8.23)/100" office:value-type="float" office:value="1.72007" calcext:value-type="float">
            <text:p>1,7201</text:p>
          </table:table-cell>
          <table:table-cell table:style-name="ce37" table:number-columns-repeated="2"/>
        </table:table-row>
        <table:table-row table:style-name="ro2">
          <table:table-cell table:style-name="ce35" office:value-type="string" calcext:value-type="string">
            <text:p>Pyruvate + CO2 &lt;==&gt; Oxaloacetate</text:p>
          </table:table-cell>
          <table:table-cell table:style-name="ce36" office:value-type="string" calcext:value-type="string">
            <text:p>R00217</text:p>
          </table:table-cell>
          <table:table-cell table:style-name="ce36" office:value-type="string" calcext:value-type="string">
            <text:p>r_0958</text:p>
          </table:table-cell>
          <table:table-cell table:style-name="ce38" office:value-type="float" office:value="23.8" calcext:value-type="float">
            <text:p>23,8000</text:p>
          </table:table-cell>
          <table:table-cell table:style-name="ce38" table:formula="of:=([.D38]*1.56)/100" office:value-type="float" office:value="0.37128" calcext:value-type="float">
            <text:p>,3713</text:p>
          </table:table-cell>
          <table:table-cell table:style-name="ce38" office:value-type="float" office:value="27.4" calcext:value-type="float">
            <text:p>27,4000</text:p>
          </table:table-cell>
          <table:table-cell table:style-name="ce38" table:formula="of:=([.F38]*4.9)/100" office:value-type="float" office:value="1.3426" calcext:value-type="float">
            <text:p>1,3426</text:p>
          </table:table-cell>
          <table:table-cell table:style-name="ce38" office:value-type="float" office:value="31.4" calcext:value-type="float">
            <text:p>31,4000</text:p>
          </table:table-cell>
          <table:table-cell table:style-name="ce38" table:formula="of:=([.H38]*8.23)/100" office:value-type="float" office:value="2.58422" calcext:value-type="float">
            <text:p>2,5842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Pyruvate &lt;==&gt; Pyruvate-mit</text:p>
          </table:table-cell>
          <table:table-cell table:style-name="ce36" office:value-type="string" calcext:value-type="string">
            <text:p>transport</text:p>
          </table:table-cell>
          <table:table-cell table:style-name="ce36" office:value-type="string" calcext:value-type="string">
            <text:p>r_2034</text:p>
          </table:table-cell>
          <table:table-cell table:style-name="ce38" office:value-type="float" office:value="27" calcext:value-type="float">
            <text:p>27,0000</text:p>
          </table:table-cell>
          <table:table-cell table:style-name="ce38" table:formula="of:=([.D39]*1.56)/100" office:value-type="float" office:value="0.4212" calcext:value-type="float">
            <text:p>,4212</text:p>
          </table:table-cell>
          <table:table-cell table:style-name="ce38" office:value-type="float" office:value="42.8" calcext:value-type="float">
            <text:p>42,8000</text:p>
          </table:table-cell>
          <table:table-cell table:style-name="ce38" table:formula="of:=([.F39]*4.9)/100" office:value-type="float" office:value="2.0972" calcext:value-type="float">
            <text:p>2,0972</text:p>
          </table:table-cell>
          <table:table-cell table:style-name="ce38" office:value-type="float" office:value="9.7" calcext:value-type="float">
            <text:p>9,7000</text:p>
          </table:table-cell>
          <table:table-cell table:style-name="ce38" table:formula="of:=([.H39]*8.23)/100" office:value-type="float" office:value="0.79831" calcext:value-type="float">
            <text:p>,7983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Oxaloacetate &lt;==&gt; Oxaloacetate-mit</text:p>
          </table:table-cell>
          <table:table-cell table:style-name="ce36" office:value-type="string" calcext:value-type="string">
            <text:p>transport</text:p>
          </table:table-cell>
          <table:table-cell table:style-name="ce36" office:value-type="string" calcext:value-type="string">
            <text:p>r_1239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D40]*1.56)/100" office:value-type="float" office:value="0.26208" calcext:value-type="float">
            <text:p>,2621</text:p>
          </table:table-cell>
          <table:table-cell table:style-name="ce38" office:value-type="float" office:value="21.7" calcext:value-type="float">
            <text:p>21,7000</text:p>
          </table:table-cell>
          <table:table-cell table:style-name="ce38" table:formula="of:=([.F40]*4.9)/100" office:value-type="float" office:value="1.0633" calcext:value-type="float">
            <text:p>1,0633</text:p>
          </table:table-cell>
          <table:table-cell table:style-name="ce38" office:value-type="float" office:value="27.1" calcext:value-type="float">
            <text:p>27,1000</text:p>
          </table:table-cell>
          <table:table-cell table:style-name="ce38" table:formula="of:=([.H40]*8.23)/100" office:value-type="float" office:value="2.23033" calcext:value-type="float">
            <text:p>2,2303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35"/>
          <table:table-cell table:style-name="ce36" table:number-columns-repeated="3"/>
          <table:table-cell/>
          <table:table-cell table:style-name="ce36"/>
          <table:table-cell/>
          <table:table-cell table:style-name="ce36"/>
          <table:table-cell table:number-columns-repeated="3"/>
        </table:table-row>
        <table:table-row table:style-name="ro2">
          <table:table-cell table:style-name="ce35"/>
          <table:table-cell table:style-name="ce36" table:number-columns-repeated="2"/>
          <table:table-cell table:style-name="ce39" table:number-columns-repeated="3"/>
          <table:table-cell/>
          <table:table-cell table:style-name="ce36"/>
          <table:table-cell table:number-columns-repeated="3"/>
        </table:table-row>
        <table:table-row table:style-name="ro2" table:number-rows-repeated="2">
          <table:table-cell table:style-name="ce35"/>
          <table:table-cell table:style-name="ce36" table:number-columns-repeated="3"/>
          <table:table-cell/>
          <table:table-cell table:style-name="ce36"/>
          <table:table-cell/>
          <table:table-cell table:style-name="ce36"/>
          <table:table-cell table:number-columns-repeated="3"/>
        </table:table-row>
        <table:table-row table:style-name="ro3" table:number-rows-repeated="104852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ase_14" table:style-name="ta1">
        <table:table-column table:style-name="co49" table:default-cell-style-name="ce9"/>
        <table:table-column table:style-name="co50" table:default-cell-style-name="ce5"/>
        <table:table-column table:style-name="co51" table:default-cell-style-name="ce5"/>
        <table:table-column table:style-name="co52" table:default-cell-style-name="ce5"/>
        <table:table-column table:style-name="co53" table:default-cell-style-name="ce5"/>
        <table:table-column table:style-name="co54" table:default-cell-style-name="ce5"/>
        <table:table-column table:style-name="co50" table:default-cell-style-name="ce5"/>
        <table:table-column table:style-name="co55" table:default-cell-style-name="ce5"/>
        <table:table-column table:style-name="co56" table:default-cell-style-name="ce5"/>
        <table:table-column table:style-name="co57" table:default-cell-style-name="ce9"/>
        <table:table-column table:style-name="co58" table:default-cell-style-name="ce2"/>
        <table:table-column table:style-name="co54" table:default-cell-style-name="ce2"/>
        <table:table-column table:style-name="co50" table:default-cell-style-name="ce2"/>
        <table:table-column table:style-name="co54" table:default-cell-style-name="ce2"/>
        <table:table-column table:style-name="co50" table:default-cell-style-name="ce2"/>
        <table:table-column table:style-name="co11" table:number-columns-repeated="19" table:default-cell-style-name="ce2"/>
        <table:table-column table:style-name="co12" table:number-columns-repeated="990" table:default-cell-style-name="ce2"/>
        <table:table-row table:style-name="ro4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5" office:value-type="string" calcext:value-type="string">
            <text:p>MIG1 rel flux</text:p>
          </table:table-cell>
          <table:table-cell table:style-name="ce5" office:value-type="string" calcext:value-type="string">
            <text:p>MIG1 exp flux</text:p>
          </table:table-cell>
          <table:table-cell table:style-name="ce5" office:value-type="string" calcext:value-type="string">
            <text:p>GRR1 rel flux</text:p>
          </table:table-cell>
          <table:table-cell table:style-name="ce5" office:value-type="string" calcext:value-type="string">
            <text:p>GRR1 exp flux</text:p>
          </table:table-cell>
          <table:table-cell table:style-name="ce5" office:value-type="string" calcext:value-type="string">
            <text:p>HXK2 rel flux</text:p>
          </table:table-cell>
          <table:table-cell table:style-name="ce5" office:value-type="string" calcext:value-type="string">
            <text:p>HXK2 exp flux</text:p>
          </table:table-cell>
          <table:table-cell table:style-name="ce12" table:number-columns-repeated="3"/>
          <table:table-cell table:number-columns-repeated="1006"/>
        </table:table-row>
        <table:table-row table:style-name="ro4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D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F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H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J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L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42" office:value-type="float" office:value="164.821428571429" calcext:value-type="float">
            <text:p>164,8214</text:p>
          </table:table-cell>
          <table:table-cell table:style-name="ce42" table:formula="of:=([.D3]*1.5)/100" office:value-type="float" office:value="2.47232142857144" calcext:value-type="float">
            <text:p>2,4723</text:p>
          </table:table-cell>
          <table:table-cell table:style-name="ce42" office:value-type="float" office:value="171.171171171171" calcext:value-type="float">
            <text:p>171,1712</text:p>
          </table:table-cell>
          <table:table-cell table:style-name="ce42" table:formula="of:=([.F3]*1.5)/100" office:value-type="float" office:value="2.56756756756757" calcext:value-type="float">
            <text:p>2,5676</text:p>
          </table:table-cell>
          <table:table-cell table:style-name="ce42" office:value-type="float" office:value="158.421052631579" calcext:value-type="float">
            <text:p>158,4211</text:p>
          </table:table-cell>
          <table:table-cell table:style-name="ce42" table:formula="of:=([.H3]*1.5)/100" office:value-type="float" office:value="2.37631578947368" calcext:value-type="float">
            <text:p>2,3763</text:p>
          </table:table-cell>
          <table:table-cell table:style-name="ce42" office:value-type="float" office:value="171.138211382114" calcext:value-type="float">
            <text:p>171,1382</text:p>
          </table:table-cell>
          <table:table-cell table:style-name="ce42" table:formula="of:=([.J3]*1.5)/100" office:value-type="float" office:value="2.56707317073171" calcext:value-type="float">
            <text:p>2,5671</text:p>
          </table:table-cell>
          <table:table-cell table:style-name="ce42" office:value-type="float" office:value="169.230769230769" calcext:value-type="float">
            <text:p>169,2308</text:p>
          </table:table-cell>
          <table:table-cell table:style-name="ce42" table:formula="of:=([.L3]*1.5)/100" office:value-type="float" office:value="2.53846153846153" calcext:value-type="float">
            <text:p>2,5385</text:p>
          </table:table-cell>
          <table:table-cell table:style-name="ce42" office:value-type="float" office:value="167.692307692308" calcext:value-type="float">
            <text:p>167,6923</text:p>
          </table:table-cell>
          <table:table-cell table:style-name="ce42" table:formula="of:=([.N3]*1.5)/100" office:value-type="float" office:value="2.51538461538462" calcext:value-type="float">
            <text:p>2,5154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42" office:value-type="float" office:value="2.23214285714286" calcext:value-type="float">
            <text:p>2,2321</text:p>
          </table:table-cell>
          <table:table-cell table:style-name="ce42" table:formula="of:=([.D4]*1.5)/100" office:value-type="float" office:value="0.0334821428571429" calcext:value-type="float">
            <text:p>0,0335</text:p>
          </table:table-cell>
          <table:table-cell table:style-name="ce42" office:value-type="float" office:value="3.87387387387387" calcext:value-type="float">
            <text:p>3,8739</text:p>
          </table:table-cell>
          <table:table-cell table:style-name="ce42" table:formula="of:=([.F4]*1.5)/100" office:value-type="float" office:value="0.0581081081081081" calcext:value-type="float">
            <text:p>0,0581</text:p>
          </table:table-cell>
          <table:table-cell table:style-name="ce42" office:value-type="float" office:value="0.657894736842105" calcext:value-type="float">
            <text:p>0,6579</text:p>
          </table:table-cell>
          <table:table-cell table:style-name="ce42" table:formula="of:=([.H4]*1.5)/100" office:value-type="float" office:value="0.00986842105263158" calcext:value-type="float">
            <text:p>0,0099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4]*1.5)/100" office:value-type="float" office:value="0" calcext:value-type="float">
            <text:p>0,0000</text:p>
          </table:table-cell>
          <table:table-cell table:style-name="ce42" office:value-type="float" office:value="44.8076923076923" calcext:value-type="float">
            <text:p>44,8077</text:p>
          </table:table-cell>
          <table:table-cell table:style-name="ce42" table:formula="of:=([.L4]*1.5)/100" office:value-type="float" office:value="0.672115384615385" calcext:value-type="float">
            <text:p>0,6721</text:p>
          </table:table-cell>
          <table:table-cell table:style-name="ce42" office:value-type="float" office:value="47.6923076923077" calcext:value-type="float">
            <text:p>47,6923</text:p>
          </table:table-cell>
          <table:table-cell table:style-name="ce42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5]*1.5)/100" office:value-type="float" office:value="0.0575892857142857" calcext:value-type="float">
            <text:p>0,0576</text:p>
          </table:table-cell>
          <table:table-cell table:style-name="ce42" office:value-type="float" office:value="4.86486486486487" calcext:value-type="float">
            <text:p>4,8649</text:p>
          </table:table-cell>
          <table:table-cell table:style-name="ce42" table:formula="of:=([.F5]*1.5)/100" office:value-type="float" office:value="0.0729729729729731" calcext:value-type="float">
            <text:p>0,0730</text:p>
          </table:table-cell>
          <table:table-cell table:style-name="ce42" office:value-type="float" office:value="2.76315789473684" calcext:value-type="float">
            <text:p>2,7632</text:p>
          </table:table-cell>
          <table:table-cell table:style-name="ce42" table:formula="of:=([.H5]*1.5)/100" office:value-type="float" office:value="0.0414473684210526" calcext:value-type="float">
            <text:p>0,0414</text:p>
          </table:table-cell>
          <table:table-cell table:style-name="ce42" office:value-type="float" office:value="2.68292682926829" calcext:value-type="float">
            <text:p>2,6829</text:p>
          </table:table-cell>
          <table:table-cell table:style-name="ce42" table:formula="of:=([.J5]*1.5)/100" office:value-type="float" office:value="0.0402439024390244" calcext:value-type="float">
            <text:p>0,0402</text:p>
          </table:table-cell>
          <table:table-cell table:style-name="ce42" office:value-type="float" office:value="43.8461538461538" calcext:value-type="float">
            <text:p>43,8462</text:p>
          </table:table-cell>
          <table:table-cell table:style-name="ce42" table:formula="of:=([.L5]*1.5)/100" office:value-type="float" office:value="0.657692307692307" calcext:value-type="float">
            <text:p>0,6577</text:p>
          </table:table-cell>
          <table:table-cell table:style-name="ce42" office:value-type="float" office:value="46.7307692307692" calcext:value-type="float">
            <text:p>46,7308</text:p>
          </table:table-cell>
          <table:table-cell table:style-name="ce42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6]*1.5)/100" office:value-type="float" office:value="0.0575892857142857" calcext:value-type="float">
            <text:p>0,0576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F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L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42" office:value-type="float" office:value="-0.982142857142857" calcext:value-type="float">
            <text:p>-0,9821</text:p>
          </table:table-cell>
          <table:table-cell table:style-name="ce42" table:formula="of:=([.D7]*1.5)/100" office:value-type="float" office:value="-0.0147321428571429" calcext:value-type="float">
            <text:p>-0,0147</text:p>
          </table:table-cell>
          <table:table-cell table:style-name="ce42" office:value-type="float" office:value="-1.89189189189189" calcext:value-type="float">
            <text:p>-1,8919</text:p>
          </table:table-cell>
          <table:table-cell table:style-name="ce42" table:formula="of:=([.F7]*1.5)/100" office:value-type="float" office:value="-0.0283783783783784" calcext:value-type="float">
            <text:p>-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7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7]*1.5)/100" office:value-type="float" office:value="0" calcext:value-type="float">
            <text:p>0,0000</text:p>
          </table:table-cell>
          <table:table-cell table:style-name="ce42" office:value-type="float" office:value="-40.1923076923077" calcext:value-type="float">
            <text:p>-40,1923</text:p>
          </table:table-cell>
          <table:table-cell table:style-name="ce42" table:formula="of:=([.L7]*1.5)/100" office:value-type="float" office:value="-0.602884615384615" calcext:value-type="float">
            <text:p>-0,6029</text:p>
          </table:table-cell>
          <table:table-cell table:style-name="ce42" office:value-type="float" office:value="-43.0769230769231" calcext:value-type="float">
            <text:p>-43,0769</text:p>
          </table:table-cell>
          <table:table-cell table:style-name="ce42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42" office:value-type="float" office:value="0.982142857142857" calcext:value-type="float">
            <text:p>0,9821</text:p>
          </table:table-cell>
          <table:table-cell table:style-name="ce42" table:formula="of:=([.D8]*1.5)/100" office:value-type="float" office:value="0.0147321428571429" calcext:value-type="float">
            <text:p>0,0147</text:p>
          </table:table-cell>
          <table:table-cell table:style-name="ce42" office:value-type="float" office:value="1.89189189189189" calcext:value-type="float">
            <text:p>1,8919</text:p>
          </table:table-cell>
          <table:table-cell table:style-name="ce42" table:formula="of:=([.F8]*1.5)/100" office:value-type="float" office:value="0.0283783783783784" calcext:value-type="float">
            <text:p>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8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8]*1.5)/100" office:value-type="float" office:value="0" calcext:value-type="float">
            <text:p>0,0000</text:p>
          </table:table-cell>
          <table:table-cell table:style-name="ce42" office:value-type="float" office:value="40.1923076923077" calcext:value-type="float">
            <text:p>40,1923</text:p>
          </table:table-cell>
          <table:table-cell table:style-name="ce42" table:formula="of:=([.L8]*1.5)/100" office:value-type="float" office:value="0.602884615384615" calcext:value-type="float">
            <text:p>0,6029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42" office:value-type="float" office:value="-88.3035714285714" calcext:value-type="float">
            <text:p>-88,3036</text:p>
          </table:table-cell>
          <table:table-cell table:style-name="ce42" table:formula="of:=([.D9]*1.5)/100" office:value-type="float" office:value="-1.32455357142857" calcext:value-type="float">
            <text:p>-1,3246</text:p>
          </table:table-cell>
          <table:table-cell table:style-name="ce42" office:value-type="float" office:value="-88.5585585585586" calcext:value-type="float">
            <text:p>-88,5586</text:p>
          </table:table-cell>
          <table:table-cell table:style-name="ce42" table:formula="of:=([.F9]*1.5)/100" office:value-type="float" office:value="-1.32837837837838" calcext:value-type="float">
            <text:p>-1,3284</text:p>
          </table:table-cell>
          <table:table-cell table:style-name="ce42" office:value-type="float" office:value="-88.0263157894737" calcext:value-type="float">
            <text:p>-88,0263</text:p>
          </table:table-cell>
          <table:table-cell table:style-name="ce42" table:formula="of:=([.H9]*1.5)/100" office:value-type="float" office:value="-1.32039473684211" calcext:value-type="float">
            <text:p>-1,3204</text:p>
          </table:table-cell>
          <table:table-cell table:style-name="ce42" office:value-type="float" office:value="-89.1869918699187" calcext:value-type="float">
            <text:p>-89,1870</text:p>
          </table:table-cell>
          <table:table-cell table:style-name="ce42" table:formula="of:=([.J9]*1.5)/100" office:value-type="float" office:value="-1.33780487804878" calcext:value-type="float">
            <text:p>-1,3378</text:p>
          </table:table-cell>
          <table:table-cell table:style-name="ce42" office:value-type="float" office:value="-86.9230769230769" calcext:value-type="float">
            <text:p>-86,9231</text:p>
          </table:table-cell>
          <table:table-cell table:style-name="ce42" table:formula="of:=([.L9]*1.5)/100" office:value-type="float" office:value="-1.30384615384615" calcext:value-type="float">
            <text:p>-1,3038</text:p>
          </table:table-cell>
          <table:table-cell table:style-name="ce42" office:value-type="float" office:value="-85.1923076923077" calcext:value-type="float">
            <text:p>-85,1923</text:p>
          </table:table-cell>
          <table:table-cell table:style-name="ce42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42" office:value-type="float" office:value="166.25" calcext:value-type="float">
            <text:p>166,2500</text:p>
          </table:table-cell>
          <table:table-cell table:style-name="ce42" table:formula="of:=([.D10]*1.5)/100" office:value-type="float" office:value="2.49375" calcext:value-type="float">
            <text:p>2,4938</text:p>
          </table:table-cell>
          <table:table-cell table:style-name="ce42" office:value-type="float" office:value="172.702702702703" calcext:value-type="float">
            <text:p>172,7027</text:p>
          </table:table-cell>
          <table:table-cell table:style-name="ce42" table:formula="of:=([.F10]*1.5)/100" office:value-type="float" office:value="2.59054054054054" calcext:value-type="float">
            <text:p>2,5905</text:p>
          </table:table-cell>
          <table:table-cell table:style-name="ce42" office:value-type="float" office:value="159.868421052632" calcext:value-type="float">
            <text:p>159,8684</text:p>
          </table:table-cell>
          <table:table-cell table:style-name="ce42" table:formula="of:=([.H10]*1.5)/100" office:value-type="float" office:value="2.39802631578948" calcext:value-type="float">
            <text:p>2,3980</text:p>
          </table:table-cell>
          <table:table-cell table:style-name="ce42" office:value-type="float" office:value="172.520325203252" calcext:value-type="float">
            <text:p>172,5203</text:p>
          </table:table-cell>
          <table:table-cell table:style-name="ce42" table:formula="of:=([.J10]*1.5)/100" office:value-type="float" office:value="2.58780487804878" calcext:value-type="float">
            <text:p>2,5878</text:p>
          </table:table-cell>
          <table:table-cell table:style-name="ce42" office:value-type="float" office:value="170.961538461538" calcext:value-type="float">
            <text:p>170,9615</text:p>
          </table:table-cell>
          <table:table-cell table:style-name="ce42" table:formula="of:=([.L10]*1.5)/100" office:value-type="float" office:value="2.56442307692307" calcext:value-type="float">
            <text:p>2,5644</text:p>
          </table:table-cell>
          <table:table-cell table:style-name="ce42" office:value-type="float" office:value="169.423076923077" calcext:value-type="float">
            <text:p>169,4231</text:p>
          </table:table-cell>
          <table:table-cell table:style-name="ce42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42" office:value-type="float" office:value="88.3035714285714" calcext:value-type="float">
            <text:p>88,3036</text:p>
          </table:table-cell>
          <table:table-cell table:style-name="ce42" table:formula="of:=([.D11]*1.5)/100" office:value-type="float" office:value="1.32455357142857" calcext:value-type="float">
            <text:p>1,3246</text:p>
          </table:table-cell>
          <table:table-cell table:style-name="ce42" office:value-type="float" office:value="88.5585585585586" calcext:value-type="float">
            <text:p>88,5586</text:p>
          </table:table-cell>
          <table:table-cell table:style-name="ce42" table:formula="of:=([.F11]*1.5)/100" office:value-type="float" office:value="1.32837837837838" calcext:value-type="float">
            <text:p>1,3284</text:p>
          </table:table-cell>
          <table:table-cell table:style-name="ce42" office:value-type="float" office:value="88.0263157894737" calcext:value-type="float">
            <text:p>88,0263</text:p>
          </table:table-cell>
          <table:table-cell table:style-name="ce42" table:formula="of:=([.H11]*1.5)/100" office:value-type="float" office:value="1.32039473684211" calcext:value-type="float">
            <text:p>1,3204</text:p>
          </table:table-cell>
          <table:table-cell table:style-name="ce42" office:value-type="float" office:value="89.1869918699187" calcext:value-type="float">
            <text:p>89,1870</text:p>
          </table:table-cell>
          <table:table-cell table:style-name="ce42" table:formula="of:=([.J11]*1.5)/100" office:value-type="float" office:value="1.33780487804878" calcext:value-type="float">
            <text:p>1,3378</text:p>
          </table:table-cell>
          <table:table-cell table:style-name="ce42" office:value-type="float" office:value="86.9230769230769" calcext:value-type="float">
            <text:p>86,9231</text:p>
          </table:table-cell>
          <table:table-cell table:style-name="ce42" table:formula="of:=([.L11]*1.5)/100" office:value-type="float" office:value="1.30384615384615" calcext:value-type="float">
            <text:p>1,3038</text:p>
          </table:table-cell>
          <table:table-cell table:style-name="ce42" office:value-type="float" office:value="85.1923076923077" calcext:value-type="float">
            <text:p>85,1923</text:p>
          </table:table-cell>
          <table:table-cell table:style-name="ce42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42" office:value-type="float" office:value="-0.982142857142857" calcext:value-type="float">
            <text:p>-0,9821</text:p>
          </table:table-cell>
          <table:table-cell table:style-name="ce42" table:formula="of:=([.D12]*1.5)/100" office:value-type="float" office:value="-0.0147321428571429" calcext:value-type="float">
            <text:p>-0,0147</text:p>
          </table:table-cell>
          <table:table-cell table:style-name="ce42" office:value-type="float" office:value="-1.89189189189189" calcext:value-type="float">
            <text:p>-1,8919</text:p>
          </table:table-cell>
          <table:table-cell table:style-name="ce42" table:formula="of:=([.F12]*1.5)/100" office:value-type="float" office:value="-0.0283783783783784" calcext:value-type="float">
            <text:p>-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12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12]*1.5)/100" office:value-type="float" office:value="0" calcext:value-type="float">
            <text:p>0,0000</text:p>
          </table:table-cell>
          <table:table-cell table:style-name="ce42" office:value-type="float" office:value="-40.1923076923077" calcext:value-type="float">
            <text:p>-40,1923</text:p>
          </table:table-cell>
          <table:table-cell table:style-name="ce42" table:formula="of:=([.L12]*1.5)/100" office:value-type="float" office:value="-0.602884615384615" calcext:value-type="float">
            <text:p>-0,6029</text:p>
          </table:table-cell>
          <table:table-cell table:style-name="ce42" office:value-type="float" office:value="-43.0769230769231" calcext:value-type="float">
            <text:p>-43,0769</text:p>
          </table:table-cell>
          <table:table-cell table:style-name="ce42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13]*1.5)/100" office:value-type="float" office:value="0.0575892857142857" calcext:value-type="float">
            <text:p>0,0576</text:p>
          </table:table-cell>
          <table:table-cell table:style-name="ce42" office:value-type="float" office:value="4.86486486486487" calcext:value-type="float">
            <text:p>4,8649</text:p>
          </table:table-cell>
          <table:table-cell table:style-name="ce42" table:formula="of:=([.F13]*1.5)/100" office:value-type="float" office:value="0.0729729729729731" calcext:value-type="float">
            <text:p>0,0730</text:p>
          </table:table-cell>
          <table:table-cell table:style-name="ce42" office:value-type="float" office:value="2.76315789473684" calcext:value-type="float">
            <text:p>2,7632</text:p>
          </table:table-cell>
          <table:table-cell table:style-name="ce42" table:formula="of:=([.H13]*1.5)/100" office:value-type="float" office:value="0.0414473684210526" calcext:value-type="float">
            <text:p>0,0414</text:p>
          </table:table-cell>
          <table:table-cell table:style-name="ce42" office:value-type="float" office:value="2.68292682926829" calcext:value-type="float">
            <text:p>2,6829</text:p>
          </table:table-cell>
          <table:table-cell table:style-name="ce42" table:formula="of:=([.J13]*1.5)/100" office:value-type="float" office:value="0.0402439024390244" calcext:value-type="float">
            <text:p>0,0402</text:p>
          </table:table-cell>
          <table:table-cell table:style-name="ce42" office:value-type="float" office:value="43.8461538461538" calcext:value-type="float">
            <text:p>43,8462</text:p>
          </table:table-cell>
          <table:table-cell table:style-name="ce42" table:formula="of:=([.L13]*1.5)/100" office:value-type="float" office:value="0.657692307692307" calcext:value-type="float">
            <text:p>0,6577</text:p>
          </table:table-cell>
          <table:table-cell table:style-name="ce42" office:value-type="float" office:value="46.7307692307692" calcext:value-type="float">
            <text:p>46,7308</text:p>
          </table:table-cell>
          <table:table-cell table:style-name="ce42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42" office:value-type="float" office:value="-166.25" calcext:value-type="float">
            <text:p>-166,2500</text:p>
          </table:table-cell>
          <table:table-cell table:style-name="ce42" table:formula="of:=([.D14]*1.5)/100" office:value-type="float" office:value="-2.49375" calcext:value-type="float">
            <text:p>-2,4938</text:p>
          </table:table-cell>
          <table:table-cell table:style-name="ce42" office:value-type="float" office:value="-172.702702702703" calcext:value-type="float">
            <text:p>-172,7027</text:p>
          </table:table-cell>
          <table:table-cell table:style-name="ce42" table:formula="of:=([.F14]*1.5)/100" office:value-type="float" office:value="-2.59054054054054" calcext:value-type="float">
            <text:p>-2,5905</text:p>
          </table:table-cell>
          <table:table-cell table:style-name="ce42" office:value-type="float" office:value="-159.868421052632" calcext:value-type="float">
            <text:p>-159,8684</text:p>
          </table:table-cell>
          <table:table-cell table:style-name="ce42" table:formula="of:=([.H14]*1.5)/100" office:value-type="float" office:value="-2.39802631578948" calcext:value-type="float">
            <text:p>-2,3980</text:p>
          </table:table-cell>
          <table:table-cell table:style-name="ce42" office:value-type="float" office:value="-172.520325203252" calcext:value-type="float">
            <text:p>-172,5203</text:p>
          </table:table-cell>
          <table:table-cell table:style-name="ce42" table:formula="of:=([.J14]*1.5)/100" office:value-type="float" office:value="-2.58780487804878" calcext:value-type="float">
            <text:p>-2,5878</text:p>
          </table:table-cell>
          <table:table-cell table:style-name="ce42" office:value-type="float" office:value="-170.961538461538" calcext:value-type="float">
            <text:p>-170,9615</text:p>
          </table:table-cell>
          <table:table-cell table:style-name="ce42" table:formula="of:=([.L14]*1.5)/100" office:value-type="float" office:value="-2.56442307692307" calcext:value-type="float">
            <text:p>-2,5644</text:p>
          </table:table-cell>
          <table:table-cell table:style-name="ce42" office:value-type="float" office:value="-169.423076923077" calcext:value-type="float">
            <text:p>-169,4231</text:p>
          </table:table-cell>
          <table:table-cell table:style-name="ce42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42" office:value-type="float" office:value="-166.25" calcext:value-type="float">
            <text:p>-166,2500</text:p>
          </table:table-cell>
          <table:table-cell table:style-name="ce42" table:formula="of:=([.D15]*1.5)/100" office:value-type="float" office:value="-2.49375" calcext:value-type="float">
            <text:p>-2,4938</text:p>
          </table:table-cell>
          <table:table-cell table:style-name="ce42" office:value-type="float" office:value="-172.702702702703" calcext:value-type="float">
            <text:p>-172,7027</text:p>
          </table:table-cell>
          <table:table-cell table:style-name="ce42" table:formula="of:=([.F15]*1.5)/100" office:value-type="float" office:value="-2.59054054054054" calcext:value-type="float">
            <text:p>-2,5905</text:p>
          </table:table-cell>
          <table:table-cell table:style-name="ce42" office:value-type="float" office:value="-159.868421052632" calcext:value-type="float">
            <text:p>-159,8684</text:p>
          </table:table-cell>
          <table:table-cell table:style-name="ce42" table:formula="of:=([.H15]*1.5)/100" office:value-type="float" office:value="-2.39802631578948" calcext:value-type="float">
            <text:p>-2,3980</text:p>
          </table:table-cell>
          <table:table-cell table:style-name="ce42" office:value-type="float" office:value="-172.520325203252" calcext:value-type="float">
            <text:p>-172,5203</text:p>
          </table:table-cell>
          <table:table-cell table:style-name="ce42" table:formula="of:=([.J15]*1.5)/100" office:value-type="float" office:value="-2.58780487804878" calcext:value-type="float">
            <text:p>-2,5878</text:p>
          </table:table-cell>
          <table:table-cell table:style-name="ce42" office:value-type="float" office:value="-170.961538461538" calcext:value-type="float">
            <text:p>-170,9615</text:p>
          </table:table-cell>
          <table:table-cell table:style-name="ce42" table:formula="of:=([.L15]*1.5)/100" office:value-type="float" office:value="-2.56442307692307" calcext:value-type="float">
            <text:p>-2,5644</text:p>
          </table:table-cell>
          <table:table-cell table:style-name="ce42" office:value-type="float" office:value="-169.423076923077" calcext:value-type="float">
            <text:p>-169,4231</text:p>
          </table:table-cell>
          <table:table-cell table:style-name="ce42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16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16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16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16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16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42" office:value-type="float" office:value="-7.05357142857143" calcext:value-type="float">
            <text:p>-7,0536</text:p>
          </table:table-cell>
          <table:table-cell table:style-name="ce42" table:formula="of:=([.D17]*1.5)/100" office:value-type="float" office:value="-0.105803571428571" calcext:value-type="float">
            <text:p>-0,1058</text:p>
          </table:table-cell>
          <table:table-cell table:style-name="ce42" office:value-type="float" office:value="-6.75675675675676" calcext:value-type="float">
            <text:p>-6,7568</text:p>
          </table:table-cell>
          <table:table-cell table:style-name="ce42" table:formula="of:=([.F17]*1.5)/100" office:value-type="float" office:value="-0.101351351351351" calcext:value-type="float">
            <text:p>-0,1014</text:p>
          </table:table-cell>
          <table:table-cell table:style-name="ce42" office:value-type="float" office:value="-7.36842105263158" calcext:value-type="float">
            <text:p>-7,3684</text:p>
          </table:table-cell>
          <table:table-cell table:style-name="ce42" table:formula="of:=([.H17]*1.5)/100" office:value-type="float" office:value="-0.110526315789474" calcext:value-type="float">
            <text:p>-0,1105</text:p>
          </table:table-cell>
          <table:table-cell table:style-name="ce42" office:value-type="float" office:value="-6.42276422764228" calcext:value-type="float">
            <text:p>-6,4228</text:p>
          </table:table-cell>
          <table:table-cell table:style-name="ce42" table:formula="of:=([.J17]*1.5)/100" office:value-type="float" office:value="-0.0963414634146342" calcext:value-type="float">
            <text:p>-0,0963</text:p>
          </table:table-cell>
          <table:table-cell table:style-name="ce42" office:value-type="float" office:value="-7.5" calcext:value-type="float">
            <text:p>-7,5000</text:p>
          </table:table-cell>
          <table:table-cell table:style-name="ce42" table:formula="of:=([.L17]*1.5)/100" office:value-type="float" office:value="-0.1125" calcext:value-type="float">
            <text:p>-0,1125</text:p>
          </table:table-cell>
          <table:table-cell table:style-name="ce42" office:value-type="float" office:value="-9.03846153846154" calcext:value-type="float">
            <text:p>-9,0385</text:p>
          </table:table-cell>
          <table:table-cell table:style-name="ce42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42" office:value-type="float" office:value="7.05357142857143" calcext:value-type="float">
            <text:p>7,0536</text:p>
          </table:table-cell>
          <table:table-cell table:style-name="ce42" table:formula="of:=([.D18]*1.5)/100" office:value-type="float" office:value="0.105803571428571" calcext:value-type="float">
            <text:p>0,1058</text:p>
          </table:table-cell>
          <table:table-cell table:style-name="ce42" office:value-type="float" office:value="6.75675675675676" calcext:value-type="float">
            <text:p>6,7568</text:p>
          </table:table-cell>
          <table:table-cell table:style-name="ce42" table:formula="of:=([.F18]*1.5)/100" office:value-type="float" office:value="0.101351351351351" calcext:value-type="float">
            <text:p>0,1014</text:p>
          </table:table-cell>
          <table:table-cell table:style-name="ce42" office:value-type="float" office:value="7.36842105263158" calcext:value-type="float">
            <text:p>7,3684</text:p>
          </table:table-cell>
          <table:table-cell table:style-name="ce42" table:formula="of:=([.H18]*1.5)/100" office:value-type="float" office:value="0.110526315789474" calcext:value-type="float">
            <text:p>0,1105</text:p>
          </table:table-cell>
          <table:table-cell table:style-name="ce42" office:value-type="float" office:value="6.42276422764228" calcext:value-type="float">
            <text:p>6,4228</text:p>
          </table:table-cell>
          <table:table-cell table:style-name="ce42" table:formula="of:=([.J18]*1.5)/100" office:value-type="float" office:value="0.0963414634146342" calcext:value-type="float">
            <text:p>0,0963</text:p>
          </table:table-cell>
          <table:table-cell table:style-name="ce42" office:value-type="float" office:value="7.5" calcext:value-type="float">
            <text:p>7,5000</text:p>
          </table:table-cell>
          <table:table-cell table:style-name="ce42" table:formula="of:=([.L18]*1.5)/100" office:value-type="float" office:value="0.1125" calcext:value-type="float">
            <text:p>0,1125</text:p>
          </table:table-cell>
          <table:table-cell table:style-name="ce42" office:value-type="float" office:value="9.03846153846154" calcext:value-type="float">
            <text:p>9,0385</text:p>
          </table:table-cell>
          <table:table-cell table:style-name="ce42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42" office:value-type="float" office:value="6.33928571428571" calcext:value-type="float">
            <text:p>6,3393</text:p>
          </table:table-cell>
          <table:table-cell table:style-name="ce42" table:formula="of:=([.D19]*1.5)/100" office:value-type="float" office:value="0.0950892857142857" calcext:value-type="float">
            <text:p>0,0951</text:p>
          </table:table-cell>
          <table:table-cell table:style-name="ce42" office:value-type="float" office:value="6.03603603603604" calcext:value-type="float">
            <text:p>6,0360</text:p>
          </table:table-cell>
          <table:table-cell table:style-name="ce42" table:formula="of:=([.F19]*1.5)/100" office:value-type="float" office:value="0.0905405405405406" calcext:value-type="float">
            <text:p>0,0905</text:p>
          </table:table-cell>
          <table:table-cell table:style-name="ce42" office:value-type="float" office:value="6.57894736842105" calcext:value-type="float">
            <text:p>6,5789</text:p>
          </table:table-cell>
          <table:table-cell table:style-name="ce42" table:formula="of:=([.H19]*1.5)/100" office:value-type="float" office:value="0.0986842105263158" calcext:value-type="float">
            <text:p>0,0987</text:p>
          </table:table-cell>
          <table:table-cell table:style-name="ce42" office:value-type="float" office:value="5.69105691056911" calcext:value-type="float">
            <text:p>5,6911</text:p>
          </table:table-cell>
          <table:table-cell table:style-name="ce42" table:formula="of:=([.J19]*1.5)/100" office:value-type="float" office:value="0.0853658536585366" calcext:value-type="float">
            <text:p>0,0854</text:p>
          </table:table-cell>
          <table:table-cell table:style-name="ce42" office:value-type="float" office:value="6.53846153846154" calcext:value-type="float">
            <text:p>6,5385</text:p>
          </table:table-cell>
          <table:table-cell table:style-name="ce42" table:formula="of:=([.L19]*1.5)/100" office:value-type="float" office:value="0.0980769230769231" calcext:value-type="float">
            <text:p>0,0981</text:p>
          </table:table-cell>
          <table:table-cell table:style-name="ce42" office:value-type="float" office:value="8.26923076923077" calcext:value-type="float">
            <text:p>8,2692</text:p>
          </table:table-cell>
          <table:table-cell table:style-name="ce42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20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20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20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20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20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42" office:value-type="float" office:value="74.9107142857143" calcext:value-type="float">
            <text:p>74,9107</text:p>
          </table:table-cell>
          <table:table-cell table:style-name="ce42" table:formula="of:=([.D21]*1.5)/100" office:value-type="float" office:value="1.12366071428571" calcext:value-type="float">
            <text:p>1,1237</text:p>
          </table:table-cell>
          <table:table-cell table:style-name="ce42" office:value-type="float" office:value="75.6756756756757" calcext:value-type="float">
            <text:p>75,6757</text:p>
          </table:table-cell>
          <table:table-cell table:style-name="ce42" table:formula="of:=([.F21]*1.5)/100" office:value-type="float" office:value="1.13513513513514" calcext:value-type="float">
            <text:p>1,1351</text:p>
          </table:table-cell>
          <table:table-cell table:style-name="ce42" office:value-type="float" office:value="74.0789473684211" calcext:value-type="float">
            <text:p>74,0789</text:p>
          </table:table-cell>
          <table:table-cell table:style-name="ce42" table:formula="of:=([.H21]*1.5)/100" office:value-type="float" office:value="1.11118421052632" calcext:value-type="float">
            <text:p>1,1112</text:p>
          </table:table-cell>
          <table:table-cell table:style-name="ce42" office:value-type="float" office:value="77.0731707317073" calcext:value-type="float">
            <text:p>77,0732</text:p>
          </table:table-cell>
          <table:table-cell table:style-name="ce42" table:formula="of:=([.J21]*1.5)/100" office:value-type="float" office:value="1.15609756097561" calcext:value-type="float">
            <text:p>1,1561</text:p>
          </table:table-cell>
          <table:table-cell table:style-name="ce42" office:value-type="float" office:value="72.8846153846154" calcext:value-type="float">
            <text:p>72,8846</text:p>
          </table:table-cell>
          <table:table-cell table:style-name="ce42" table:formula="of:=([.L21]*1.5)/100" office:value-type="float" office:value="1.09326923076923" calcext:value-type="float">
            <text:p>1,0933</text:p>
          </table:table-cell>
          <table:table-cell table:style-name="ce42" office:value-type="float" office:value="67.8846153846154" calcext:value-type="float">
            <text:p>67,8846</text:p>
          </table:table-cell>
          <table:table-cell table:style-name="ce42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42" office:value-type="float" office:value="88.3035714285714" calcext:value-type="float">
            <text:p>88,3036</text:p>
          </table:table-cell>
          <table:table-cell table:style-name="ce42" table:formula="of:=([.D22]*1.5)/100" office:value-type="float" office:value="1.32455357142857" calcext:value-type="float">
            <text:p>1,3246</text:p>
          </table:table-cell>
          <table:table-cell table:style-name="ce42" office:value-type="float" office:value="88.5585585585586" calcext:value-type="float">
            <text:p>88,5586</text:p>
          </table:table-cell>
          <table:table-cell table:style-name="ce42" table:formula="of:=([.F22]*1.5)/100" office:value-type="float" office:value="1.32837837837838" calcext:value-type="float">
            <text:p>1,3284</text:p>
          </table:table-cell>
          <table:table-cell table:style-name="ce42" office:value-type="float" office:value="88.0263157894737" calcext:value-type="float">
            <text:p>88,0263</text:p>
          </table:table-cell>
          <table:table-cell table:style-name="ce42" table:formula="of:=([.H22]*1.5)/100" office:value-type="float" office:value="1.32039473684211" calcext:value-type="float">
            <text:p>1,3204</text:p>
          </table:table-cell>
          <table:table-cell table:style-name="ce42" office:value-type="float" office:value="89.1869918699187" calcext:value-type="float">
            <text:p>89,1870</text:p>
          </table:table-cell>
          <table:table-cell table:style-name="ce42" table:formula="of:=([.J22]*1.5)/100" office:value-type="float" office:value="1.33780487804878" calcext:value-type="float">
            <text:p>1,3378</text:p>
          </table:table-cell>
          <table:table-cell table:style-name="ce42" office:value-type="float" office:value="86.9230769230769" calcext:value-type="float">
            <text:p>86,9231</text:p>
          </table:table-cell>
          <table:table-cell table:style-name="ce42" table:formula="of:=([.L22]*1.5)/100" office:value-type="float" office:value="1.30384615384615" calcext:value-type="float">
            <text:p>1,3038</text:p>
          </table:table-cell>
          <table:table-cell table:style-name="ce42" office:value-type="float" office:value="85.1923076923077" calcext:value-type="float">
            <text:p>85,1923</text:p>
          </table:table-cell>
          <table:table-cell table:style-name="ce42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42" office:value-type="float" office:value="152.053571428571" calcext:value-type="float">
            <text:p>152,0536</text:p>
          </table:table-cell>
          <table:table-cell table:style-name="ce42" table:formula="of:=([.D23]*1.5)/100" office:value-type="float" office:value="2.28080357142856" calcext:value-type="float">
            <text:p>2,2808</text:p>
          </table:table-cell>
          <table:table-cell table:style-name="ce42" office:value-type="float" office:value="156.576576576577" calcext:value-type="float">
            <text:p>156,5766</text:p>
          </table:table-cell>
          <table:table-cell table:style-name="ce42" table:formula="of:=([.F23]*1.5)/100" office:value-type="float" office:value="2.34864864864865" calcext:value-type="float">
            <text:p>2,3486</text:p>
          </table:table-cell>
          <table:table-cell table:style-name="ce42" office:value-type="float" office:value="147.5" calcext:value-type="float">
            <text:p>147,5000</text:p>
          </table:table-cell>
          <table:table-cell table:style-name="ce42" table:formula="of:=([.H23]*1.5)/100" office:value-type="float" office:value="2.2125" calcext:value-type="float">
            <text:p>2,2125</text:p>
          </table:table-cell>
          <table:table-cell table:style-name="ce42" office:value-type="float" office:value="161.219512195122" calcext:value-type="float">
            <text:p>161,2195</text:p>
          </table:table-cell>
          <table:table-cell table:style-name="ce42" table:formula="of:=([.J23]*1.5)/100" office:value-type="float" office:value="2.41829268292683" calcext:value-type="float">
            <text:p>2,4183</text:p>
          </table:table-cell>
          <table:table-cell table:style-name="ce42" office:value-type="float" office:value="111.153846153846" calcext:value-type="float">
            <text:p>111,1538</text:p>
          </table:table-cell>
          <table:table-cell table:style-name="ce42" table:formula="of:=([.L23]*1.5)/100" office:value-type="float" office:value="1.66730769230769" calcext:value-type="float">
            <text:p>1,6673</text:p>
          </table:table-cell>
          <table:table-cell table:style-name="ce42" office:value-type="float" office:value="106.730769230769" calcext:value-type="float">
            <text:p>106,7308</text:p>
          </table:table-cell>
          <table:table-cell table:style-name="ce42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42" office:value-type="float" office:value="11.6964285714286" calcext:value-type="float">
            <text:p>11,6964</text:p>
          </table:table-cell>
          <table:table-cell table:style-name="ce42" table:formula="of:=([.D24]*1.5)/100" office:value-type="float" office:value="0.175446428571429" calcext:value-type="float">
            <text:p>0,1754</text:p>
          </table:table-cell>
          <table:table-cell table:style-name="ce42" office:value-type="float" office:value="10.6306306306306" calcext:value-type="float">
            <text:p>10,6306</text:p>
          </table:table-cell>
          <table:table-cell table:style-name="ce42" table:formula="of:=([.F24]*1.5)/100" office:value-type="float" office:value="0.159459459459459" calcext:value-type="float">
            <text:p>0,1595</text:p>
          </table:table-cell>
          <table:table-cell table:style-name="ce42" office:value-type="float" office:value="12.7631578947368" calcext:value-type="float">
            <text:p>12,7632</text:p>
          </table:table-cell>
          <table:table-cell table:style-name="ce42" table:formula="of:=([.H24]*1.5)/100" office:value-type="float" office:value="0.191447368421052" calcext:value-type="float">
            <text:p>0,1914</text:p>
          </table:table-cell>
          <table:table-cell table:style-name="ce42" office:value-type="float" office:value="10.8943089430894" calcext:value-type="float">
            <text:p>10,8943</text:p>
          </table:table-cell>
          <table:table-cell table:style-name="ce42" table:formula="of:=([.J24]*1.5)/100" office:value-type="float" office:value="0.163414634146341" calcext:value-type="float">
            <text:p>0,1634</text:p>
          </table:table-cell>
          <table:table-cell table:style-name="ce42" office:value-type="float" office:value="12.1153846153846" calcext:value-type="float">
            <text:p>12,1154</text:p>
          </table:table-cell>
          <table:table-cell table:style-name="ce42" table:formula="of:=([.L24]*1.5)/100" office:value-type="float" office:value="0.181730769230769" calcext:value-type="float">
            <text:p>0,1817</text:p>
          </table:table-cell>
          <table:table-cell table:style-name="ce42" office:value-type="float" office:value="12.1153846153846" calcext:value-type="float">
            <text:p>12,1154</text:p>
          </table:table-cell>
          <table:table-cell table:style-name="ce42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2679</text:p>
          </table:table-cell>
          <table:table-cell table:style-name="ce4" office:value-type="string" calcext:value-type="string">
            <text:p>r_2115</text:p>
          </table:table-cell>
          <table:table-cell table:style-name="ce42" office:value-type="float" office:value="140.535714285714" calcext:value-type="float">
            <text:p>140,5357</text:p>
          </table:table-cell>
          <table:table-cell table:style-name="ce42" table:formula="of:=([.D25]*1.5)/100" office:value-type="float" office:value="2.10803571428571" calcext:value-type="float">
            <text:p>2,1080</text:p>
          </table:table-cell>
          <table:table-cell table:style-name="ce42" office:value-type="float" office:value="146.126126126126" calcext:value-type="float">
            <text:p>146,1261</text:p>
          </table:table-cell>
          <table:table-cell table:style-name="ce42" table:formula="of:=([.F25]*1.5)/100" office:value-type="float" office:value="2.19189189189189" calcext:value-type="float">
            <text:p>2,1919</text:p>
          </table:table-cell>
          <table:table-cell table:style-name="ce42" office:value-type="float" office:value="135" calcext:value-type="float">
            <text:p>135,0000</text:p>
          </table:table-cell>
          <table:table-cell table:style-name="ce42" table:formula="of:=([.H25]*1.5)/100" office:value-type="float" office:value="2.025" calcext:value-type="float">
            <text:p>2,0250</text:p>
          </table:table-cell>
          <table:table-cell table:style-name="ce42" office:value-type="float" office:value="150.569105691057" calcext:value-type="float">
            <text:p>150,5691</text:p>
          </table:table-cell>
          <table:table-cell table:style-name="ce42" table:formula="of:=([.J25]*1.5)/100" office:value-type="float" office:value="2.25853658536585" calcext:value-type="float">
            <text:p>2,2585</text:p>
          </table:table-cell>
          <table:table-cell table:style-name="ce42" office:value-type="float" office:value="99.2307692307692" calcext:value-type="float">
            <text:p>99,2308</text:p>
          </table:table-cell>
          <table:table-cell table:style-name="ce42" table:formula="of:=([.L25]*1.5)/100" office:value-type="float" office:value="1.48846153846154" calcext:value-type="float">
            <text:p>1,4885</text:p>
          </table:table-cell>
          <table:table-cell table:style-name="ce42" office:value-type="float" office:value="94.8076923076923" calcext:value-type="float">
            <text:p>94,8077</text:p>
          </table:table-cell>
          <table:table-cell table:style-name="ce42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42" office:value-type="float" office:value="7.85714285714286" calcext:value-type="float">
            <text:p>7,8571</text:p>
          </table:table-cell>
          <table:table-cell table:style-name="ce42" table:formula="of:=([.D26]*1.5)/100" office:value-type="float" office:value="0.117857142857143" calcext:value-type="float">
            <text:p>0,1179</text:p>
          </table:table-cell>
          <table:table-cell table:style-name="ce42" office:value-type="float" office:value="7.2972972972973" calcext:value-type="float">
            <text:p>7,2973</text:p>
          </table:table-cell>
          <table:table-cell table:style-name="ce42" table:formula="of:=([.F26]*1.5)/100" office:value-type="float" office:value="0.10945945945946" calcext:value-type="float">
            <text:p>0,1095</text:p>
          </table:table-cell>
          <table:table-cell table:style-name="ce42" office:value-type="float" office:value="8.42105263157895" calcext:value-type="float">
            <text:p>8,4211</text:p>
          </table:table-cell>
          <table:table-cell table:style-name="ce42" table:formula="of:=([.H26]*1.5)/100" office:value-type="float" office:value="0.126315789473684" calcext:value-type="float">
            <text:p>0,1263</text:p>
          </table:table-cell>
          <table:table-cell table:style-name="ce42" office:value-type="float" office:value="8.61788617886179" calcext:value-type="float">
            <text:p>8,6179</text:p>
          </table:table-cell>
          <table:table-cell table:style-name="ce42" table:formula="of:=([.J26]*1.5)/100" office:value-type="float" office:value="0.129268292682927" calcext:value-type="float">
            <text:p>0,1293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L26]*1.5)/100" office:value-type="float" office:value="0.100961538461538" calcext:value-type="float">
            <text:p>0,101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42" office:value-type="float" office:value="166.25" calcext:value-type="float">
            <text:p>166,2500</text:p>
          </table:table-cell>
          <table:table-cell table:style-name="ce42" table:formula="of:=([.D27]*1.5)/100" office:value-type="float" office:value="2.49375" calcext:value-type="float">
            <text:p>2,4938</text:p>
          </table:table-cell>
          <table:table-cell table:style-name="ce42" office:value-type="float" office:value="172.702702702703" calcext:value-type="float">
            <text:p>172,7027</text:p>
          </table:table-cell>
          <table:table-cell table:style-name="ce42" table:formula="of:=([.F27]*1.5)/100" office:value-type="float" office:value="2.59054054054054" calcext:value-type="float">
            <text:p>2,5905</text:p>
          </table:table-cell>
          <table:table-cell table:style-name="ce42" office:value-type="float" office:value="159.868421052632" calcext:value-type="float">
            <text:p>159,8684</text:p>
          </table:table-cell>
          <table:table-cell table:style-name="ce42" table:formula="of:=([.H27]*1.5)/100" office:value-type="float" office:value="2.39802631578948" calcext:value-type="float">
            <text:p>2,3980</text:p>
          </table:table-cell>
          <table:table-cell table:style-name="ce42" office:value-type="float" office:value="172.520325203252" calcext:value-type="float">
            <text:p>172,5203</text:p>
          </table:table-cell>
          <table:table-cell table:style-name="ce42" table:formula="of:=([.J27]*1.5)/100" office:value-type="float" office:value="2.58780487804878" calcext:value-type="float">
            <text:p>2,5878</text:p>
          </table:table-cell>
          <table:table-cell table:style-name="ce42" office:value-type="float" office:value="170.961538461538" calcext:value-type="float">
            <text:p>170,9615</text:p>
          </table:table-cell>
          <table:table-cell table:style-name="ce42" table:formula="of:=([.L27]*1.5)/100" office:value-type="float" office:value="2.56442307692307" calcext:value-type="float">
            <text:p>2,5644</text:p>
          </table:table-cell>
          <table:table-cell table:style-name="ce42" office:value-type="float" office:value="169.423076923077" calcext:value-type="float">
            <text:p>169,4231</text:p>
          </table:table-cell>
          <table:table-cell table:style-name="ce42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42" office:value-type="float" office:value="0.982142857142857" calcext:value-type="float">
            <text:p>0,9821</text:p>
          </table:table-cell>
          <table:table-cell table:style-name="ce42" table:formula="of:=([.D28]*1.5)/100" office:value-type="float" office:value="0.0147321428571429" calcext:value-type="float">
            <text:p>0,0147</text:p>
          </table:table-cell>
          <table:table-cell table:style-name="ce42" office:value-type="float" office:value="1.89189189189189" calcext:value-type="float">
            <text:p>1,8919</text:p>
          </table:table-cell>
          <table:table-cell table:style-name="ce42" table:formula="of:=([.F28]*1.5)/100" office:value-type="float" office:value="0.0283783783783784" calcext:value-type="float">
            <text:p>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28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28]*1.5)/100" office:value-type="float" office:value="0" calcext:value-type="float">
            <text:p>0,0000</text:p>
          </table:table-cell>
          <table:table-cell table:style-name="ce42" office:value-type="float" office:value="40.1923076923077" calcext:value-type="float">
            <text:p>40,1923</text:p>
          </table:table-cell>
          <table:table-cell table:style-name="ce42" table:formula="of:=([.L28]*1.5)/100" office:value-type="float" office:value="0.602884615384615" calcext:value-type="float">
            <text:p>0,6029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N28]*1.5)/100" office:value-type="float" office:value="0.646153846153847" calcext:value-type="float">
            <text:p>0,6462</text:p>
          </table:table-cell>
          <table:table-cell table:style-name="ce46" table:number-columns-repeated="2"/>
          <table:table-cell table:number-columns-repeated="1007"/>
        </table:table-row>
        <table:table-row table:style-name="ro4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29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29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29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29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29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</text:p>
          </table:table-cell>
          <table:table-cell table:style-name="ce4" office:value-type="string" calcext:value-type="string">
            <text:p>r_0958</text:p>
          </table:table-cell>
          <table:table-cell table:style-name="ce42" office:value-type="float" office:value="8.21428571428572" calcext:value-type="float">
            <text:p>8,2143</text:p>
          </table:table-cell>
          <table:table-cell table:style-name="ce42" table:formula="of:=([.D30]*1.5)/100" office:value-type="float" office:value="0.123214285714286" calcext:value-type="float">
            <text:p>0,1232</text:p>
          </table:table-cell>
          <table:table-cell table:style-name="ce42" office:value-type="float" office:value="9.63963963963964" calcext:value-type="float">
            <text:p>9,6396</text:p>
          </table:table-cell>
          <table:table-cell table:style-name="ce42" table:formula="of:=([.F30]*1.5)/100" office:value-type="float" office:value="0.144594594594595" calcext:value-type="float">
            <text:p>0,1446</text:p>
          </table:table-cell>
          <table:table-cell table:style-name="ce42" office:value-type="float" office:value="6.8421052631579" calcext:value-type="float">
            <text:p>6,8421</text:p>
          </table:table-cell>
          <table:table-cell table:style-name="ce42" table:formula="of:=([.H30]*1.5)/100" office:value-type="float" office:value="0.102631578947368" calcext:value-type="float">
            <text:p>0,1026</text:p>
          </table:table-cell>
          <table:table-cell table:style-name="ce42" office:value-type="float" office:value="8.3739837398374" calcext:value-type="float">
            <text:p>8,3740</text:p>
          </table:table-cell>
          <table:table-cell table:style-name="ce42" table:formula="of:=([.J30]*1.5)/100" office:value-type="float" office:value="0.125609756097561" calcext:value-type="float">
            <text:p>0,1256</text:p>
          </table:table-cell>
          <table:table-cell table:style-name="ce42" office:value-type="float" office:value="13.4615384615385" calcext:value-type="float">
            <text:p>13,4615</text:p>
          </table:table-cell>
          <table:table-cell table:style-name="ce42" table:formula="of:=([.L30]*1.5)/100" office:value-type="float" office:value="0.201923076923077" calcext:value-type="float">
            <text:p>0,2019</text:p>
          </table:table-cell>
          <table:table-cell table:style-name="ce42" office:value-type="float" office:value="15.7692307692308" calcext:value-type="float">
            <text:p>15,7692</text:p>
          </table:table-cell>
          <table:table-cell table:style-name="ce42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42" office:value-type="float" office:value="3.39285714285714" calcext:value-type="float">
            <text:p>3,3929</text:p>
          </table:table-cell>
          <table:table-cell table:style-name="ce42" table:formula="of:=([.D31]*1.5)/100" office:value-type="float" office:value="0.0508928571428571" calcext:value-type="float">
            <text:p>0,0509</text:p>
          </table:table-cell>
          <table:table-cell table:style-name="ce42" office:value-type="float" office:value="3.78378378378378" calcext:value-type="float">
            <text:p>3,7838</text:p>
          </table:table-cell>
          <table:table-cell table:style-name="ce42" table:formula="of:=([.F31]*1.5)/100" office:value-type="float" office:value="0.0567567567567567" calcext:value-type="float">
            <text:p>0,0568</text:p>
          </table:table-cell>
          <table:table-cell table:style-name="ce42" office:value-type="float" office:value="2.89473684210526" calcext:value-type="float">
            <text:p>2,8947</text:p>
          </table:table-cell>
          <table:table-cell table:style-name="ce42" table:formula="of:=([.H31]*1.5)/100" office:value-type="float" office:value="0.0434210526315789" calcext:value-type="float">
            <text:p>0,0434</text:p>
          </table:table-cell>
          <table:table-cell table:style-name="ce42" office:value-type="float" office:value="0.48780487804878" calcext:value-type="float">
            <text:p>0,4878</text:p>
          </table:table-cell>
          <table:table-cell table:style-name="ce42" table:formula="of:=([.J31]*1.5)/100" office:value-type="float" office:value="0.0073170731707317" calcext:value-type="float">
            <text:p>0,0073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L31]*1.5)/100" office:value-type="float" office:value="0.646153846153847" calcext:value-type="float">
            <text:p>0,6462</text:p>
          </table:table-cell>
          <table:table-cell table:style-name="ce42" office:value-type="float" office:value="43.6538461538462" calcext:value-type="float">
            <text:p>43,6538</text:p>
          </table:table-cell>
          <table:table-cell table:style-name="ce42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42" office:value-type="float" office:value="5.44642857142857" calcext:value-type="float">
            <text:p>5,4464</text:p>
          </table:table-cell>
          <table:table-cell table:style-name="ce42" table:formula="of:=([.D32]*1.5)/100" office:value-type="float" office:value="0.0816964285714286" calcext:value-type="float">
            <text:p>0,0817</text:p>
          </table:table-cell>
          <table:table-cell table:style-name="ce42" office:value-type="float" office:value="5.4954954954955" calcext:value-type="float">
            <text:p>5,4955</text:p>
          </table:table-cell>
          <table:table-cell table:style-name="ce42" table:formula="of:=([.F32]*1.5)/100" office:value-type="float" office:value="0.0824324324324325" calcext:value-type="float">
            <text:p>0,0824</text:p>
          </table:table-cell>
          <table:table-cell table:style-name="ce42" office:value-type="float" office:value="5.39473684210526" calcext:value-type="float">
            <text:p>5,3947</text:p>
          </table:table-cell>
          <table:table-cell table:style-name="ce42" table:formula="of:=([.H32]*1.5)/100" office:value-type="float" office:value="0.0809210526315789" calcext:value-type="float">
            <text:p>0,0809</text:p>
          </table:table-cell>
          <table:table-cell table:style-name="ce42" office:value-type="float" office:value="5.20325203252033" calcext:value-type="float">
            <text:p>5,2033</text:p>
          </table:table-cell>
          <table:table-cell table:style-name="ce42" table:formula="of:=([.J32]*1.5)/100" office:value-type="float" office:value="0.078048780487805" calcext:value-type="float">
            <text:p>0,078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L32]*1.5)/100" office:value-type="float" office:value="0.100961538461538" calcext:value-type="float">
            <text:p>0,101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4">
          <table:table-cell table:number-columns-repeated="6"/>
          <table:table-cell table:style-name="ce2"/>
          <table:table-cell table:number-columns-repeated="2"/>
          <table:table-cell table:style-name="ce5"/>
          <table:table-cell table:style-name="ce1"/>
          <table:table-cell table:style-name="ce46"/>
          <table:table-cell/>
          <table:table-cell table:style-name="ce46" table:number-columns-repeated="4"/>
          <table:table-cell table:number-columns-repeated="1007"/>
        </table:table-row>
        <table:table-row table:style-name="ro4" table:number-rows-repeated="2">
          <table:table-cell table:style-name="ce2"/>
          <table:table-cell table:number-columns-repeated="8"/>
          <table:table-cell table:style-name="ce3"/>
          <table:table-cell table:style-name="ce44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4">
          <table:table-cell table:style-name="ce1"/>
          <table:table-cell table:style-name="ce4" table:number-columns-repeated="2"/>
          <table:table-cell table:number-columns-repeated="6"/>
          <table:table-cell table:style-name="ce3"/>
          <table:table-cell table:style-name="ce44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4">
          <table:table-cell table:style-name="ce1"/>
          <table:table-cell table:style-name="ce4" table:number-columns-repeated="2"/>
          <table:table-cell table:number-columns-repeated="6"/>
          <table:table-cell table:style-name="ce43"/>
          <table:table-cell table:style-name="ce45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4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4" table:number-rows-repeated="2">
          <table:table-cell table:style-name="ce2"/>
          <table:table-cell table:number-columns-repeated="102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¥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0" loext:min-decimal-places="0" number:min-integer-digits="0"/>
    </number:number-style>
    <number:number-style style:name="N146">
      <number:number number:decimal-places="4" loext:min-decimal-places="4" number:min-integer-digits="0"/>
    </number:number-style>
    <number:number-style style:name="N147">
      <number:number number:decimal-places="5" loext:min-decimal-places="5" number:min-integer-digits="0"/>
    </number:number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7-12-18T12:06:35.930944390</dc:date>
    <meta:editing-cycles>18</meta:editing-cycles>
    <meta:editing-duration>PT2H31M26S</meta:editing-duration>
    <meta:document-statistic meta:table-count="9" meta:cell-count="47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